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O.Cist.2" svg:font-family="'Linux Libertine S.O.Cist.'"/>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lka1" style:family="table">
      <style:table-properties style:width="18.904cm" fo:margin-left="-0.684cm" fo:margin-top="0cm" fo:margin-bottom="0cm" table:align="left" style:writing-mode="lr-tb"/>
    </style:style>
    <style:style style:name="Tabulka1.A" style:family="table-column">
      <style:table-column-properties style:column-width="9.372cm"/>
    </style:style>
    <style:style style:name="Tabulka1.B" style:family="table-column">
      <style:table-column-properties style:column-width="9.532cm"/>
    </style:style>
    <style:style style:name="Tabulka1.1" style:family="table-row">
      <style:table-row-properties fo:keep-together="auto"/>
    </style:style>
    <style:style style:name="Tabulka1.A1" style:family="table-cell">
      <style:table-cell-properties fo:padding-left="0.199cm" fo:padding-right="0.199cm" fo:padding-top="0.101cm" fo:padding-bottom="0.101cm" fo:border="none"/>
    </style:style>
    <style:style style:name="P1" style:family="paragraph" style:parent-style-name="Standard">
      <style:text-properties officeooo:paragraph-rsid="0001b9f5"/>
    </style:style>
    <style:style style:name="P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1b9f5" style:font-size-asian="12pt" style:font-size-complex="12pt" fo:hyphenate="true" fo:hyphenation-remain-char-count="2" fo:hyphenation-push-char-count="2" loext:hyphenation-no-caps="false"/>
    </style:style>
    <style:style style:name="P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1b9f5" style:font-size-asian="12pt" fo:hyphenate="true" fo:hyphenation-remain-char-count="2" fo:hyphenation-push-char-count="2" loext:hyphenation-no-caps="false"/>
    </style:style>
    <style:style style:name="P4"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1b9f5" style:font-size-asian="12pt"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1b9f5"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3"/>
      <style:text-properties style:font-name="Linux Libertine S.O.Cist.1" fo:font-size="12pt" officeooo:paragraph-rsid="0001b9f5" style:font-size-asian="12pt"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01b9f5" style:font-size-asian="12pt" fo:hyphenate="true" fo:hyphenation-remain-char-count="2" fo:hyphenation-push-char-count="2" loext:hyphenation-no-caps="false"/>
    </style:style>
    <style:style style:name="P9" style:family="paragraph" style:parent-style-name="Table_20_Contents">
      <style:paragraph-properties fo:text-align="center" style:justify-single-word="false" fo:hyphenation-ladder-count="3"/>
      <style:text-properties style:font-name="Linux Libertine S.O.Cist.1" fo:language="cs" fo:country="CZ" officeooo:paragraph-rsid="0003ab16"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line-height="115%" fo:text-align="center" style:justify-single-word="false" fo:hyphenation-ladder-count="3"/>
      <style:text-properties style:font-name="Linux Libertine S.O.Cist.1" officeooo:paragraph-rsid="0001b9f5" fo:hyphenate="true" fo:hyphenation-remain-char-count="2" fo:hyphenation-push-char-count="2" loext:hyphenation-no-caps="false"/>
    </style:style>
    <style:style style:name="P11" style:family="paragraph" style:parent-style-name="Table_20_Contents">
      <style:paragraph-properties fo:text-align="center" style:justify-single-word="false" fo:hyphenation-ladder-count="3"/>
      <style:text-properties style:font-name="Linux Libertine S.O.Cist.1" officeooo:paragraph-rsid="0001b9f5"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1b9f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3"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1b9f5"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9dcb2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1b9f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officeooo:paragraph-rsid="002e1fe0" style:font-size-asian="12pt" style:language-asian="zh" style:country-asian="CN" style:language-complex="hi" style:country-complex="IN"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officeooo:rsid="0022df10" officeooo:paragraph-rsid="0003ab16" style:font-size-asian="12pt" style:language-asian="zh" style:country-asian="CN" style:language-complex="hi" style:country-complex="IN"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000000" loext:opacity="100%" style:font-name="Bookman BT S.O.Cist." fo:font-size="13pt" fo:language="la" fo:country="VA" officeooo:rsid="0004c5ac" officeooo:paragraph-rsid="0004c5ac" style:font-size-asian="13pt" style:language-asian="zh" style:country-asian="CN" style:font-size-complex="13pt" style:language-complex="hi" style:country-complex="IN"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fo:color="#000000" loext:opacity="100%" style:font-name="Bookman BT S.O.Cist." fo:font-size="12pt" fo:language="la" fo:country="VA" officeooo:rsid="0004c5ac" officeooo:paragraph-rsid="0004c5ac" style:font-size-asian="12pt" style:language-asian="zh" style:country-asian="CN" style:font-size-complex="13pt" style:language-complex="hi" style:country-complex="IN" fo:hyphenate="true" fo:hyphenation-remain-char-count="2" fo:hyphenation-push-char-count="2" loext:hyphenation-no-caps="false"/>
    </style:style>
    <style:style style:name="P22" style:family="paragraph" style:parent-style-name="Table_20_Contents">
      <style:paragraph-properties fo:text-align="center" style:justify-single-word="false" fo:hyphenation-ladder-count="3"/>
      <style:text-properties style:use-window-font-color="true" loext:opacity="0%" style:font-name="Bookman BT S.O.Cist." fo:font-size="13pt" fo:language="la" fo:country="VA" officeooo:rsid="0004c5ac" officeooo:paragraph-rsid="0004c5ac" style:font-size-asian="13pt" style:language-asian="zh" style:country-asian="CN" style:font-size-complex="13pt" style:language-complex="hi" style:country-complex="IN" fo:hyphenate="true" fo:hyphenation-remain-char-count="2" fo:hyphenation-push-char-count="2" loext:hyphenation-no-caps="false"/>
    </style:style>
    <style:style style:name="P23" style:family="paragraph" style:parent-style-name="Table_20_Contents">
      <style:paragraph-properties fo:text-align="center" style:justify-single-word="false" fo:hyphenation-ladder-count="3"/>
      <style:text-properties style:use-window-font-color="true" loext:opacity="0%" style:font-name="Bookman BT S.O.Cist." fo:font-size="13pt" fo:language="la" fo:country="VA" officeooo:rsid="0004c5ac" officeooo:paragraph-rsid="0014a4a0" style:font-size-asian="13pt" style:language-asian="zh" style:country-asian="CN" style:font-size-complex="13pt" style:language-complex="hi" style:country-complex="IN"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style:use-window-font-color="true" loext:opacity="0%" style:font-name="Bookman BT S.O.Cist." fo:font-size="13pt" fo:language="cs" fo:country="CZ" officeooo:rsid="0003ab16" officeooo:paragraph-rsid="0003ab16" style:font-size-asian="13pt" style:language-asian="zh" style:country-asian="CN" style:font-size-complex="13pt" style:language-complex="hi" style:country-complex="IN" fo:hyphenate="true" fo:hyphenation-remain-char-count="2" fo:hyphenation-push-char-count="2" loext:hyphenation-no-caps="false"/>
    </style:style>
    <style:style style:name="P25" style:family="paragraph" style:parent-style-name="Table_20_Contents">
      <style:paragraph-properties fo:line-height="115%" fo:text-align="center" style:justify-single-word="false" fo:hyphenation-ladder-count="3"/>
      <style:text-properties style:use-window-font-color="true" loext:opacity="0%" style:font-name="Bookman BT S.O.Cist.:liga=0" fo:font-size="14pt" fo:letter-spacing="0.018cm" fo:language="la" fo:country="VA" fo:font-weight="normal" officeooo:rsid="00880302" officeooo:paragraph-rsid="00880302"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style:use-window-font-color="true" loext:opacity="0%" style:font-name="Linux Libertine S.O.Cist.1" fo:language="cs" fo:country="CZ" officeooo:paragraph-rsid="0003ab16" style:language-asian="zh" style:country-asian="CN" style:language-complex="hi" style:country-complex="IN" fo:hyphenate="true" fo:hyphenation-remain-char-count="2" fo:hyphenation-push-char-count="2" loext:hyphenation-no-caps="false"/>
    </style:style>
    <style:style style:name="P28" style:family="paragraph" style:parent-style-name="Table_20_Contents">
      <style:paragraph-properties fo:line-height="115%" fo:text-align="center" style:justify-single-word="false" fo:hyphenation-ladder-count="3"/>
      <style:text-properties fo:color="#ff0000" loext:opacity="100%" style:font-name="Linux Libertine S.O.Cist.1" fo:font-size="12pt" fo:letter-spacing="0.018cm" fo:language="la" fo:country="VA" fo:font-weight="normal" officeooo:rsid="00880302" officeooo:paragraph-rsid="00880302"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1b9f5"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officeooo:paragraph-rsid="0001b9f5" style:font-size-asian="12pt"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3ab16" style:font-size-asian="12pt" style:language-asian="zh" style:country-asian="CN" style:language-complex="hi" style:country-complex="IN"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003ab16" officeooo:paragraph-rsid="0003ab16" style:font-size-asian="12pt" style:language-asian="zh" style:country-asian="CN" style:language-complex="hi" style:country-complex="IN"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3ab16"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5"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rsid="000f3b31" officeooo:paragraph-rsid="000f3b31"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rsid="0003ab16" officeooo:paragraph-rsid="0003ab16" style:font-size-asian="12pt" style:language-asian="zh" style:country-asian="CN" style:language-complex="hi" style:country-complex="IN" fo:hyphenate="true" fo:hyphenation-remain-char-count="2" fo:hyphenation-push-char-count="2" loext:hyphenation-no-caps="false"/>
    </style:style>
    <style:style style:name="P3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1b9f5" style:font-size-asian="12pt" style:font-size-complex="12pt"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0847cf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9"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08aca8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08b916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907e4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909a0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1b9f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style:font-name="Bookman BT S.O.Cist.:liga=0" fo:font-size="12pt" fo:letter-spacing="0.018cm" fo:language="la" fo:country="VA" fo:font-weight="normal" officeooo:paragraph-rsid="00847cf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01b9f5"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907e4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font-name="Bookman BT S.O.Cist.:liga=0" fo:font-size="13pt" fo:language="la" fo:country="VA" fo:font-weight="normal" officeooo:rsid="0003ab16" officeooo:paragraph-rsid="0001b9f5"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font-name="Bookman BT S.O.Cist.:liga=0" fo:font-size="13pt" fo:language="cs" fo:country="CZ" fo:font-weight="normal" officeooo:rsid="0003ab16" officeooo:paragraph-rsid="0003ab16"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49" style:family="paragraph" style:parent-style-name="Table_20_Contents">
      <style:paragraph-properties fo:line-height="115%" fo:text-align="center" style:justify-single-word="false" fo:hyphenation-ladder-count="3"/>
      <style:text-properties style:font-name="Cloister" fo:font-size="22pt" officeooo:paragraph-rsid="0001b9f5" style:font-size-asian="16pt" style:font-size-complex="16pt" fo:hyphenate="true" fo:hyphenation-remain-char-count="2" fo:hyphenation-push-char-count="2" loext:hyphenation-no-caps="false"/>
    </style:style>
    <style:style style:name="P50" style:family="paragraph" style:parent-style-name="Table_20_Contents">
      <style:paragraph-properties fo:line-height="115%" fo:text-align="center" style:justify-single-word="false" fo:hyphenation-ladder-count="3"/>
      <style:text-properties style:font-name="Cloister" fo:font-size="18pt" officeooo:paragraph-rsid="0001b9f5" style:font-size-asian="16pt" style:font-size-complex="16pt" fo:hyphenate="true" fo:hyphenation-remain-char-count="2" fo:hyphenation-push-char-count="2" loext:hyphenation-no-caps="false"/>
    </style:style>
    <style:style style:name="P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1b9f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1b9f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1b9f5" style:font-size-asian="12pt" style:font-size-complex="12pt" fo:hyphenate="true" fo:hyphenation-remain-char-count="2" fo:hyphenation-push-char-count="2" loext:hyphenation-no-caps="false"/>
    </style:style>
    <style:style style:name="P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59622" style:font-size-asian="12pt" style:font-size-complex="12pt"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8da8c" style:font-size-asian="12pt" style:font-size-complex="12pt"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199c8" style:font-size-asian="12pt" style:font-size-complex="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20121" style:font-size-asian="12pt" style:font-size-complex="12pt"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49e9a0" style:font-size-asian="12pt" style:font-size-complex="12pt"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6962b2" style:font-size-asian="12pt" style:font-size-complex="12pt" fo:hyphenate="true" fo:hyphenation-remain-char-count="2" fo:hyphenation-push-char-count="2" loext:hyphenation-no-caps="false"/>
    </style:style>
    <style:style style:name="P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01b9f5" style:font-size-asian="12pt" style:font-size-complex="12pt"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177136" style:font-size-asian="12pt" style:font-size-complex="12pt"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177136" officeooo:paragraph-rsid="00320121" style:font-size-asian="12pt" style:font-size-complex="12pt"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177136" officeooo:paragraph-rsid="006de684" style:font-size-asian="12pt" style:font-size-complex="12pt"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d6b4a"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e5019"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36d2"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88a1eb" style:font-size-asian="12pt" style:font-size-complex="12pt"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1b9f5" style:font-size-asian="12pt" style:font-size-complex="12pt" fo:hyphenate="true" fo:hyphenation-remain-char-count="2" fo:hyphenation-push-char-count="2" loext:hyphenation-no-caps="false"/>
    </style:style>
    <style:style style:name="P6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153dcb" style:font-size-asian="12pt" style:font-size-complex="12pt"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199c8" style:font-size-asian="12pt" style:font-size-complex="12pt"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68b1fb" style:font-size-asian="12pt" style:font-size-complex="12pt"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001b9f5"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022b524"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01b9f5"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295bec"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2a5242"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tyle="normal" officeooo:rsid="001d74f7" officeooo:paragraph-rsid="0001b9f5" style:font-style-asian="normal" style:font-style-complex="normal"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tyle="normal" officeooo:rsid="00330319" officeooo:paragraph-rsid="00330319" style:font-style-asian="normal" style:font-style-complex="normal"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1ba99" officeooo:paragraph-rsid="0001b9f5"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1ba99" officeooo:paragraph-rsid="002a5242"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fo:font-style="normal" officeooo:rsid="0022df10" officeooo:paragraph-rsid="0001b9f5"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01b9f5" style:font-size-asian="12pt" style:font-style-asian="normal" style:font-style-complex="normal"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01b9f5" style:font-size-asian="12pt" style:font-style-asian="normal" style:font-style-complex="normal" fo:hyphenate="true" fo:hyphenation-remain-char-count="2" fo:hyphenation-push-char-count="2" loext:hyphenation-no-caps="false"/>
    </style:style>
    <style:style style:name="P8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0b46d8" style:font-size-asian="12pt"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0cfcd8" style:font-size-asian="12pt"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3d932d" style:font-size-asian="12pt"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331718" officeooo:paragraph-rsid="00295bec" style:font-size-asian="12pt" style:font-size-complex="12pt"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officeooo:rsid="00330319" officeooo:paragraph-rsid="0022b524" style:font-size-asian="12pt" style:font-size-complex="12pt" fo:hyphenate="true" fo:hyphenation-remain-char-count="2" fo:hyphenation-push-char-count="2" loext:hyphenation-no-caps="false"/>
    </style:style>
    <style:style style:name="P8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37ff20" officeooo:paragraph-rsid="0075fddd" style:font-size-asian="12pt" fo:hyphenate="true" fo:hyphenation-remain-char-count="2" fo:hyphenation-push-char-count="2" loext:hyphenation-no-caps="false"/>
    </style:style>
    <style:style style:name="P9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rsid="00239bba" officeooo:paragraph-rsid="00080e34" style:language-asian="zh" style:country-asian="CN" style:language-complex="hi" style:country-complex="IN" fo:hyphenate="true" fo:hyphenation-remain-char-count="2" fo:hyphenation-push-char-count="2" loext:hyphenation-no-caps="false"/>
    </style:style>
    <style:style style:name="P9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rsid="00239bba" officeooo:paragraph-rsid="0008a409" style:language-asian="zh" style:country-asian="CN" style:language-complex="hi" style:country-complex="IN" fo:hyphenate="true" fo:hyphenation-remain-char-count="2" fo:hyphenation-push-char-count="2" loext:hyphenation-no-caps="false"/>
    </style:style>
    <style:style style:name="P9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officeooo:rsid="0026e327" officeooo:paragraph-rsid="00080e34"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officeooo:rsid="0026e327" officeooo:paragraph-rsid="000a8d82"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officeooo:rsid="0025253f" officeooo:paragraph-rsid="0008a409"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0b46d8" fo:hyphenate="true" fo:hyphenation-remain-char-count="2" fo:hyphenation-push-char-count="2" loext:hyphenation-no-caps="false"/>
    </style:style>
    <style:style style:name="P9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080e34" fo:hyphenate="true" fo:hyphenation-remain-char-count="2" fo:hyphenation-push-char-count="2" loext:hyphenation-no-caps="false"/>
    </style:style>
    <style:style style:name="P9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1df8aa"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1f1476"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39bc47"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500371"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740cb6"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53956e"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239bba" officeooo:paragraph-rsid="007b0be6" fo:hyphenate="true" fo:hyphenation-remain-char-count="2" fo:hyphenation-push-char-count="2" loext:hyphenation-no-caps="false"/>
    </style:style>
    <style:style style:name="P10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0b46d8"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1d0239"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1df8aa" fo:hyphenate="true" fo:hyphenation-remain-char-count="2" fo:hyphenation-push-char-count="2" loext:hyphenation-no-caps="false"/>
    </style:style>
    <style:style style:name="P10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3ba2ff" fo:hyphenate="true" fo:hyphenation-remain-char-count="2" fo:hyphenation-push-char-count="2" loext:hyphenation-no-caps="false"/>
    </style:style>
    <style:style style:name="P10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3d932d"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526a08"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566674" fo:hyphenate="true" fo:hyphenation-remain-char-count="2" fo:hyphenation-push-char-count="2" loext:hyphenation-no-caps="false"/>
    </style:style>
    <style:style style:name="P11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75fddd" fo:hyphenate="true" fo:hyphenation-remain-char-count="2" fo:hyphenation-push-char-count="2" loext:hyphenation-no-caps="false"/>
    </style:style>
    <style:style style:name="P11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78b493"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7e1a58"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8054f7"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0b46d8" fo:hyphenate="true" fo:hyphenation-remain-char-count="2" fo:hyphenation-push-char-count="2" loext:hyphenation-no-caps="false"/>
    </style:style>
    <style:style style:name="P11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1c2cba"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1df8aa"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37ff20" fo:hyphenate="true" fo:hyphenation-remain-char-count="2" fo:hyphenation-push-char-count="2" loext:hyphenation-no-caps="false"/>
    </style:style>
    <style:style style:name="P11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39bc47"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516a45" fo:hyphenate="true" fo:hyphenation-remain-char-count="2" fo:hyphenation-push-char-count="2" loext:hyphenation-no-caps="false"/>
    </style:style>
    <style:style style:name="P12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55288f"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7c92aa"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1b9f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a2a4fb"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5"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a95b86"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065b4e" style:font-size-asian="12pt" style:language-asian="zh" style:country-asian="CN" style:language-complex="hi" style:country-complex="IN"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12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129"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officeooo:paragraph-rsid="00909a06" style:font-size-asian="12pt" style:language-asian="zh" style:country-asian="CN" style:language-complex="hi" style:country-complex="IN" fo:hyphenate="true" fo:hyphenation-remain-char-count="2" fo:hyphenation-push-char-count="2" loext:hyphenation-no-caps="false"/>
    </style:style>
    <style:style style:name="P130"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01b9f5"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31" style:family="paragraph" style:parent-style-name="Table_20_Contents">
      <style:paragraph-properties fo:text-align="center" style:justify-single-word="false" fo:hyphenation-ladder-count="3">
        <style:drop-cap style:lines="3" style:style-name="Iniciály_20_Velké"/>
      </style:paragraph-properties>
      <style:text-properties fo:color="#000000" loext:opacity="100%" style:font-name="Bookman BT S.O.Cist." fo:font-size="13pt" fo:language="la" fo:country="VA" fo:font-style="normal" officeooo:rsid="0004c5ac" officeooo:paragraph-rsid="0039acf4" style:font-size-asian="13pt" style:language-asian="zh" style:country-asian="CN" style:font-style-asian="normal" style:font-size-complex="13pt" style:language-complex="hi" style:country-complex="IN" style:font-style-complex="normal"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drop-cap style:lines="2" style:style-name="Drop_20_Caps"/>
      </style:paragraph-properties>
      <style:text-properties officeooo:paragraph-rsid="00080e34" fo:hyphenate="true" fo:hyphenation-remain-char-count="2" fo:hyphenation-push-char-count="2" loext:hyphenation-no-caps="false"/>
    </style:style>
    <style:style style:name="P133" style:family="paragraph" style:parent-style-name="Table_20_Contents">
      <style:paragraph-properties fo:text-align="justify" style:justify-single-word="false" fo:hyphenation-ladder-count="3">
        <style:drop-cap style:lines="2" style:style-name="Drop_20_Caps"/>
      </style:paragraph-properties>
      <style:text-properties officeooo:paragraph-rsid="002a5242" fo:hyphenate="true" fo:hyphenation-remain-char-count="2" fo:hyphenation-push-char-count="2" loext:hyphenation-no-caps="false"/>
    </style:style>
    <style:style style:name="P134" style:family="paragraph" style:parent-style-name="Table_20_Contents">
      <style:paragraph-properties fo:text-align="justify" style:justify-single-word="false" fo:hyphenation-ladder-count="3">
        <style:drop-cap style:lines="2" style:style-name="Drop_20_Caps"/>
      </style:paragraph-properties>
      <style:text-properties officeooo:paragraph-rsid="0001b9f5" fo:hyphenate="true" fo:hyphenation-remain-char-count="2" fo:hyphenation-push-char-count="2" loext:hyphenation-no-caps="false"/>
    </style:style>
    <style:style style:name="P135" style:family="paragraph" style:parent-style-name="Table_20_Contents">
      <style:paragraph-properties fo:text-align="justify" style:justify-single-word="false" fo:hyphenation-ladder-count="3">
        <style:drop-cap style:lines="2" style:style-name="Drop_20_Caps"/>
      </style:paragraph-properties>
      <style:text-properties officeooo:paragraph-rsid="00330319" fo:hyphenate="true" fo:hyphenation-remain-char-count="2" fo:hyphenation-push-char-count="2" loext:hyphenation-no-caps="false"/>
    </style:style>
    <style:style style:name="P13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990023" fo:hyphenate="true" fo:hyphenation-remain-char-count="2" fo:hyphenation-push-char-count="2" loext:hyphenation-no-caps="false"/>
    </style:style>
    <style:style style:name="P137" style:family="paragraph" style:parent-style-name="Table_20_Contents">
      <style:paragraph-properties fo:text-align="justify" style:justify-single-word="false" fo:hyphenation-ladder-count="3">
        <style:drop-cap style:lines="2" style:style-name="Drop_20_Caps"/>
      </style:paragraph-properties>
      <style:text-properties officeooo:paragraph-rsid="00295bec" fo:hyphenate="true" fo:hyphenation-remain-char-count="2" fo:hyphenation-push-char-count="2" loext:hyphenation-no-caps="false"/>
    </style:style>
    <style:style style:name="P13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cfcd8" fo:hyphenate="true" fo:hyphenation-remain-char-count="2" fo:hyphenation-push-char-count="2" loext:hyphenation-no-caps="false"/>
    </style:style>
    <style:style style:name="P13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22b524" fo:hyphenate="true" fo:hyphenation-remain-char-count="2" fo:hyphenation-push-char-count="2" loext:hyphenation-no-caps="false"/>
    </style:style>
    <style:style style:name="P14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3d932d" fo:hyphenate="true" fo:hyphenation-remain-char-count="2" fo:hyphenation-push-char-count="2" loext:hyphenation-no-caps="false"/>
    </style:style>
    <style:style style:name="P14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53956e" fo:hyphenate="true" fo:hyphenation-remain-char-count="2" fo:hyphenation-push-char-count="2" loext:hyphenation-no-caps="false"/>
    </style:style>
    <style:style style:name="P14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83b2b"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3">
        <style:drop-cap style:lines="3" style:style-name="Iniciály_20_Velké"/>
      </style:paragraph-properties>
      <style:text-properties style:use-window-font-color="true" loext:opacity="0%" style:font-name="Bookman BT S.O.Cist." fo:font-size="12pt" fo:language="cs" fo:country="CZ" fo:font-style="normal" officeooo:rsid="0022df10" officeooo:paragraph-rsid="0004c5ac" style:font-size-asian="12pt" style:language-asian="zh" style:country-asian="CN" style:font-style-asian="normal" style:font-size-complex="13pt" style:language-complex="hi" style:country-complex="IN" style:font-style-complex="normal" fo:hyphenate="true" fo:hyphenation-remain-char-count="2" fo:hyphenation-push-char-count="2" loext:hyphenation-no-caps="false"/>
    </style:style>
    <style:style style:name="P144" style:family="paragraph" style:parent-style-name="Table_20_Contents">
      <style:paragraph-properties fo:text-align="center" style:justify-single-word="false" fo:hyphenation-ladder-count="3">
        <style:drop-cap style:lines="3" style:style-name="Iniciály_20_Velké"/>
      </style:paragraph-properties>
      <style:text-properties style:use-window-font-color="true" loext:opacity="0%" style:font-name="Bookman BT S.O.Cist." fo:font-size="12pt" fo:language="la" fo:country="VA" fo:font-style="normal" officeooo:rsid="0022df10" officeooo:paragraph-rsid="0004c5ac" style:font-size-asian="12pt" style:language-asian="zh" style:country-asian="CN" style:font-style-asian="normal" style:font-size-complex="13pt" style:language-complex="hi" style:country-complex="IN" style:font-style-complex="normal" fo:hyphenate="true" fo:hyphenation-remain-char-count="2" fo:hyphenation-push-char-count="2" loext:hyphenation-no-caps="false"/>
    </style:style>
    <style:style style:name="P145" style:family="paragraph" style:parent-style-name="Table_20_Contents">
      <style:paragraph-properties fo:text-align="center" style:justify-single-word="false" fo:hyphenation-ladder-count="3">
        <style:drop-cap style:lines="3" style:style-name="Iniciály_20_Velké"/>
      </style:paragraph-properties>
      <style:text-properties style:use-window-font-color="true" loext:opacity="0%" style:font-name="Bookman BT S.O.Cist." fo:font-size="13pt" fo:language="la" fo:country="VA" fo:font-style="normal" officeooo:rsid="0004c5ac" officeooo:paragraph-rsid="0014a4a0" style:font-size-asian="13pt" style:language-asian="zh" style:country-asian="CN" style:font-style-asian="normal" style:font-size-complex="13pt" style:language-complex="hi" style:country-complex="IN" style:font-style-complex="normal" fo:hyphenate="true" fo:hyphenation-remain-char-count="2" fo:hyphenation-push-char-count="2" loext:hyphenation-no-caps="false"/>
    </style:style>
    <style:style style:name="T1"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2" style:family="text">
      <style:text-properties fo:color="#ff0000" loext:opacity="100%" fo:font-size="12pt" fo:language="la" fo:country="VA" fo:font-weight="normal" fo:background-color="#ffffff" loext:char-shading-value="0"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T3" style:family="text">
      <style:text-properties fo:color="#ff0000" loext:opacity="100%" fo:font-size="12pt" fo:language="la" fo:country="VA" fo:font-weight="normal" officeooo:rsid="00144fc6" fo:background-color="#ffffff" loext:char-shading-value="0"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T4" style:family="text">
      <style:text-properties fo:color="#ff0000" loext:opacity="100%" fo:font-size="12pt" fo:language="la" fo:country="VA" style:font-size-asian="12pt" style:language-asian="zh" style:country-asian="CN" style:language-complex="hi" style:country-complex="IN"/>
    </style:style>
    <style:style style:name="T5" style:family="text">
      <style:text-properties fo:color="#ff0000" loext:opacity="100%" fo:font-size="12pt" style:font-size-asian="12pt"/>
    </style:style>
    <style:style style:name="T6" style:family="text">
      <style:text-properties fo:color="#ff0000" loext:opacity="100%" fo:font-size="12pt" officeooo:rsid="0003ab16" style:font-size-asian="12pt"/>
    </style:style>
    <style:style style:name="T7" style:family="text">
      <style:text-properties fo:language="la" fo:country="VA" fo:font-weight="normal" style:language-asian="zh" style:country-asian="CN" style:font-weight-asian="normal" style:language-complex="hi" style:country-complex="IN" style:font-weight-complex="normal"/>
    </style:style>
    <style:style style:name="T8" style:family="text">
      <style:text-properties fo:language="la" fo:country="VA" fo:font-weight="normal" officeooo:rsid="000f3b31" style:language-asian="zh" style:country-asian="CN" style:font-weight-asian="normal" style:language-complex="hi" style:country-complex="IN" style:font-weight-complex="normal"/>
    </style:style>
    <style:style style:name="T9" style:family="text">
      <style:text-properties fo:language="la" fo:country="VA" fo:font-weight="normal" officeooo:rsid="002ba306" style:language-asian="zh" style:country-asian="CN" style:font-weight-asian="normal" style:language-complex="hi" style:country-complex="IN" style:font-weight-complex="normal"/>
    </style:style>
    <style:style style:name="T10" style:family="text">
      <style:text-properties fo:language="la" fo:country="VA" fo:font-weight="normal" officeooo:rsid="00402b6b" style:language-asian="zh" style:country-asian="CN" style:font-weight-asian="normal" style:language-complex="hi" style:country-complex="IN" style:font-weight-complex="normal"/>
    </style:style>
    <style:style style:name="T11" style:family="text">
      <style:text-properties fo:color="#00000a" loext:opacity="100%" fo:language="la" fo:country="VA" fo:font-weight="normal" fo:background-color="#ffffff" loext:char-shading-value="0" style:font-name-asian="Andale Sans UI" style:language-asian="zh" style:country-asian="CN" style:font-weight-asian="normal" style:font-name-complex="Tahoma" style:language-complex="hi" style:country-complex="IN" style:font-weight-complex="normal"/>
    </style:style>
    <style:style style:name="T12" style:family="text">
      <style:text-properties officeooo:rsid="0062114f"/>
    </style:style>
    <style:style style:name="T13" style:family="text">
      <style:text-properties officeooo:rsid="015d6bb5"/>
    </style:style>
    <style:style style:name="T14" style:family="text">
      <style:text-properties officeooo:rsid="016319dd"/>
    </style:style>
    <style:style style:name="T15" style:family="text">
      <style:text-properties officeooo:rsid="0014eb79"/>
    </style:style>
    <style:style style:name="T16" style:family="text">
      <style:text-properties officeooo:rsid="000f3e75"/>
    </style:style>
    <style:style style:name="T17" style:family="text">
      <style:text-properties officeooo:rsid="015f9940"/>
    </style:style>
    <style:style style:name="T18" style:family="text">
      <style:text-properties officeooo:rsid="018e7b1a"/>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fo:font-size="12pt" officeooo:rsid="001b97d8" style:font-size-asian="12pt" style:font-size-complex="12pt"/>
    </style:style>
    <style:style style:name="T22" style:family="text">
      <style:text-properties fo:font-size="12pt" officeooo:rsid="001c7a1f" style:font-size-asian="12pt" style:font-size-complex="12pt"/>
    </style:style>
    <style:style style:name="T23" style:family="text">
      <style:text-properties fo:font-size="12pt" officeooo:rsid="001d2cbd" style:font-size-asian="12pt" style:font-size-complex="12pt"/>
    </style:style>
    <style:style style:name="T24" style:family="text">
      <style:text-properties fo:font-size="12pt" officeooo:rsid="0022b3fa" style:font-size-asian="12pt" style:font-size-complex="12pt"/>
    </style:style>
    <style:style style:name="T25" style:family="text">
      <style:text-properties fo:font-size="12pt" officeooo:rsid="001e2e3e" style:font-size-asian="12pt" style:font-size-complex="12pt"/>
    </style:style>
    <style:style style:name="T26" style:family="text">
      <style:text-properties fo:font-size="12pt" officeooo:rsid="0020d6c6" style:font-size-asian="12pt" style:font-size-complex="12pt"/>
    </style:style>
    <style:style style:name="T27" style:family="text">
      <style:text-properties fo:font-size="12pt" officeooo:rsid="001fd901" style:font-size-asian="12pt" style:font-size-complex="12pt"/>
    </style:style>
    <style:style style:name="T28" style:family="text">
      <style:text-properties fo:font-size="12pt" officeooo:rsid="002157df" style:font-size-asian="12pt" style:font-size-complex="12pt"/>
    </style:style>
    <style:style style:name="T29" style:family="text">
      <style:text-properties fo:font-size="12pt" officeooo:rsid="0022b524" style:font-size-asian="12pt" style:font-size-complex="12pt"/>
    </style:style>
    <style:style style:name="T30" style:family="text">
      <style:text-properties fo:font-size="12pt" officeooo:rsid="00234c83" style:font-size-asian="12pt" style:font-size-complex="12pt"/>
    </style:style>
    <style:style style:name="T31" style:family="text">
      <style:text-properties fo:font-size="12pt" officeooo:rsid="00253951" style:font-size-asian="12pt" style:font-size-complex="12pt"/>
    </style:style>
    <style:style style:name="T32" style:family="text">
      <style:text-properties fo:font-size="12pt" officeooo:rsid="0028d6ef" style:font-size-asian="12pt" style:font-size-complex="12pt"/>
    </style:style>
    <style:style style:name="T33" style:family="text">
      <style:text-properties fo:font-size="12pt" officeooo:rsid="00295bec" style:font-size-asian="12pt" style:font-size-complex="12pt"/>
    </style:style>
    <style:style style:name="T34" style:family="text">
      <style:text-properties fo:font-size="12pt" officeooo:rsid="002a5242" style:font-size-asian="12pt" style:font-size-complex="12pt"/>
    </style:style>
    <style:style style:name="T35" style:family="text">
      <style:text-properties fo:font-size="12pt" officeooo:rsid="002b3cc1" style:font-size-asian="12pt" style:font-size-complex="12pt"/>
    </style:style>
    <style:style style:name="T36" style:family="text">
      <style:text-properties fo:font-size="12pt" officeooo:rsid="00331718" style:font-size-asian="12pt" style:font-size-complex="12pt"/>
    </style:style>
    <style:style style:name="T37" style:family="text">
      <style:text-properties fo:font-size="12pt" officeooo:rsid="0034eb02" style:font-size-asian="12pt" style:font-size-complex="12pt"/>
    </style:style>
    <style:style style:name="T38" style:family="text">
      <style:text-properties fo:font-size="12pt" officeooo:rsid="0065a901" style:font-size-asian="12pt" style:font-size-complex="12pt"/>
    </style:style>
    <style:style style:name="T39" style:family="text">
      <style:text-properties fo:font-size="12pt" officeooo:rsid="00847cff" style:font-size-asian="12pt" style:font-size-complex="12pt"/>
    </style:style>
    <style:style style:name="T40" style:family="text">
      <style:text-properties fo:font-size="12pt" officeooo:rsid="008aca8c" style:font-size-asian="12pt" style:font-size-complex="12pt"/>
    </style:style>
    <style:style style:name="T41" style:family="text">
      <style:text-properties fo:font-size="12pt" officeooo:rsid="008d4665" style:font-size-asian="12pt" style:font-size-complex="12pt"/>
    </style:style>
    <style:style style:name="T42" style:family="text">
      <style:text-properties fo:font-size="12pt" officeooo:rsid="00a1a167" style:font-size-asian="12pt" style:font-size-complex="12pt"/>
    </style:style>
    <style:style style:name="T43" style:family="text">
      <style:text-properties fo:font-size="12pt" officeooo:rsid="00a393e8" style:font-size-asian="12pt" style:font-size-complex="12pt"/>
    </style:style>
    <style:style style:name="T44" style:family="text">
      <style:text-properties fo:font-size="12pt" officeooo:rsid="00a8ac0b" style:font-size-asian="12pt" style:font-size-complex="12pt"/>
    </style:style>
    <style:style style:name="T45" style:family="text">
      <style:text-properties fo:font-size="12pt" officeooo:rsid="00a9eebf" style:font-size-asian="12pt" style:font-size-complex="12pt"/>
    </style:style>
    <style:style style:name="T46" style:family="text">
      <style:text-properties fo:font-size="12pt" officeooo:rsid="0003ab16" style:font-size-asian="12pt"/>
    </style:style>
    <style:style style:name="T47" style:family="text">
      <style:text-properties fo:font-size="12pt" officeooo:rsid="0008a409" style:font-size-asian="12pt"/>
    </style:style>
    <style:style style:name="T48" style:family="text">
      <style:text-properties fo:font-size="12pt" officeooo:rsid="001c2cba" style:font-size-asian="12pt"/>
    </style:style>
    <style:style style:name="T49" style:family="text">
      <style:text-properties fo:font-size="12pt" officeooo:rsid="001df8aa" style:font-size-asian="12pt"/>
    </style:style>
    <style:style style:name="T50" style:family="text">
      <style:text-properties fo:font-size="12pt" officeooo:rsid="0037ff20" style:font-size-asian="12pt"/>
    </style:style>
    <style:style style:name="T51" style:family="text">
      <style:text-properties fo:font-size="12pt" officeooo:rsid="0039bc47" style:font-size-asian="12pt"/>
    </style:style>
    <style:style style:name="T52" style:family="text">
      <style:text-properties fo:font-size="12pt" officeooo:rsid="003ba2ff" style:font-size-asian="12pt"/>
    </style:style>
    <style:style style:name="T53" style:family="text">
      <style:text-properties fo:font-size="12pt" officeooo:rsid="00516a45" style:font-size-asian="12pt"/>
    </style:style>
    <style:style style:name="T54" style:family="text">
      <style:text-properties fo:font-size="12pt" officeooo:rsid="005189f2" style:font-size-asian="12pt"/>
    </style:style>
    <style:style style:name="T55" style:family="text">
      <style:text-properties fo:font-size="12pt" officeooo:rsid="0055ab52" style:font-size-asian="12pt"/>
    </style:style>
    <style:style style:name="T56" style:family="text">
      <style:text-properties fo:font-size="12pt" officeooo:rsid="0078b493" style:font-size-asian="12pt"/>
    </style:style>
    <style:style style:name="T57" style:family="text">
      <style:text-properties fo:font-size="12pt" officeooo:rsid="007c92aa" style:font-size-asian="12pt"/>
    </style:style>
    <style:style style:name="T58" style:family="text">
      <style:text-properties fo:font-size="12pt" officeooo:rsid="007e043a" style:font-size-asian="12pt"/>
    </style:style>
    <style:style style:name="T59" style:family="text">
      <style:text-properties fo:font-size="12pt" officeooo:rsid="007e1a58" style:font-size-asian="12pt"/>
    </style:style>
    <style:style style:name="T60" style:family="text">
      <style:text-properties fo:font-size="12pt" officeooo:rsid="007ecf6b" style:font-size-asian="12pt"/>
    </style:style>
    <style:style style:name="T61" style:family="text">
      <style:text-properties fo:font-size="12pt" officeooo:rsid="00803d4f" style:font-size-asian="12pt"/>
    </style:style>
    <style:style style:name="T62" style:family="text">
      <style:text-properties fo:font-size="12pt" officeooo:rsid="009c3df1" style:font-size-asian="12pt"/>
    </style:style>
    <style:style style:name="T63" style:family="text">
      <style:text-properties fo:font-size="12pt" officeooo:rsid="00a5eeae" style:font-size-asian="12pt"/>
    </style:style>
    <style:style style:name="T64" style:family="text">
      <style:text-properties fo:font-size="12pt" fo:font-style="italic" style:font-size-asian="12pt" style:font-style-asian="italic" style:font-style-complex="italic"/>
    </style:style>
    <style:style style:name="T65" style:family="text">
      <style:text-properties fo:font-size="12pt" fo:font-style="italic" officeooo:rsid="0022df10" style:font-size-asian="12pt" style:font-style-asian="italic" style:font-style-complex="italic"/>
    </style:style>
    <style:style style:name="T66" style:family="text">
      <style:text-properties fo:font-size="12pt" fo:font-style="italic" officeooo:rsid="0008a409" style:font-size-asian="12pt" style:font-style-asian="italic" style:font-style-complex="italic"/>
    </style:style>
    <style:style style:name="T67" style:family="text">
      <style:text-properties fo:font-size="12pt" fo:font-style="italic" officeooo:rsid="0039bc47" style:font-size-asian="12pt" style:font-style-asian="italic" style:font-style-complex="italic"/>
    </style:style>
    <style:style style:name="T68" style:family="text">
      <style:text-properties fo:font-size="12pt" fo:font-style="italic" officeooo:rsid="003d932d" style:font-size-asian="12pt" style:font-style-asian="italic" style:font-style-complex="italic"/>
    </style:style>
    <style:style style:name="T69" style:family="text">
      <style:text-properties fo:font-size="12pt" fo:font-style="italic" officeooo:rsid="003e3910" style:font-size-asian="12pt" style:font-style-asian="italic" style:font-style-complex="italic"/>
    </style:style>
    <style:style style:name="T70" style:family="text">
      <style:text-properties fo:font-size="12pt" fo:font-style="italic" officeooo:rsid="0037ff20" style:font-size-asian="12pt" style:font-style-asian="italic" style:font-style-complex="italic"/>
    </style:style>
    <style:style style:name="T71" style:family="text">
      <style:text-properties fo:font-size="12pt" fo:font-style="italic" officeooo:rsid="007fceb0" style:font-size-asian="12pt" style:font-style-asian="italic" style:font-style-complex="italic"/>
    </style:style>
    <style:style style:name="T72" style:family="text">
      <style:text-properties fo:font-size="12pt" fo:font-style="italic" officeooo:rsid="00a78354" style:font-size-asian="12pt" style:font-style-asian="italic" style:font-style-complex="italic"/>
    </style:style>
    <style:style style:name="T73" style:family="text">
      <style:text-properties fo:font-size="12pt" fo:font-style="italic" officeooo:rsid="001fd901" style:font-size-asian="12pt" style:font-style-asian="italic" style:font-size-complex="12pt" style:font-style-complex="italic"/>
    </style:style>
    <style:style style:name="T74" style:family="text">
      <style:text-properties fo:font-size="12pt" fo:font-style="italic" officeooo:rsid="0022b524" style:font-size-asian="12pt" style:font-style-asian="italic" style:font-size-complex="12pt" style:font-style-complex="italic"/>
    </style:style>
    <style:style style:name="T75" style:family="text">
      <style:text-properties fo:font-size="12pt" fo:font-style="italic" officeooo:rsid="00234c83" style:font-size-asian="12pt" style:font-style-asian="italic" style:font-size-complex="12pt" style:font-style-complex="italic"/>
    </style:style>
    <style:style style:name="T76" style:family="text">
      <style:text-properties fo:font-size="12pt" fo:font-style="italic" officeooo:rsid="00331718" style:font-size-asian="12pt" style:font-style-asian="italic" style:font-size-complex="12pt" style:font-style-complex="italic"/>
    </style:style>
    <style:style style:name="T77" style:family="text">
      <style:text-properties fo:font-size="12pt" fo:font-style="normal" style:font-size-asian="12pt" style:font-style-asian="normal" style:font-style-complex="normal"/>
    </style:style>
    <style:style style:name="T78" style:family="text">
      <style:text-properties fo:font-size="12pt" fo:font-style="normal" officeooo:rsid="0022df10" style:font-size-asian="12pt" style:font-style-asian="normal" style:font-style-complex="normal"/>
    </style:style>
    <style:style style:name="T79" style:family="text">
      <style:text-properties fo:font-size="12pt" fo:font-style="normal" officeooo:rsid="00080e34" style:font-size-asian="12pt" style:font-style-asian="normal" style:font-style-complex="normal"/>
    </style:style>
    <style:style style:name="T80" style:family="text">
      <style:text-properties fo:font-size="12pt" fo:font-style="normal" officeooo:rsid="0008a409" style:font-size-asian="12pt" style:font-style-asian="normal" style:font-style-complex="normal"/>
    </style:style>
    <style:style style:name="T81" style:family="text">
      <style:text-properties fo:font-size="12pt" fo:font-style="normal" officeooo:rsid="000a8d82" style:font-size-asian="12pt" style:font-style-asian="normal" style:font-style-complex="normal"/>
    </style:style>
    <style:style style:name="T82" style:family="text">
      <style:text-properties fo:font-size="12pt" fo:font-style="normal" officeooo:rsid="000b46d8" style:font-size-asian="12pt" style:font-style-asian="normal" style:font-style-complex="normal"/>
    </style:style>
    <style:style style:name="T83" style:family="text">
      <style:text-properties fo:font-size="12pt" fo:font-style="normal" officeooo:rsid="001c2cba" style:font-size-asian="12pt" style:font-style-asian="normal" style:font-style-complex="normal"/>
    </style:style>
    <style:style style:name="T84" style:family="text">
      <style:text-properties fo:font-size="12pt" fo:font-style="normal" officeooo:rsid="001d0239" style:font-size-asian="12pt" style:font-style-asian="normal" style:font-style-complex="normal"/>
    </style:style>
    <style:style style:name="T85" style:family="text">
      <style:text-properties fo:font-size="12pt" fo:font-style="normal" officeooo:rsid="001df8aa" style:font-size-asian="12pt" style:font-style-asian="normal" style:font-style-complex="normal"/>
    </style:style>
    <style:style style:name="T86" style:family="text">
      <style:text-properties fo:font-size="12pt" fo:font-style="normal" officeooo:rsid="001f1476" style:font-size-asian="12pt" style:font-style-asian="normal" style:font-style-complex="normal"/>
    </style:style>
    <style:style style:name="T87" style:family="text">
      <style:text-properties fo:font-size="12pt" fo:font-style="normal" officeooo:rsid="0037ff20" style:font-size-asian="12pt" style:font-style-asian="normal" style:font-style-complex="normal"/>
    </style:style>
    <style:style style:name="T88" style:family="text">
      <style:text-properties fo:font-size="12pt" fo:font-style="normal" officeooo:rsid="0039acf4" style:font-size-asian="12pt" style:font-style-asian="normal" style:font-style-complex="normal"/>
    </style:style>
    <style:style style:name="T89" style:family="text">
      <style:text-properties fo:font-size="12pt" fo:font-style="normal" officeooo:rsid="0039bc47" style:font-size-asian="12pt" style:font-style-asian="normal" style:font-style-complex="normal"/>
    </style:style>
    <style:style style:name="T90" style:family="text">
      <style:text-properties fo:font-size="12pt" fo:font-style="normal" officeooo:rsid="003ba2ff" style:font-size-asian="12pt" style:font-style-asian="normal" style:font-style-complex="normal"/>
    </style:style>
    <style:style style:name="T91" style:family="text">
      <style:text-properties fo:font-size="12pt" fo:font-style="normal" officeooo:rsid="003d932d" style:font-size-asian="12pt" style:font-style-asian="normal" style:font-style-complex="normal"/>
    </style:style>
    <style:style style:name="T92" style:family="text">
      <style:text-properties fo:font-size="12pt" fo:font-style="normal" officeooo:rsid="003e3910" style:font-size-asian="12pt" style:font-style-asian="normal" style:font-style-complex="normal"/>
    </style:style>
    <style:style style:name="T93" style:family="text">
      <style:text-properties fo:font-size="12pt" fo:font-style="normal" officeooo:rsid="00500371" style:font-size-asian="12pt" style:font-style-asian="normal" style:font-style-complex="normal"/>
    </style:style>
    <style:style style:name="T94" style:family="text">
      <style:text-properties fo:font-size="12pt" fo:font-style="normal" officeooo:rsid="00506b19" style:font-size-asian="12pt" style:font-style-asian="normal" style:font-style-complex="normal"/>
    </style:style>
    <style:style style:name="T95" style:family="text">
      <style:text-properties fo:font-size="12pt" fo:font-style="normal" officeooo:rsid="0052cd75" style:font-size-asian="12pt" style:font-style-asian="normal" style:font-style-complex="normal"/>
    </style:style>
    <style:style style:name="T96" style:family="text">
      <style:text-properties fo:font-size="12pt" fo:font-style="normal" officeooo:rsid="00566674" style:font-size-asian="12pt" style:font-style-asian="normal" style:font-style-complex="normal"/>
    </style:style>
    <style:style style:name="T97" style:family="text">
      <style:text-properties fo:font-size="12pt" fo:font-style="normal" officeooo:rsid="0074dbf6" style:font-size-asian="12pt" style:font-style-asian="normal" style:font-style-complex="normal"/>
    </style:style>
    <style:style style:name="T98" style:family="text">
      <style:text-properties fo:font-size="12pt" fo:font-style="normal" officeooo:rsid="0076df58" style:font-size-asian="12pt" style:font-style-asian="normal" style:font-style-complex="normal"/>
    </style:style>
    <style:style style:name="T99" style:family="text">
      <style:text-properties fo:font-size="12pt" fo:font-style="normal" officeooo:rsid="0076f7c6" style:font-size-asian="12pt" style:font-style-asian="normal" style:font-style-complex="normal"/>
    </style:style>
    <style:style style:name="T100" style:family="text">
      <style:text-properties fo:font-size="12pt" fo:font-style="normal" officeooo:rsid="00772020" style:font-size-asian="12pt" style:font-style-asian="normal" style:font-style-complex="normal"/>
    </style:style>
    <style:style style:name="T101" style:family="text">
      <style:text-properties fo:font-size="12pt" fo:font-style="normal" officeooo:rsid="0078b493" style:font-size-asian="12pt" style:font-style-asian="normal" style:font-style-complex="normal"/>
    </style:style>
    <style:style style:name="T102" style:family="text">
      <style:text-properties fo:font-size="12pt" fo:font-style="normal" officeooo:rsid="0079c55a" style:font-size-asian="12pt" style:font-style-asian="normal" style:font-style-complex="normal"/>
    </style:style>
    <style:style style:name="T103" style:family="text">
      <style:text-properties fo:font-size="12pt" fo:font-style="normal" officeooo:rsid="007b0be6" style:font-size-asian="12pt" style:font-style-asian="normal" style:font-style-complex="normal"/>
    </style:style>
    <style:style style:name="T104" style:family="text">
      <style:text-properties fo:font-size="12pt" fo:font-style="normal" officeooo:rsid="007c92aa" style:font-size-asian="12pt" style:font-style-asian="normal" style:font-style-complex="normal"/>
    </style:style>
    <style:style style:name="T105" style:family="text">
      <style:text-properties fo:font-size="12pt" fo:font-style="normal" officeooo:rsid="007e1a58" style:font-size-asian="12pt" style:font-style-asian="normal" style:font-style-complex="normal"/>
    </style:style>
    <style:style style:name="T106" style:family="text">
      <style:text-properties fo:font-size="12pt" fo:font-style="normal" officeooo:rsid="007e5484" style:font-size-asian="12pt" style:font-style-asian="normal" style:font-style-complex="normal"/>
    </style:style>
    <style:style style:name="T107" style:family="text">
      <style:text-properties fo:font-size="12pt" fo:font-style="normal" officeooo:rsid="007ecf6b" style:font-size-asian="12pt" style:font-style-asian="normal" style:font-style-complex="normal"/>
    </style:style>
    <style:style style:name="T108" style:family="text">
      <style:text-properties fo:font-size="12pt" fo:font-style="normal" officeooo:rsid="007fceb0" style:font-size-asian="12pt" style:font-style-asian="normal" style:font-style-complex="normal"/>
    </style:style>
    <style:style style:name="T109" style:family="text">
      <style:text-properties fo:font-size="12pt" fo:font-style="normal" officeooo:rsid="007fcf1a" style:font-size-asian="12pt" style:font-style-asian="normal" style:font-style-complex="normal"/>
    </style:style>
    <style:style style:name="T110" style:family="text">
      <style:text-properties fo:font-size="12pt" fo:font-style="normal" officeooo:rsid="008054f7" style:font-size-asian="12pt" style:font-style-asian="normal" style:font-style-complex="normal"/>
    </style:style>
    <style:style style:name="T111" style:family="text">
      <style:text-properties fo:font-size="12pt" fo:font-style="normal" officeooo:rsid="00823a5f" style:font-size-asian="12pt" style:font-style-asian="normal" style:font-style-complex="normal"/>
    </style:style>
    <style:style style:name="T112" style:family="text">
      <style:text-properties fo:font-size="12pt" fo:font-style="normal" officeooo:rsid="000dd09a" style:font-size-asian="12pt" style:font-style-asian="normal" style:font-style-complex="normal"/>
    </style:style>
    <style:style style:name="T113" style:family="text">
      <style:text-properties fo:font-size="12pt" fo:font-style="normal" officeooo:rsid="009c3df1" style:font-size-asian="12pt" style:font-style-asian="normal" style:font-style-complex="normal"/>
    </style:style>
    <style:style style:name="T114" style:family="text">
      <style:text-properties fo:font-size="12pt" fo:font-style="normal" officeooo:rsid="009dcb28" style:font-size-asian="12pt" style:font-style-asian="normal" style:font-style-complex="normal"/>
    </style:style>
    <style:style style:name="T115" style:family="text">
      <style:text-properties fo:font-size="12pt" fo:font-style="normal" officeooo:rsid="009e8b92" style:font-size-asian="12pt" style:font-style-asian="normal" style:font-style-complex="normal"/>
    </style:style>
    <style:style style:name="T116" style:family="text">
      <style:text-properties fo:font-size="12pt" fo:font-style="normal" officeooo:rsid="00a78354" style:font-size-asian="12pt" style:font-style-asian="normal" style:font-style-complex="normal"/>
    </style:style>
    <style:style style:name="T117" style:family="text">
      <style:text-properties fo:font-size="12pt" fo:font-style="normal" officeooo:rsid="00a8e87f" style:font-size-asian="12pt" style:font-style-asian="normal" style:font-style-complex="normal"/>
    </style:style>
    <style:style style:name="T118" style:family="text">
      <style:text-properties fo:font-size="12pt" fo:font-style="normal" officeooo:rsid="001fd901" style:font-size-asian="12pt" style:font-style-asian="normal" style:font-size-complex="12pt" style:font-style-complex="normal"/>
    </style:style>
    <style:style style:name="T119" style:family="text">
      <style:text-properties fo:font-variant="normal" fo:text-transform="none"/>
    </style:style>
    <style:style style:name="T120" style:family="text">
      <style:text-properties fo:font-variant="normal" fo:text-transform="none"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1" style:family="text">
      <style:text-properties fo:font-variant="normal" fo:text-transform="none" fo:color="#000000" loext:opacity="100%" fo:font-size="12pt" fo:letter-spacing="normal" fo:language="la" fo:country="VA" fo:font-style="normal" fo:font-weight="normal" officeooo:rsid="0021ba99"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2" style:family="text">
      <style:text-properties fo:font-variant="normal" fo:text-transform="none" fo:color="#000000" loext:opacity="100%" fo:font-size="12pt" fo:letter-spacing="normal" fo:language="la" fo:country="VA" fo:font-style="normal" fo:font-weight="normal" officeooo:rsid="00295be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3" style:family="text">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4" style:family="text">
      <style:text-properties fo:font-variant="normal" fo:text-transform="none" fo:color="#000000" loext:opacity="100%" style:font-name="Linux Libertine S.O.Cist.1" fo:font-size="12pt" fo:letter-spacing="normal" fo:language="la" fo:country="VA" fo:font-style="normal" fo:font-weight="normal" officeooo:rsid="00a06cd0"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25" style:family="text">
      <style:text-properties fo:font-variant="normal" fo:text-transform="none" fo:font-size="12pt" officeooo:rsid="0028d6ef" style:font-size-asian="12pt" style:font-size-complex="12pt"/>
    </style:style>
    <style:style style:name="T126" style:family="text">
      <style:text-properties fo:font-variant="normal" fo:text-transform="none" fo:font-size="12pt" fo:font-style="normal" officeooo:rsid="00909a06" style:font-size-asian="12pt" style:font-style-asian="normal" style:font-style-complex="normal"/>
    </style:style>
    <style:style style:name="T127" style:family="text">
      <style:text-propertie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28" style:family="text">
      <style:text-properties fo:color="#000000" loext:opacity="100%" fo:font-size="12pt" fo:language="la" fo:country="VA" officeooo:rsid="001a0985" style:font-name-asian="Andale Sans UI" style:font-size-asian="12pt" style:language-asian="zh" style:country-asian="CN" style:font-name-complex="Tahoma" style:font-size-complex="12pt" style:language-complex="hi" style:country-complex="IN"/>
    </style:style>
    <style:style style:name="T129" style:family="text">
      <style:text-properties fo:color="#000000" loext:opacity="100%" fo:font-size="12pt" fo:language="la" fo:country="VA" officeooo:rsid="001fd901" style:font-name-asian="Andale Sans UI" style:font-size-asian="12pt" style:language-asian="zh" style:country-asian="CN" style:font-name-complex="Tahoma" style:font-size-complex="12pt" style:language-complex="hi" style:country-complex="IN"/>
    </style:style>
    <style:style style:name="T130" style:family="text">
      <style:text-properties fo:color="#000000" loext:opacity="100%" fo:font-size="12pt" fo:language="la" fo:country="VA" officeooo:rsid="00309e6c" style:font-name-asian="Andale Sans UI" style:font-size-asian="12pt" style:language-asian="zh" style:country-asian="CN" style:font-name-complex="Tahoma" style:font-size-complex="12pt" style:language-complex="hi" style:country-complex="IN"/>
    </style:style>
    <style:style style:name="T131" style:family="text">
      <style:text-properties officeooo:rsid="0003ab16"/>
    </style:style>
    <style:style style:name="T132" style:family="text">
      <style:text-properties officeooo:rsid="0003defa"/>
    </style:style>
    <style:style style:name="T133" style:family="text">
      <style:text-properties officeooo:rsid="0004c5ac"/>
    </style:style>
    <style:style style:name="T134" style:family="text">
      <style:text-properties officeooo:rsid="00065b4e"/>
    </style:style>
    <style:style style:name="T135" style:family="text">
      <style:text-properties officeooo:rsid="000b7987"/>
    </style:style>
    <style:style style:name="T136" style:family="text">
      <style:text-properties officeooo:rsid="000cfcd8"/>
    </style:style>
    <style:style style:name="T137" style:family="text">
      <style:text-properties fo:font-style="italic" style:font-style-asian="italic" style:font-style-complex="italic"/>
    </style:style>
    <style:style style:name="T138" style:family="text">
      <style:text-properties fo:font-style="italic" officeooo:rsid="000cfcd8" style:font-style-asian="italic" style:font-style-complex="italic"/>
    </style:style>
    <style:style style:name="T139" style:family="text">
      <style:text-properties fo:font-style="italic" officeooo:rsid="000e85e3" style:font-style-asian="italic" style:font-style-complex="italic"/>
    </style:style>
    <style:style style:name="T140" style:family="text">
      <style:text-properties fo:font-style="italic" officeooo:rsid="00177136" style:font-style-asian="italic" style:font-style-complex="italic"/>
    </style:style>
    <style:style style:name="T141" style:family="text">
      <style:text-properties fo:font-style="italic" officeooo:rsid="0018da8c" style:font-style-asian="italic" style:font-style-complex="italic"/>
    </style:style>
    <style:style style:name="T142" style:family="text">
      <style:text-properties fo:font-style="italic" officeooo:rsid="004bc31b" style:font-style-asian="italic" style:font-style-complex="italic"/>
    </style:style>
    <style:style style:name="T143" style:family="text">
      <style:text-properties fo:font-style="italic" officeooo:rsid="006de684" style:font-style-asian="italic" style:font-style-complex="italic"/>
    </style:style>
    <style:style style:name="T144" style:family="text">
      <style:text-properties fo:font-style="italic" officeooo:rsid="00a2a4fb" style:font-style-asian="italic" style:font-style-complex="italic"/>
    </style:style>
    <style:style style:name="T145" style:family="text">
      <style:text-properties officeooo:rsid="000e85e3"/>
    </style:style>
    <style:style style:name="T146" style:family="text">
      <style:text-properties officeooo:rsid="0015228f"/>
    </style:style>
    <style:style style:name="T147" style:family="text">
      <style:text-properties officeooo:rsid="00153dcb"/>
    </style:style>
    <style:style style:name="T148" style:family="text">
      <style:text-properties officeooo:rsid="00159622"/>
    </style:style>
    <style:style style:name="T149" style:family="text">
      <style:text-properties style:font-name="Linux Libertine S.O.Cist." fo:font-size="12pt" fo:language="cs" fo:country="CZ" officeooo:rsid="0067414b" style:font-size-asian="12pt" style:font-size-complex="12pt"/>
    </style:style>
    <style:style style:name="T150" style:family="text">
      <style:text-properties style:font-name="Linux Libertine S.O.Cist." fo:font-size="12pt" fo:language="cs" fo:country="CZ" officeooo:rsid="00483b2b" style:font-size-asian="12pt" style:font-size-complex="12pt"/>
    </style:style>
    <style:style style:name="T151" style:family="text">
      <style:text-properties style:font-name="Linux Libertine S.O.Cist." fo:font-size="12pt" fo:language="cs" fo:country="CZ" officeooo:rsid="004d6b4a" style:font-size-asian="12pt" style:font-size-complex="12pt"/>
    </style:style>
    <style:style style:name="T152" style:family="text">
      <style:text-properties style:font-name="Linux Libertine S.O.Cist." fo:font-size="12pt" fo:language="cs" fo:country="CZ" officeooo:rsid="018e7b1a" style:font-size-asian="12pt" style:font-size-complex="12pt"/>
    </style:style>
    <style:style style:name="T153" style:family="text">
      <style:text-properties style:font-name="Linux Libertine S.O.Cist." fo:font-size="12pt" fo:language="cs" fo:country="CZ" officeooo:rsid="0092dc96" style:font-size-asian="12pt" style:font-size-complex="12pt"/>
    </style:style>
    <style:style style:name="T154" style:family="text">
      <style:text-properties style:font-name="Linux Libertine S.O.Cist." fo:font-size="12pt" fo:language="cs" fo:country="CZ" officeooo:rsid="00177136" style:font-size-asian="12pt" style:font-size-complex="12pt"/>
    </style:style>
    <style:style style:name="T155" style:family="text">
      <style:text-properties style:font-name="Linux Libertine S.O.Cist." fo:font-size="12pt" fo:language="cs" fo:country="CZ" officeooo:rsid="004e5019" style:font-size-asian="12pt" style:font-size-complex="12pt"/>
    </style:style>
    <style:style style:name="T156" style:family="text">
      <style:text-properties style:font-name="Linux Libertine S.O.Cist." fo:font-size="12pt" fo:language="cs" fo:country="CZ" officeooo:rsid="0096432a" style:font-size-asian="12pt" style:font-size-complex="12pt"/>
    </style:style>
    <style:style style:name="T157" style:family="text">
      <style:text-properties style:font-name="Linux Libertine S.O.Cist." fo:font-size="12pt" fo:language="cs" fo:country="CZ" officeooo:rsid="00a06cd0" style:font-size-asian="12pt" style:font-size-complex="12pt"/>
    </style:style>
    <style:style style:name="T158" style:family="text">
      <style:text-properties officeooo:rsid="00177136"/>
    </style:style>
    <style:style style:name="T159" style:family="text">
      <style:text-properties officeooo:rsid="001f1476"/>
    </style:style>
    <style:style style:name="T160" style:family="text">
      <style:text-properties officeooo:rsid="0022b524"/>
    </style:style>
    <style:style style:name="T161" style:family="text">
      <style:text-properties officeooo:rsid="0026f4a7"/>
    </style:style>
    <style:style style:name="T162" style:family="text">
      <style:text-properties officeooo:rsid="0028d6ef"/>
    </style:style>
    <style:style style:name="T163" style:family="text">
      <style:text-properties officeooo:rsid="002ba306"/>
    </style:style>
    <style:style style:name="T164" style:family="text">
      <style:text-properties officeooo:rsid="002e1fe0"/>
    </style:style>
    <style:style style:name="T165" style:family="text">
      <style:text-properties officeooo:rsid="002ec321"/>
    </style:style>
    <style:style style:name="T166" style:family="text">
      <style:text-properties officeooo:rsid="003199c8"/>
    </style:style>
    <style:style style:name="T167" style:family="text">
      <style:text-properties officeooo:rsid="00320121"/>
    </style:style>
    <style:style style:name="T168" style:family="text">
      <style:text-properties officeooo:rsid="0039acf4"/>
    </style:style>
    <style:style style:name="T169" style:family="text">
      <style:text-properties officeooo:rsid="003ba2ff"/>
    </style:style>
    <style:style style:name="T170" style:family="text">
      <style:text-properties officeooo:rsid="003d932d"/>
    </style:style>
    <style:style style:name="T171" style:family="text">
      <style:text-properties officeooo:rsid="00450687"/>
    </style:style>
    <style:style style:name="T172" style:family="text">
      <style:text-properties officeooo:rsid="0047efd3"/>
    </style:style>
    <style:style style:name="T173" style:family="text">
      <style:text-properties officeooo:rsid="00483b2b"/>
    </style:style>
    <style:style style:name="T174" style:family="text">
      <style:text-properties officeooo:rsid="004bc31b"/>
    </style:style>
    <style:style style:name="T175" style:family="text">
      <style:text-properties officeooo:rsid="00506b19"/>
    </style:style>
    <style:style style:name="T176" style:family="text">
      <style:text-properties officeooo:rsid="005cb894"/>
    </style:style>
    <style:style style:name="T177" style:family="text">
      <style:text-properties officeooo:rsid="006962b2"/>
    </style:style>
    <style:style style:name="T178" style:family="text">
      <style:text-properties officeooo:rsid="006de684"/>
    </style:style>
    <style:style style:name="T179" style:family="text">
      <style:text-properties officeooo:rsid="00702834"/>
    </style:style>
    <style:style style:name="T180" style:family="text">
      <style:text-properties officeooo:rsid="0076f7c6"/>
    </style:style>
    <style:style style:name="T181" style:family="text">
      <style:text-properties officeooo:rsid="007e5484"/>
    </style:style>
    <style:style style:name="T182" style:family="text">
      <style:text-properties officeooo:rsid="008054f7"/>
    </style:style>
    <style:style style:name="T183" style:family="text">
      <style:text-properties fo:font-variant="small-caps"/>
    </style:style>
    <style:style style:name="T184" style:family="text">
      <style:text-properties fo:font-variant="small-caps" officeooo:rsid="015d6bb5"/>
    </style:style>
    <style:style style:name="T185" style:family="text">
      <style:text-properties fo:font-variant="small-cap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86" style:family="text">
      <style:text-properties fo:font-variant="small-cap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87" style:family="text">
      <style:text-properties fo:font-variant="small-cap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88" style:family="text">
      <style:text-properties fo:font-variant="small-caps" fo:font-size="12pt" style:font-size-asian="12pt"/>
    </style:style>
    <style:style style:name="T189" style:family="text">
      <style:text-properties fo:font-variant="small-caps" fo:font-size="12pt" style:font-size-asian="12pt" style:font-size-complex="12pt"/>
    </style:style>
    <style:style style:name="T190" style:family="text">
      <style:text-properties fo:font-variant="small-caps" fo:font-size="12pt" officeooo:rsid="0028d6ef" style:font-size-asian="12pt" style:font-size-complex="12pt"/>
    </style:style>
    <style:style style:name="T191" style:family="text">
      <style:text-properties fo:font-variant="small-caps" fo:font-size="12pt" officeooo:rsid="00234c83" style:font-size-asian="12pt" style:font-size-complex="12pt"/>
    </style:style>
    <style:style style:name="T192" style:family="text">
      <style:text-properties fo:font-variant="small-caps" fo:font-size="12pt" officeooo:rsid="001fd901" style:font-size-asian="12pt" style:font-size-complex="12pt"/>
    </style:style>
    <style:style style:name="T193" style:family="text">
      <style:text-properties fo:font-variant="small-caps" fo:font-size="12pt" officeooo:rsid="0034eb02" style:font-size-asian="12pt" style:font-size-complex="12pt"/>
    </style:style>
    <style:style style:name="T194" style:family="text">
      <style:text-properties fo:font-variant="small-caps" fo:font-size="12pt" officeooo:rsid="00331718" style:font-size-asian="12pt" style:font-size-complex="12pt"/>
    </style:style>
    <style:style style:name="T195" style:family="text">
      <style:text-properties fo:font-variant="small-caps" fo:font-size="12pt" officeooo:rsid="0037ff20" style:font-size-asian="12pt"/>
    </style:style>
    <style:style style:name="T196" style:family="text">
      <style:text-properties fo:font-variant="small-caps" fo:font-size="12pt" fo:font-style="normal" style:font-size-asian="12pt" style:font-style-asian="normal" style:font-style-complex="normal"/>
    </style:style>
    <style:style style:name="T197" style:family="text">
      <style:text-properties fo:font-variant="small-caps" fo:font-size="12pt" fo:font-style="normal" officeooo:rsid="0022df10" style:font-size-asian="12pt" style:font-style-asian="normal" style:font-style-complex="normal"/>
    </style:style>
    <style:style style:name="T198" style:family="text">
      <style:text-properties fo:font-variant="small-caps" fo:font-size="12pt" fo:font-style="normal" officeooo:rsid="003d932d" style:font-size-asian="12pt" style:font-style-asian="normal" style:font-style-complex="normal"/>
    </style:style>
    <style:style style:name="T199" style:family="text">
      <style:text-properties fo:font-variant="small-caps" fo:font-size="12pt" fo:font-style="normal" officeooo:rsid="0039acf4" style:font-size-asian="12pt" style:font-style-asian="normal" style:font-style-complex="normal"/>
    </style:style>
    <style:style style:name="T200" style:family="text">
      <style:text-properties fo:font-variant="small-caps" fo:font-size="12pt" fo:font-style="normal" officeooo:rsid="0076f7c6" style:font-size-asian="12pt" style:font-style-asian="normal" style:font-style-complex="normal"/>
    </style:style>
    <style:style style:name="T201" style:family="text">
      <style:text-properties fo:font-variant="small-caps" fo:font-size="12pt" fo:font-style="italic" officeooo:rsid="00234c83" style:font-size-asian="12pt" style:font-style-asian="italic" style:font-size-complex="12pt" style:font-style-complex="italic"/>
    </style:style>
    <style:style style:name="T202" style:family="text">
      <style:text-properties fo:font-variant="small-caps" officeooo:rsid="018e7b1a"/>
    </style:style>
    <style:style style:name="T203" style:family="text">
      <style:text-properties fo:font-variant="small-caps" officeooo:rsid="0088a1eb"/>
    </style:style>
    <style:style style:name="T204" style:family="text">
      <style:text-properties fo:font-variant="small-caps" officeooo:rsid="00177136"/>
    </style:style>
    <style:style style:name="T205" style:family="text">
      <style:text-properties fo:font-variant="small-caps" officeooo:rsid="003199c8"/>
    </style:style>
    <style:style style:name="T206" style:family="text">
      <style:text-properties fo:font-variant="small-caps" style:font-name="Linux Libertine S.O.Cist.2" officeooo:rsid="00909a06"/>
    </style:style>
    <style:style style:name="T207" style:family="text">
      <style:text-properties fo:font-variant="small-caps" style:font-name="Linux Libertine S.O.Cist.1" fo:font-size="12pt" fo:font-style="normal" officeooo:rsid="0022df10" style:font-size-asian="12pt" style:font-style-asian="normal" style:font-style-complex="normal"/>
    </style:style>
    <style:style style:name="T208" style:family="text">
      <style:text-properties fo:font-variant="small-caps" style:font-name="Linux Libertine S.O.Cist.1" fo:font-size="12pt" fo:font-style="normal" officeooo:rsid="00330319" style:font-size-asian="12pt" style:font-style-asian="normal" style:font-size-complex="12pt" style:font-style-complex="normal"/>
    </style:style>
    <style:style style:name="T209" style:family="text">
      <style:text-properties fo:font-variant="small-caps" style:font-name="Linux Libertine S.O.Cist.1" fo:font-size="12pt" fo:language="cs" fo:country="CZ" officeooo:rsid="0025253f" style:font-size-asian="12pt" style:language-asian="zh" style:country-asian="CN" style:language-complex="hi" style:country-complex="IN"/>
    </style:style>
    <style:style style:name="T210" style:family="text">
      <style:text-properties fo:font-variant="small-caps" style:font-name="Linux Libertine S.O.Cist.1" fo:font-size="12pt" officeooo:rsid="00330319" style:font-size-asian="12pt" style:font-size-complex="12pt"/>
    </style:style>
    <style:style style:name="T211" style:family="text">
      <style:text-properties fo:font-variant="small-caps" style:font-name="Linux Libertine S.O.Cist.1" fo:font-size="12pt" officeooo:rsid="0034eb02" style:font-size-asian="12pt" style:font-size-complex="12pt"/>
    </style:style>
    <style:style style:name="T212" style:family="text">
      <style:text-properties fo:font-variant="small-caps" style:font-name="Linux Libertine S.O.Cist.1" fo:font-size="12pt" officeooo:rsid="00587db2" style:font-size-asian="12pt" style:font-size-complex="12pt"/>
    </style:style>
    <style:style style:name="T213" style:family="text">
      <style:text-properties fo:font-variant="small-caps" style:font-name="Linux Libertine S.O.Cist.1" fo:font-size="12pt" officeooo:rsid="00331718" style:font-size-asian="12pt" style:font-size-complex="12pt"/>
    </style:style>
    <style:style style:name="T214" style:family="text">
      <style:text-properties fo:font-variant="small-caps" style:font-name="Linux Libertine S.O.Cist." fo:font-size="12pt" fo:language="cs" fo:country="CZ" officeooo:rsid="0067414b" style:font-size-asian="12pt" style:font-size-complex="12pt"/>
    </style:style>
    <style:style style:name="T215" style:family="text">
      <style:text-properties fo:font-variant="small-caps" style:font-name="Linux Libertine S.O.Cist." fo:font-size="12pt" fo:language="cs" fo:country="CZ" officeooo:rsid="004e5019" style:font-size-asian="12pt" style:font-size-complex="12pt"/>
    </style:style>
    <style:style style:name="T216" style:family="text">
      <style:text-properties fo:font-variant="small-caps" style:font-name="Linux Libertine S.O.Cist." fo:font-size="12pt" fo:language="cs" fo:country="CZ" officeooo:rsid="00177136" style:font-size-asian="12pt" style:font-size-complex="12pt"/>
    </style:style>
    <style:style style:name="T217" style:family="text">
      <style:text-properties fo:font-variant="small-caps" style:font-name="Linux Libertine S.O.Cist." fo:font-size="12pt" fo:language="cs" fo:country="CZ" officeooo:rsid="018e7b1a" style:font-size-asian="12pt" style:font-size-complex="12pt"/>
    </style:style>
    <style:style style:name="T218" style:family="text">
      <style:text-properties officeooo:rsid="0088a1eb"/>
    </style:style>
    <style:style style:name="T219" style:family="text">
      <style:text-properties style:font-name="Linux Libertine S.O.Cist.1" fo:font-size="12pt" fo:font-style="normal" officeooo:rsid="0022df10" style:font-size-asian="12pt" style:font-style-asian="normal" style:font-style-complex="normal"/>
    </style:style>
    <style:style style:name="T220" style:family="text">
      <style:text-properties style:font-name="Linux Libertine S.O.Cist.1" fo:font-size="12pt" fo:font-style="normal" officeooo:rsid="0053956e" style:font-size-asian="12pt" style:font-style-asian="normal" style:font-style-complex="normal"/>
    </style:style>
    <style:style style:name="T221" style:family="text">
      <style:text-properties style:font-name="Linux Libertine S.O.Cist.1" fo:font-size="12pt" fo:font-style="normal" officeooo:rsid="0055288f" style:font-size-asian="12pt" style:font-style-asian="normal" style:font-style-complex="normal"/>
    </style:style>
    <style:style style:name="T222" style:family="text">
      <style:text-properties style:font-name="Linux Libertine S.O.Cist.1" fo:font-size="12pt" fo:font-style="normal" officeooo:rsid="000cfcd8" style:font-size-asian="12pt" style:font-style-asian="normal" style:font-style-complex="normal"/>
    </style:style>
    <style:style style:name="T223" style:family="text">
      <style:text-properties style:font-name="Linux Libertine S.O.Cist.1" fo:font-size="12pt" fo:font-style="normal" officeooo:rsid="009dcb28" style:font-size-asian="12pt" style:font-style-asian="normal" style:font-style-complex="normal"/>
    </style:style>
    <style:style style:name="T224" style:family="text">
      <style:text-properties style:font-name="Linux Libertine S.O.Cist.1" fo:font-size="12pt" fo:font-style="normal" officeooo:rsid="003d932d" style:font-size-asian="12pt" style:font-style-asian="normal" style:font-style-complex="normal"/>
    </style:style>
    <style:style style:name="T225" style:family="text">
      <style:text-properties style:font-name="Linux Libertine S.O.Cist.1" fo:font-size="12pt" fo:font-style="normal" officeooo:rsid="009e8b92" style:font-size-asian="12pt" style:font-style-asian="normal" style:font-style-complex="normal"/>
    </style:style>
    <style:style style:name="T226" style:family="text">
      <style:text-properties style:font-name="Linux Libertine S.O.Cist.1" fo:font-size="12pt" fo:font-style="normal" officeooo:rsid="00330319" style:font-size-asian="12pt" style:font-style-asian="normal" style:font-size-complex="12pt" style:font-style-complex="normal"/>
    </style:style>
    <style:style style:name="T227" style:family="text">
      <style:text-properties style:font-name="Linux Libertine S.O.Cist.1" fo:font-size="12pt" fo:font-style="normal" officeooo:rsid="0063b44f" style:font-size-asian="12pt" style:font-style-asian="normal" style:font-size-complex="12pt" style:font-style-complex="normal"/>
    </style:style>
    <style:style style:name="T228" style:family="text">
      <style:text-properties style:font-name="Linux Libertine S.O.Cist.1" fo:font-size="12pt" fo:font-style="normal" officeooo:rsid="009815ae" style:font-size-asian="12pt" style:font-style-asian="normal" style:font-size-complex="12pt" style:font-style-complex="normal"/>
    </style:style>
    <style:style style:name="T229" style:family="text">
      <style:text-properties style:font-name="Linux Libertine S.O.Cist.1" fo:font-size="12pt" fo:font-style="normal" officeooo:rsid="006405ac" style:font-size-asian="12pt" style:font-style-asian="normal" style:font-size-complex="12pt" style:font-style-complex="normal"/>
    </style:style>
    <style:style style:name="T230" style:family="text">
      <style:text-properties style:font-name="Linux Libertine S.O.Cist.1" fo:font-size="12pt" fo:font-style="normal" officeooo:rsid="00990023" style:font-size-asian="12pt" style:font-style-asian="normal" style:font-size-complex="12pt" style:font-style-complex="normal"/>
    </style:style>
    <style:style style:name="T231" style:family="text">
      <style:text-properties style:font-name="Linux Libertine S.O.Cist.1" fo:font-size="12pt" fo:font-style="normal" officeooo:rsid="00a06cd0" style:font-size-asian="12pt" style:font-style-asian="normal" style:font-size-complex="12pt" style:font-style-complex="normal"/>
    </style:style>
    <style:style style:name="T232" style:family="text">
      <style:text-properties style:font-name="Linux Libertine S.O.Cist.1" fo:font-size="12pt" officeooo:rsid="0034eb02" style:font-size-asian="12pt" style:font-size-complex="12pt"/>
    </style:style>
    <style:style style:name="T233" style:family="text">
      <style:text-properties style:font-name="Linux Libertine S.O.Cist.1" fo:font-size="12pt" officeooo:rsid="0093e32c" style:font-size-asian="12pt" style:font-size-complex="12pt"/>
    </style:style>
    <style:style style:name="T234" style:family="text">
      <style:text-properties style:font-name="Linux Libertine S.O.Cist.1" fo:font-size="12pt" officeooo:rsid="005b851a" style:font-size-asian="12pt" style:font-size-complex="12pt"/>
    </style:style>
    <style:style style:name="T235" style:family="text">
      <style:text-properties style:font-name="Linux Libertine S.O.Cist.1" fo:font-size="12pt" officeooo:rsid="00330319" style:font-size-asian="12pt" style:font-size-complex="12pt"/>
    </style:style>
    <style:style style:name="T236" style:family="text">
      <style:text-properties style:font-name="Linux Libertine S.O.Cist.1" fo:font-size="12pt" officeooo:rsid="00331718" style:font-size-asian="12pt" style:font-size-complex="12pt"/>
    </style:style>
    <style:style style:name="T237" style:family="text">
      <style:text-properties style:font-name="Linux Libertine S.O.Cist.1" fo:font-size="12pt" officeooo:rsid="001fd901" style:font-size-asian="12pt" style:font-size-complex="12pt"/>
    </style:style>
    <style:style style:name="T238" style:family="text">
      <style:text-properties style:font-name="Linux Libertine S.O.Cist.1" fo:font-size="12pt" officeooo:rsid="008d4665" style:font-size-asian="12pt" style:font-size-complex="12pt"/>
    </style:style>
    <style:style style:name="T239" style:family="text">
      <style:text-properties style:font-name="Linux Libertine S.O.Cist.1" fo:font-size="12pt" officeooo:rsid="009e8b92" style:font-size-asian="12pt" style:font-size-complex="12pt"/>
    </style:style>
    <style:style style:name="T240" style:family="text">
      <style:text-properties style:font-name="Linux Libertine S.O.Cist.1" fo:font-size="12pt" officeooo:rsid="00363e68" style:font-size-asian="12pt" style:font-size-complex="12pt"/>
    </style:style>
    <style:style style:name="T241" style:family="text">
      <style:text-properties style:font-name="Linux Libertine S.O.Cist.1" fo:font-size="12pt" officeooo:rsid="00295bec" style:font-size-asian="12pt" style:font-size-complex="12pt"/>
    </style:style>
    <style:style style:name="T242" style:family="text">
      <style:text-properties style:font-name="Linux Libertine S.O.Cist.1" fo:font-size="12pt" officeooo:rsid="00587db2" style:font-size-asian="12pt" style:font-size-complex="12pt"/>
    </style:style>
    <style:style style:name="T243" style:family="text">
      <style:text-properties style:font-name="Linux Libertine S.O.Cist.1" fo:font-size="12pt" officeooo:rsid="00a06cd0" style:font-size-asian="12pt" style:font-size-complex="12pt"/>
    </style:style>
    <style:style style:name="T244" style:family="text">
      <style:text-properties style:font-name="Linux Libertine S.O.Cist.1" fo:font-size="12pt" officeooo:rsid="006405ac" style:font-size-asian="12pt" style:font-size-complex="12pt"/>
    </style:style>
    <style:style style:name="T245" style:family="text">
      <style:text-properties style:font-name="Linux Libertine S.O.Cist.1" fo:font-size="12pt" officeooo:rsid="0065a901" style:font-size-asian="12pt" style:font-size-complex="12pt"/>
    </style:style>
    <style:style style:name="T246" style:family="text">
      <style:text-properties style:font-name="Linux Libertine S.O.Cist.1" fo:font-size="12pt" officeooo:rsid="00a083b2" style:font-size-asian="12pt" style:font-size-complex="12pt"/>
    </style:style>
    <style:style style:name="T247" style:family="text">
      <style:text-properties style:font-name="Linux Libertine S.O.Cist.1" fo:font-size="12pt" fo:font-style="italic" officeooo:rsid="0093e32c" style:font-size-asian="12pt" style:font-style-asian="italic" style:font-size-complex="12pt" style:font-style-complex="italic"/>
    </style:style>
    <style:style style:name="T248" style:family="text">
      <style:text-properties style:font-name="Linux Libertine S.O.Cist.1" fo:font-size="12pt" fo:font-style="italic" officeooo:rsid="00331718" style:font-size-asian="12pt" style:font-style-asian="italic" style:font-size-complex="12pt" style:font-style-complex="italic"/>
    </style:style>
    <style:style style:name="T249" style:family="text">
      <style:text-properties style:font-name="Linux Libertine S.O.Cist.1" fo:font-size="12pt" fo:font-style="italic" officeooo:rsid="003d932d" style:font-size-asian="12pt" style:font-style-asian="italic" style:font-style-complex="italic"/>
    </style:style>
    <style:style style:name="T250" style:family="text">
      <style:text-properties style:font-name="Linux Libertine S.O.Cist.1" fo:font-size="12pt" fo:language="cs" fo:country="CZ" officeooo:rsid="0025253f" style:font-size-asian="12pt" style:language-asian="zh" style:country-asian="CN" style:language-complex="hi" style:country-complex="IN"/>
    </style:style>
    <style:style style:name="T251" style:family="text">
      <style:text-properties style:font-name="Linux Libertine S.O.Cist.1" fo:font-size="12pt" fo:language="cs" fo:country="CZ" officeooo:rsid="009dcb28" style:font-size-asian="12pt" style:language-asian="zh" style:country-asian="CN" style:language-complex="hi" style:country-complex="IN"/>
    </style:style>
    <style:style style:name="T252" style:family="text">
      <style:text-properties style:font-name="Linux Libertine S.O.Cist.1" fo:font-size="12pt" fo:language="cs" fo:country="CZ" officeooo:rsid="00080e34" style:font-size-asian="12pt" style:language-asian="zh" style:country-asian="CN" style:language-complex="hi" style:country-complex="IN"/>
    </style:style>
    <style:style style:name="T253" style:family="text">
      <style:text-properties style:font-name="Linux Libertine S.O.Cist.1" fo:font-size="12pt" fo:language="cs" fo:country="CZ" officeooo:rsid="000dd09a" style:font-size-asian="12pt" style:language-asian="zh" style:country-asian="CN" style:language-complex="hi" style:country-complex="IN"/>
    </style:style>
    <style:style style:name="T254" style:family="text">
      <style:text-properties style:font-name="Linux Libertine S.O.Cist.1" fo:font-size="12pt" fo:language="cs" fo:country="CZ" fo:font-style="italic" officeooo:rsid="000dd09a" style:font-size-asian="12pt" style:language-asian="zh" style:country-asian="CN" style:font-style-asian="italic" style:language-complex="hi" style:country-complex="IN" style:font-style-complex="italic"/>
    </style:style>
    <style:style style:name="T255" style:family="text">
      <style:text-properties officeooo:rsid="0096432a"/>
    </style:style>
    <style:style style:name="T256" style:family="text">
      <style:text-properties officeooo:rsid="009dcb28"/>
    </style:style>
    <style:style style:name="T257" style:family="text">
      <style:text-properties officeooo:rsid="00a083b2"/>
    </style:style>
    <style:style style:name="T258" style:family="text">
      <style:text-properties officeooo:rsid="00a2a4fb"/>
    </style:style>
    <style:style style:name="T259" style:family="text">
      <style:text-properties fo:font-size="10pt" fo:font-style="normal" officeooo:rsid="00a78354" style:font-size-asian="12pt" style:font-style-asian="normal" style:font-style-complex="normal"/>
    </style:style>
    <style:style style:name="T260" style:family="text">
      <style:text-properties officeooo:rsid="00a8ac0b"/>
    </style:style>
    <style:style style:name="T261" style:family="text">
      <style:text-properties officeooo:rsid="00a9eebf"/>
    </style:style>
    <style:style style:name="T262" style:family="text">
      <style:text-properties officeooo:rsid="00aa4c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25">Prima Die</text:p>
            <text:p text:style-name="P28">infra Octavam Omnium SS. Ante Dominicam j. Novembris.</text:p>
          </table:table-cell>
          <table:covered-table-cell/>
        </table:table-row>
        <table:table-row table:style-name="Tabulka1.1">
          <table:table-cell table:style-name="Tabulka1.A1" office:value-type="string">
            <text:p text:style-name="P38">In I. Nocturno</text:p>
            <text:p text:style-name="P43">De libro secúndo Machabæórum.</text:p>
            <text:p text:style-name="P37">Lectio j. <text:span text:style-name="T12">Cap. 9.</text:span></text:p>
            <text:p text:style-name="P51">E<text:span text:style-name="T183">ódem</text:span> témpore Antíochus inhonéste revertebátur de Pérside. Intráverat enim in eam, quæ d<text:span text:style-name="T218">í</text:span>citur Persépolis, et tentávit expoliáre templum, et civitátem opprímere : sed multitúdine ad arma concurrénte, in fugam versi sunt : et ita cóntigit ut Antíochus post fugam túrpiter redíret. Et cum venísset circa Ecbátanam, recognóvit quæ erga Nicánorem, et Timótheum gesta sunt.</text:p>
            <text:p text:style-name="P51"/>
          </table:table-cell>
          <table:table-cell table:style-name="Tabulka1.A1" office:value-type="string">
            <text:p text:style-name="P44"><text:s/></text:p>
            <text:p text:style-name="P2"/>
            <text:p text:style-name="P2"/>
            <text:p text:style-name="P67">V<text:span text:style-name="T203">e</text:span> <text:span text:style-name="T218">stejné </text:span>době se Antiochos <text:span text:style-name="T218">ostudně </text:span>vracel s nepořízenou z perských končin. Přitáhl totiž k Persepoli, kde se pokusil vyloupit chrám a zmocnit se města. Když se však pozdvihlo množství lidu, aby se zbraní hájilo město, stalo se, že Antiochos byl obyvateli odražen a musel se dát s hanbou na ústup. Když byl u Ekbatan, dostihla ho zpráva o tom, co se stalo s Níkánórem a s Timoteovou družinou. </text:p>
          </table:table-cell>
        </table:table-row>
        <table:table-row table:style-name="Tabulka1.1">
          <table:table-cell table:style-name="Tabulka1.A1" office:value-type="string">
            <text:p text:style-name="P37">Lectio ij.</text:p>
            <text:p text:style-name="P52">E<text:span text:style-name="T183">látus</text:span> autem in ira, arbitrabátur se injúriam illórum, qui se fugáverant, posse in Judæos retorquére : ideóque jussit agitári currum suum, sine intermissióne agens iter, cœlésti eum judício perurgénte, eo quod ita supérbe locútus est se ventúrum Jerosólymam, et congériem sepúlchri Judæórum eam factúrum. Sed qui univérsa cónspicit Dóminus Deus Israël, percússit eum insanábili, et invisíbili plaga.</text:p>
            <text:p text:style-name="P15"/>
          </table:table-cell>
          <table:table-cell table:style-name="Tabulka1.A1" office:value-type="string">
            <text:p text:style-name="P3"/>
            <text:p text:style-name="P53"><text:span text:style-name="T183">Velmi</text:span> ho to rozzuřilo a umínil si, že na <text:span text:style-name="T119">Ž</text:span>idech pomstí svůj potupný ústup. Proto nařídil svému vozatajovi, aby bez odpočinku jel cvalem až do cíle cesty. To už se však nad ním vznášel soud Nebe, neboť ve své pýše prohlásil: „Až tam dorazím, udělám z Jeru<text:span text:style-name="T218">s</text:span>aléma hromadný hrob <text:span text:style-name="T119">Ž</text:span>idů.“ <text:s/>Vševidoucí Hospodin, Bůh I<text:span text:style-name="T218">s</text:span>raele, postihl jej nevyléčitelnou a neviditelnou ranou.</text:p>
          </table:table-cell>
        </table:table-row>
        <table:table-row table:style-name="Tabulka1.1">
          <table:table-cell table:style-name="Tabulka1.A1" office:value-type="string">
            <text:p text:style-name="P37">Lectio iij.</text:p>
            <text:p text:style-name="P52">U<text:span text:style-name="T183">t</text:span> enim finívit hunc ipsum sermónem, apprehéndit eum dolor dirus víscerum, et amára internórum torménta: et quidem satis juste, quippe qui multis, et novis cruciátibus, aliórum tórserat víscera, licet ille nullo modo a sua malítia cessáret. Super hoc autem supérbia replétus, ignem spirans ánimo in Judæos, et præcípiens accelerári negótium, cóntigit illum ímpetu eúntem de curru cádere, et gravi córporis collisióne membra vexári.</text:p>
            <text:p text:style-name="P4"/>
          </table:table-cell>
          <table:table-cell table:style-name="Tabulka1.A1" office:value-type="string">
            <text:p text:style-name="P3"/>
            <text:p text:style-name="P53"><text:span text:style-name="T183">Sotva </text:span>totiž vyslovil svou hrozbu, zachvátily ho nesnesitelné bolesti útrob a nápor svíjivé vnitřní křeče. Spravedlivá odplata stihla toho, který sám trýznil nitro druhých mnohými a neslýchanými bolestmi. Královu <text:span text:style-name="T218">zlobu</text:span> to však nijak nezmenšilo; byl zpupnosti tak plný, že v hněvu sesílal oheň na Židy a pobízel k ostřejší jízdě. A tak se stalo, že vypadl z uhánějícího vozu a těžkým pádem se mu vykloubily všechny údy těla.</text:p>
          </table:table-cell>
        </table:table-row>
        <table:table-row table:style-name="Tabulka1.1">
          <table:table-cell table:style-name="Tabulka1.A1" table:number-columns-spanned="2" office:value-type="string">
            <text:p text:style-name="P49"><text:span text:style-name="T1">D</text:span><text:span text:style-name="T7">ominica j</text:span><text:span text:style-name="T11">.</text:span></text:p>
            <text:p text:style-name="P10"><text:span text:style-name="T3">Novembris</text:span><text:span text:style-name="T2">.</text:span></text:p>
          </table:table-cell>
          <table:covered-table-cell/>
        </table:table-row>
        <table:table-row table:style-name="Tabulka1.1">
          <table:table-cell table:style-name="Tabulka1.A1" office:value-type="string">
            <text:p text:style-name="P38">In I. Nocturno</text:p>
            <text:p text:style-name="P43">Incipit liber Ezechiélis Prophétæ.</text:p>
            <text:p text:style-name="P37">Lectio j. <text:span text:style-name="T12">Cap. 1.</text:span></text:p>
            <text:p text:style-name="P51">E<text:span text:style-name="T184">t</text:span> factum est in trigésimo anno, in quarto, in quinta mensis, cum essem in médio captivórum juxta flúvium Chobar, apérti sunt cœli, et vidi visiónes Dei. In quinta mensis, ipse est annus quintus transmigratiónis regis Jóachi<text:span text:style-name="T13">n</text:span>, <text:span text:style-name="T13">f</text:span>actum est verbum Dómini ad Ezechiélem fílium Buzi sacerdótem, in terra Chaldæórum, secus flumen Chobar: et facta est super eum ibi manus <text:soft-page-break/>Dómini.</text:p>
            <text:p text:style-name="P51"/>
          </table:table-cell>
          <table:table-cell table:style-name="Tabulka1.A1" office:value-type="string">
            <text:p text:style-name="P44"><text:s/></text:p>
            <text:p text:style-name="P2"/>
            <text:p text:style-name="P2"/>
            <text:p text:style-name="P68"><text:span text:style-name="T183">Třicátého</text:span>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14">ch</text:span>aldejské zemi u průplavu Kebaru. Tam na něm spočinula Hospodinova <text:soft-page-break/>ruka. <text:s/></text:p>
          </table:table-cell>
        </table:table-row>
        <table:table-row table:style-name="Tabulka1.1">
          <table:table-cell table:style-name="Tabulka1.A1" office:value-type="string">
            <text:p text:style-name="P37">Lectio ij.</text:p>
            <text:p text:style-name="P52">E<text:span text:style-name="T184">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text:p>
            <text:p text:style-name="P15"/>
          </table:table-cell>
          <table:table-cell table:style-name="Tabulka1.A1" office:value-type="string">
            <text:p text:style-name="P3"/>
            <text:p text:style-name="P53"><text:span text:style-name="T183">Viděl</text:span>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text:p>
          </table:table-cell>
        </table:table-row>
        <table:table-row table:style-name="Tabulka1.1">
          <table:table-cell table:style-name="Tabulka1.A1" office:value-type="string">
            <text:p text:style-name="P37">Lectio iij.</text:p>
            <text:p text:style-name="P52">P<text:span text:style-name="T183">edes</text:span> eórum, pedes recti, et planta pedis eórum quasi planta pedis vítuli: et scintíllæ quasi aspéctus æris candéntis. E<text:span text:style-name="T15">t</text:span> manus hóminis sub pennis eórum, in quátuor pártibus: et fácies et pennas per quátuor partes habébant, <text:span text:style-name="T14">j</text:span>unctǽque erant pennæ eórum altérius ad álterum. Non revertebántur cum incéderent, sed unumquódque ante fáciem suam gradiebátur. </text:p>
            <text:p text:style-name="P4"/>
          </table:table-cell>
          <table:table-cell table:style-name="Tabulka1.A1" office:value-type="string">
            <text:p text:style-name="P3"/>
            <text:p text:style-name="P53"><text:span text:style-name="T183">Nohy</text:span> měly rovné, ale chodidla byla jako chodidla býčka, jiskřila jako vyleštěný bronz. Ruce měly lidské, a to pod křídly na čtyřech stranách; měly po čtyřech tvářích a křídlech. Svými křídly se přimykaly jedna k druhé. Při chůzi se neotáčely, každá se pohybovala přímo vpřed. </text:p>
          </table:table-cell>
        </table:table-row>
        <table:table-row table:style-name="Tabulka1.1">
          <table:table-cell table:style-name="Tabulka1.A1" office:value-type="string">
            <text:p text:style-name="P37">Lectio i<text:span text:style-name="T16">v</text:span>.</text:p>
            <text:p text:style-name="P52">S<text:span text:style-name="T183">imilitúdo</text:span> autem vultus eórum, fácies hóminis et fácies leónis a dextris ipsórum quátuor, fácies autem bovis a sinístris ipsórum quátuor, et fácies áquilæ désuper ipsórum quátuor. Fá<text:span text:style-name="T17">cies</text:span> eórum et pennæ eórum exténtæ désuper: duæ pennæ singulórum jungebántur, et duæ tegébant córpora eórum: Et unumquódque eórum coram fácie sua ambulábat: ubi erat ímpetus spíritus, illuc gradiebántur, nec revertebántur cum ambulárent. </text:p>
            <text:p text:style-name="P4"/>
          </table:table-cell>
          <table:table-cell table:style-name="Tabulka1.A1" office:value-type="string">
            <text:p text:style-name="P3"/>
            <text:p text:style-name="P60"><text:span text:style-name="T202">Jejich</text:span><text:span text:style-name="T18"> tváře se podobaly tváři lidské, zprava měly všechny čtyři tváře lví a zleva měly všechny čtyři tváře býčí a všechny čtyři měly také tváře orlí. </text:span>Takové byly jejich tváře; jejich křídla byla rozpjata vzhůru. Každá se přimykala dvěma křídly k druhé a dvěma si přikrývaly těla. Každá se pohybovala přímo vpřed. Chodily podle toho, kam je vedl duch; při chůzi se neotáčely. </text:p>
          </table:table-cell>
        </table:table-row>
        <table:table-row table:style-name="Tabulka1.1">
          <table:table-cell table:style-name="Tabulka1.A1" office:value-type="string">
            <text:p text:style-name="P45">In II. Nocturno</text:p>
            <text:p text:style-name="P14">De expositióne sancti Gregórii Papæ </text:p>
            <text:p text:style-name="P14">in Ezechiélem Prophétam.</text:p>
            <text:p text:style-name="P29">Lib. 1. Homilia 2.</text:p>
            <text:p text:style-name="P11"><text:bookmark-start text:name="__DdeLink__2400_167314470911311111"/><text:span text:style-name="T4">Lectio</text:span><text:bookmark-end text:name="__DdeLink__2400_167314470911311111"/><text:span text:style-name="T4"> v.</text:span></text:p>
            <text:p text:style-name="P72"><text:span text:style-name="T127">U</text:span><text:span text:style-name="T185">sus</text:span><text:span text:style-name="T127"> prophéticæ locutiónis est, ut prius persónam, tempus locúmque descríbat, et póstmodum dícere mystéria prophetíæ incípiat; quátenus ad veritátem solídius ostendéndam, ante históriæ radícem figat, et post fructus spíritus per signa et all</text:span><text:span text:style-name="T128">e</text:span><text:span text:style-name="T127">gorías próferat.</text:span></text:p>
            <text:p text:style-name="P7"/>
          </table:table-cell>
          <table:table-cell table:style-name="Tabulka1.A1" office:value-type="string">
            <text:p text:style-name="P6"/>
            <text:p text:style-name="P6"/>
            <text:p text:style-name="P6"/>
            <text:p text:style-name="P6"/>
            <text:p text:style-name="P6"/>
            <text:p text:style-name="P72"><text:span text:style-name="T21">U prorock</text:span><text:span text:style-name="T39">é</text:span><text:span text:style-name="T21"> řeč</text:span><text:span text:style-name="T39">i</text:span><text:span text:style-name="T21"> bývá zvykem, že nej</text:span><text:span text:style-name="T22">prve</text:span><text:span text:style-name="T21"> uvede osob</text:span><text:span text:style-name="T22">u</text:span><text:span text:style-name="T21">, čas a místo, a pak začíná </text:span><text:span text:style-name="T22">vyprávět </text:span><text:span text:style-name="T21">samotné tajemné proroctví. </text:span><text:span text:style-name="T22">Aby pak lépe ukázala pravdu, </text:span><text:span text:style-name="T23">nejprve zapustí kořeny v dějinách, a poté přinese duchovní plody skrze znamení a jinotaje. </text:span></text:p>
          </table:table-cell>
        </table:table-row>
        <table:table-row table:style-name="Tabulka1.1">
          <table:table-cell table:style-name="Tabulka1.A1" office:value-type="string">
            <text:p text:style-name="P30">Lectio vj.</text:p>
            <text:p text:style-name="P123">S<text:span text:style-name="T183">ed</text:span> prima quæstio nobis óritur, cur is, qui nihil adhuc díxerat, ita exórsus est, dicens: Et factum est in trigésimo anno. Et, namque sermo conjunctiónis est: et scimus, quia non conjúngitur sermo súbsequens, nisi sermóni præcedénti. Qui ígitur ni<text:soft-page-break/>hil díxerat, cur dicit: Et factum est: cum non sit sermo, cui hoc quod íncipit, subjúngat? Qua in re intuéndum est, quia sicut nos corporália, sic Prophétæ sensu spiritália aspíciunt: eísque et illa sunt præséntia, quæ nostræ ignorántiæ abséntia vidéntur.</text:p>
            <text:p text:style-name="P12"/>
          </table:table-cell>
          <table:table-cell table:style-name="Tabulka1.A1" office:value-type="string">
            <text:p text:style-name="P6"/>
            <text:p text:style-name="P77"><text:span text:style-name="T189">Avšak</text:span><text:span text:style-name="T20"> vyvstává nám první otázka, proč ten, který až doposud nic neřekl, najednou </text:span><text:span text:style-name="T24">vstal</text:span><text:span text:style-name="T20"> a řekl: „A stalo se ve třicátém roce.“ </text:span><text:span text:style-name="T24">Neboť</text:span><text:span text:style-name="T20"> toto je věta spojovací. </text:span><text:span text:style-name="T24">My však </text:span><text:span text:style-name="T20">víme, že </text:span><text:span text:style-name="T24">může </text:span><text:span text:style-name="T20">pouze spoj</text:span><text:span text:style-name="T24">ovat</text:span><text:span text:style-name="T20"> větu předchozí s větou následující. Proč tedy ten, který </text:span><text:soft-page-break/><text:span text:style-name="T24">ještě</text:span><text:span text:style-name="T20"> nic neřekl, </text:span><text:span text:style-name="T24">mohl</text:span><text:span text:style-name="T20"> ří</text:span><text:span text:style-name="T24">ci</text:span><text:span text:style-name="T20">: „A stalo se,“ když není věta, ke které by to, co právě řekl, připojil? Pokud se na tu věc podíváme blíže, uvidíme, že stejně jako my posloucháme slova tělesná, Proroci svými smysly přijímají slova duchovní. Oni tedy vidí i věci, které nám v naší neznalosti </text:span><text:span text:style-name="T24">unikají</text:span><text:span text:style-name="T20">.</text:span></text:p>
          </table:table-cell>
        </table:table-row>
        <table:table-row table:style-name="Tabulka1.1">
          <table:table-cell table:style-name="Tabulka1.A1" office:value-type="string">
            <text:p text:style-name="P30">Lectio vij.</text:p>
            <text:p text:style-name="P123">U<text:span text:style-name="T183">nde</text:span> fit, ut in mente Prophetárum ita conjúncta sint exterióribus interióra, quátenus simul útraque vídeant: simúlque in eis fiat et intus verbum, quod áudiunt, et foris quod dicunt. Patet ígitur causa, cur, qui nihil díxerat, inchoávit, dicens: Et factum est in trigésimo anno: quia hoc verbum, quod foris prótulit, illi verbo, quod intus audíerat, conjúnxit.</text:p>
            <text:p text:style-name="P8"/>
          </table:table-cell>
          <table:table-cell table:style-name="Tabulka1.A1" office:value-type="string">
            <text:p text:style-name="P6"/>
            <text:p text:style-name="P74"><text:span text:style-name="T20">A </text:span><text:span text:style-name="T25">tak se </text:span><text:span text:style-name="T24">může </text:span><text:span text:style-name="T25">stá</text:span><text:span text:style-name="T24">t</text:span><text:span text:style-name="T25">, že v mysli Proroků jsou věci vnitřní natolik spojeny s věcmi vnějšími, že oboje vidí najednou. Ve stejný okamžik tedy uvnitř přijde slovo, které uslyší, a ven </text:span><text:span text:style-name="T24">vyjde </text:span><text:span text:style-name="T25">to, které řeknou. </text:span><text:span text:style-name="T26">Již je tedy jasné, proč ten, který nic neřekl, najednou začne slovy: „A stalo se v třicátém roce.“ Neboť ta věta, kterou navenek pronesl, je spojená s větou, kterou uslyšel </text:span><text:span text:style-name="T24">pouze</text:span><text:span text:style-name="T26"> uvnitř. </text:span></text:p>
          </table:table-cell>
        </table:table-row>
        <table:table-row table:style-name="Tabulka1.1">
          <table:table-cell table:style-name="Tabulka1.A1" office:value-type="string">
            <text:p text:style-name="P30">Lectio viij.</text:p>
            <text:p text:style-name="P74"><text:span text:style-name="T120">C</text:span><text:span text:style-name="T186">ontinuávit</text:span><text:span text:style-name="T120"> ergo verba, quæ prótulit visióni íntimæ, et idcírco íncipit, dicens: Et factum est. Subjúnxit enim hoc quod extérius loqui ínchoat: ac si et illud foris sit, quod intus vidit. Hoc autem quod dícitur, quia in trigésimo anno spíritum prophetíæ accéperit, índicat áliquid nobis considerándum: vidélicet quia juxta ratiónis usum, doctrínæ sermo non súppetit, nisi in ætáte perfécta. Unde et ipse Dóminus anno duodéc</text:span><text:span text:style-name="T121">i</text:span><text:span text:style-name="T120">mo ætátis suæ in médio Doctórum in templo sedens, non docens, sed intérrogans vóluit inveníri.</text:span></text:p>
            <text:p text:style-name="P12"/>
          </table:table-cell>
          <table:table-cell table:style-name="Tabulka1.A1" office:value-type="string">
            <text:p text:style-name="P6"/>
            <text:p text:style-name="P79"><text:span text:style-name="T189">Pokračoval</text:span><text:span text:style-name="T20"> tedy ve slovech, která byla pronesena v osobním vidění, a proto mohl říct: „A stalo se.“ Připojil tedy to, co navenek začíná mluvit, </text:span><text:span text:style-name="T42">jako by bylo vysloveno i </text:span><text:span text:style-name="T20">to, co vidě</text:span><text:span text:style-name="T24">l </text:span><text:span text:style-name="T20">uvnitř. Avšak to, co je řečeno, že v třicátém roce přijal ducha proroctví, poukazuje na něco, co bychom </text:span><text:span text:style-name="T24">si </text:span><text:span text:style-name="T20">měli </text:span><text:span text:style-name="T24">uvědomit</text:span><text:span text:style-name="T20">: totiž </text:span><text:span text:style-name="T24">skutečnost</text:span><text:span text:style-name="T20">, že dá rozum, </text:span><text:span text:style-name="T24">aby</text:span><text:span text:style-name="T20"> Bůh nabíz</text:span><text:span text:style-name="T24">el </text:span><text:span text:style-name="T20">slova učení až v dospělém věku. Proto i sám Pán, když ve věku </text:span><text:span text:style-name="T24">svých </text:span><text:span text:style-name="T20">dvanácti let seděl uprostřed Učenců, chtěl, abychom jej nalezli, jak se ptá, a ne jak učí. </text:span></text:p>
          </table:table-cell>
        </table:table-row>
        <table:table-row table:style-name="Tabulka1.1">
          <table:table-cell table:style-name="Tabulka1.A1" office:value-type="string">
            <text:p text:style-name="P47">Privatis Diebus</text:p>
            <text:p text:style-name="P26">post Festum Omnium Sanctorum.</text:p>
            <text:p text:style-name="P31">Infra Hebdomadam</text:p>
            <text:p text:style-name="P31">Dominicæ j. Novembris.</text:p>
            <text:p text:style-name="P22">Prima Die</text:p>
            <text:p text:style-name="P33">non impedita.</text:p>
            <text:p text:style-name="P17"/>
          </table:table-cell>
          <table:table-cell table:style-name="Tabulka1.A1" office:value-type="string">
            <text:p text:style-name="P48">Ve všedních dnech</text:p>
            <text:p text:style-name="P27"><text:span text:style-name="T19">po </text:span><text:span text:style-name="T46">Svátku Všech Svatých</text:span><text:span text:style-name="T19">.</text:span></text:p>
            <text:p text:style-name="P36">V Týdnu po</text:p>
            <text:p text:style-name="P9"><text:span text:style-name="T6">I. Neděli v Listopadu</text:span><text:span text:style-name="T5">.</text:span></text:p>
            <text:p text:style-name="P24">První Den</text:p>
            <text:p text:style-name="P36">bez jiných svátků.</text:p>
            <text:p text:style-name="P19"/>
          </table:table-cell>
        </table:table-row>
        <table:table-row table:style-name="Tabulka1.1">
          <table:table-cell table:style-name="Tabulka1.A1" office:value-type="string">
            <text:p text:style-name="P17">De Ezechiéle Prophéta.</text:p>
            <text:p text:style-name="P34">Lectio <text:span text:style-name="T131">j</text:span>. Cap. <text:span text:style-name="T131">2</text:span>.</text:p>
            <text:p text:style-name="P126">E<text:span text:style-name="T183">t</text:span> audívi loquéntem ad me, et dicéntem: Fili hóminis, mitto ego te ad fílios Israël, ad Gentes apostatríces, quæ recessérunt a me: ipsi, et patres eórum prævaricáti sunt pactum meum usque ad diem hanc. Et fílii dura fácie, et indomábili corde sunt, ad quos ego mitto te: et dices ad eos: Hæc dicit Dóminus Deus: Si forte vel ipsi áudiant, et si forte quiéscant, quóniam domus exásperans est: et scient quia Prophéta fúerit in médio eórum.</text:p>
            <text:p text:style-name="P127"/>
          </table:table-cell>
          <table:table-cell table:style-name="Tabulka1.A1" office:value-type="string">
            <text:p text:style-name="P81"/>
            <text:p text:style-name="P81"/>
            <text:p text:style-name="P90"><text:span text:style-name="T79">A</text:span><text:span text:style-name="T78"> slyšel jsem, </text:span><text:span text:style-name="T79">jak</text:span><text:span text:style-name="T78"> ke mně mluví a praví: „Synu člověk</text:span><text:span text:style-name="T79">a</text:span><text:span text:style-name="T78">! </text:span><text:span text:style-name="T112">P</text:span><text:span text:style-name="T78">osílám </text:span><text:span text:style-name="T112">tě </text:span><text:span text:style-name="T78">k synům Israel</text:span><text:span text:style-name="T79">ským</text:span><text:span text:style-name="T78">, k odpadlým </text:span><text:span text:style-name="T79">P</text:span><text:span text:style-name="T78">ohanům, kteří ode mne odstoupili; oni i jejich otcové přestupovali mou smlouvu až do </text:span><text:span text:style-name="T114">tohoto dne</text:span><text:span text:style-name="T78">. Lidé drzé tváře a nezkrotného srdce jsou jejich synové, k nimž já tebe posílám. A řekneš jim: „Toto praví Pán Bůh!“ Ať </text:span><text:span text:style-name="T112">už tedy</text:span><text:span text:style-name="T78"> poslechnou nebo neposlechnou, </text:span><text:span text:style-name="T79">neboť </text:span><text:span text:style-name="T78">je to plémě </text:span><text:span text:style-name="T79">v</text:span><text:span text:style-name="T78">zpurné; ať vědí, že </text:span><text:span text:style-name="T79">uprostřed </text:span><text:span text:style-name="T78">ni</text:span><text:span text:style-name="T79">ch </text:span><text:span text:style-name="T78">byl </text:span><text:span text:style-name="T79">P</text:span><text:span text:style-name="T78">rorok. </text:span></text:p>
          </table:table-cell>
        </table:table-row>
        <table:table-row table:style-name="Tabulka1.1">
          <table:table-cell table:style-name="Tabulka1.A1" office:value-type="string">
            <text:p text:style-name="P32">Lectio <text:span text:style-name="T132">i</text:span>j.</text:p>
            <text:p text:style-name="P128"><text:soft-page-break/>T<text:span text:style-name="T183">u</text:span> ergo, fili hóminis ne timeas eos, neque sermónes eórum métuas: quóniam incréduli, et subversóres sunt tecum, et cum scorpiónibus hábitas. Verba eórum ne tímeas, et vultus eórum ne formídes: quia domus exásperans est. Loquéris ergo verba mea ad eos, si forte áudiant, et quiéscant: quóniam irritatóres sunt.</text:p>
            <text:p text:style-name="P16"/>
          </table:table-cell>
          <table:table-cell table:style-name="Tabulka1.A1" office:value-type="string">
            <text:p text:style-name="P5"/>
            <text:p text:style-name="P132"><text:soft-page-break/><text:span text:style-name="T209">Proto</text:span><text:span text:style-name="T250"> </text:span><text:span text:style-name="T251">tedy </text:span><text:span text:style-name="T250">ty, synu člověk</text:span><text:span text:style-name="T252">a</text:span><text:span text:style-name="T250">, neboj se jich, a z jejich řečí </text:span><text:span text:style-name="T253">ne</text:span><text:span text:style-name="T250">měj strach; jsou </text:span><text:span text:style-name="T252">totiž</text:span><text:span text:style-name="T250"> nevěřící a </text:span><text:span text:style-name="T252">vzpurní</text:span><text:span text:style-name="T250"> proti tobě a </text:span><text:span text:style-name="T253">budeš </text:span><text:span text:style-name="T254">s nimi</text:span><text:span text:style-name="T253"> přebývat </text:span><text:span text:style-name="T254">jako</text:span><text:span text:style-name="T253"> </text:span><text:span text:style-name="T250">se štíry. </text:span><text:span text:style-name="T251">J</text:span><text:span text:style-name="T250">ejich </text:span><text:span text:style-name="T251">s</text:span><text:span text:style-name="T250">lov se neboj, a jejich tváří se nestrachuj, </text:span><text:span text:style-name="T252">neboť </text:span><text:span text:style-name="T250">je to plémě </text:span><text:span text:style-name="T252">vzpurné.</text:span><text:span text:style-name="T250"> Mluv k nim tedy má slova, ať </text:span><text:span text:style-name="T253">už </text:span><text:span text:style-name="T250">poslechnou nebo neposlechnou, neboť </text:span><text:span text:style-name="T253">budí akorát vztek</text:span><text:span text:style-name="T250">. </text:span></text:p>
          </table:table-cell>
        </table:table-row>
        <table:table-row table:style-name="Tabulka1.1">
          <table:table-cell table:style-name="Tabulka1.A1" office:value-type="string">
            <text:p text:style-name="P32">Lectio <text:span text:style-name="T132">i</text:span>ij.</text:p>
            <text:p text:style-name="P128">T<text:span text:style-name="T183">u</text:span> autem fili hóminis audi quæcúmque loquor ad te: et noli esse exásperans, sicut domus exasperátrix est: áperi os tuum, et cómede quæcúmque ego do tibi. Et vidi, et ecce manus missa ad me, in qua erat involútus liber: et expándit illum coram me, qui erat scriptus intus, et foris: et scriptæ erant in eo lamentatiónes, et carmen, et væ.</text:p>
            <text:p text:style-name="P16"/>
          </table:table-cell>
          <table:table-cell table:style-name="Tabulka1.A1" office:value-type="string">
            <text:p text:style-name="P5"/>
            <text:p text:style-name="P92"><text:span text:style-name="T196">Ty</text:span><text:span text:style-name="T77"> tedy, synu člověk</text:span><text:span text:style-name="T79">a</text:span><text:span text:style-name="T77">, slyš co ti pravím, a nebuď </text:span><text:span text:style-name="T79">vzpurný</text:span><text:span text:style-name="T77"> jako </text:span><text:span text:style-name="T112">je </text:span><text:span text:style-name="T79">vzpurné </text:span><text:span text:style-name="T77">toto plémě; otevři ústa a jez, co ti dám.“ I pohleděl jsem, a </text:span><text:span text:style-name="T112">hle</text:span><text:span text:style-name="T77">, ruka vztažená ke mně, a v ní</text:span><text:span text:style-name="T114">ž byla</text:span><text:span text:style-name="T77"> svinutá kniha; i rozvinul ji přede mnou, a byla popsána uvnitř i zevnitř; a byl v ní psán nářek a žalozpěv a běda. </text:span></text:p>
          </table:table-cell>
        </table:table-row>
        <table:table-row table:style-name="Tabulka1.1">
          <table:table-cell table:style-name="Tabulka1.A1" office:value-type="string">
            <text:p text:style-name="P21">Secunda Die</text:p>
            <text:p text:style-name="P17">De Ezechiéle Prophéta.</text:p>
            <text:p text:style-name="P34">Lectio <text:span text:style-name="T131">j</text:span>. Cap. <text:span text:style-name="T134">3</text:span>.</text:p>
            <text:p text:style-name="P127">E<text:span text:style-name="T183">t</text:span> dixit ad me: Fili hóminis, quodcúmque invéneris cómede: cómede volúmen istud, et vadens lóquere ad fílios Israël. Et apérui os meum, et cibávit me volúmine illo: et dixit ad me: Fili hóminis venter tuus cómedet, et víscera tua complebúntur volúmine isto, quod ego do tibi. Et comédi illud: et factum est in ore meo sicut mel dulce.</text:p>
            <text:p text:style-name="P127"/>
          </table:table-cell>
          <table:table-cell table:style-name="Tabulka1.A1" office:value-type="string">
            <text:p text:style-name="P143"/>
            <text:p text:style-name="P81"/>
            <text:p text:style-name="P81"/>
            <text:p text:style-name="P91"><text:span text:style-name="T197">Tu</text:span><text:span text:style-name="T78"> mi řekl: „Synu člověk</text:span><text:span text:style-name="T80">a</text:span><text:span text:style-name="T78">, čehokoliv se ti dostane, jez; sněz tuto knihu, </text:span><text:span text:style-name="T112">jdi </text:span><text:span text:style-name="T78">a mluv k synům Israel</text:span><text:span text:style-name="T80">sk</text:span><text:span text:style-name="T78">ým!" Když jsem otevřel ústa, dal mi snísti tu knihu a řekl mi: „Synu člověk</text:span><text:span text:style-name="T80">a</text:span><text:span text:style-name="T78">, břicho tvé ať jí a </text:span><text:span text:style-name="T112">nitro</text:span><text:span text:style-name="T78"> tv</text:span><text:span text:style-name="T112">é</text:span><text:span text:style-name="T78"> ať se naplní touto knihou, kterou já tobě dávám!“ I snědl jsem ji a zesládla mi v ústech jako med. </text:span></text:p>
          </table:table-cell>
        </table:table-row>
        <table:table-row table:style-name="Tabulka1.1">
          <table:table-cell table:style-name="Tabulka1.A1" office:value-type="string">
            <text:p text:style-name="P32">Lectio <text:span text:style-name="T132">i</text:span>j.</text:p>
            <text:p text:style-name="P128">E<text:span text:style-name="T183">t</text:span> dixit ad me: Fili hóminis vade ad domum Israël, et loquéris verba mea ad eos. Non enim ad pópulum profúndi sermónis et ignótæ linguæ tu mitteris, ad domum Israël: neque ad pópulos multos profúndi sermónis, et ignótæ linguæ, quorum non possis audire sermónes: et si ad illos mitteréris, ipsi audírent te.</text:p>
            <text:p text:style-name="P16"/>
          </table:table-cell>
          <table:table-cell table:style-name="Tabulka1.A1" office:value-type="string">
            <text:p text:style-name="P5"/>
            <text:p text:style-name="P94"><text:span text:style-name="T19">A řekl mi: „Synu člověk</text:span><text:span text:style-name="T47">a</text:span><text:span text:style-name="T19">, jdi k domu Israel</text:span><text:span text:style-name="T47">ském</text:span><text:span text:style-name="T19">u, a mluv k nim má slova. Neboť ne k lidu nesrozumitelné řeči a neznámého jazyka ty poslán jsi k domu Israel</text:span><text:span text:style-name="T47">ském</text:span><text:span text:style-name="T19">u; </text:span><text:span text:style-name="T66">nejsi poslán </text:span><text:span text:style-name="T19">ani k mnohým národům nesrozumitelné řeči a neznámého jazyka, jejichž slovům nemohl bys rozuměti; ano, </text:span><text:span text:style-name="T47">i </text:span><text:span text:style-name="T19">kdybych tě k nim poslal, oni by tě slyšeli. </text:span></text:p>
          </table:table-cell>
        </table:table-row>
        <table:table-row table:style-name="Tabulka1.1">
          <table:table-cell table:style-name="Tabulka1.A1" office:value-type="string">
            <text:p text:style-name="P32">Lectio <text:span text:style-name="T132">i</text:span>ij.</text:p>
            <text:p text:style-name="P128">D<text:span text:style-name="T183">omus</text:span> autem Israël nolunt audíre te: quia nolunt audíre me. Omnis quippe domus Israël attríta fronte est, et duro corde. Ecce dedi fáciem tuam valentiórem faciébus eórum, et frontem tuam duriórem fróntibus eórum. Ut adamántem, et ut sílicem dedi fáciem tuam: ne tímeas eos, neque métuas a facie eórum: quia domus exásperans est.</text:p>
            <text:p text:style-name="P16"/>
          </table:table-cell>
          <table:table-cell table:style-name="Tabulka1.A1" office:value-type="string">
            <text:p text:style-name="P5"/>
            <text:p text:style-name="P93"><text:span text:style-name="T196">Ale</text:span><text:span text:style-name="T77"> dům Israel</text:span><text:span text:style-name="T81">ský</text:span><text:span text:style-name="T77"> nechce tě poslouchati, poněvadž nechtějí poslouchati mne; má </text:span><text:span text:style-name="T81">totiž</text:span><text:span text:style-name="T77"> všecek dům Israel</text:span><text:span text:style-name="T81">ský</text:span><text:span text:style-name="T77"> otrlé čelo a tvrdé srdce. </text:span><text:span text:style-name="T112">Hle</text:span><text:span text:style-name="T77">, činím tvou tvář tvrdší než jejich tváře a čelo tvé tvrdší než jejich čela; jako diamant a jako křemen činím tvou tvář. Neboj se jich, a n</text:span><text:span text:style-name="T81">e</text:span><text:span text:style-name="T77">strachuj se jejich tváří, </text:span><text:span text:style-name="T81">neboť </text:span><text:span text:style-name="T77">je to plémě </text:span><text:span text:style-name="T81">vzpurné.“</text:span><text:span text:style-name="T77"> </text:span></text:p>
          </table:table-cell>
        </table:table-row>
        <table:table-row table:style-name="Tabulka1.1">
          <table:table-cell table:style-name="Tabulka1.A1" office:value-type="string">
            <text:p text:style-name="P21">Tertia Die</text:p>
            <text:p text:style-name="P17">De Ezechiéle Prophéta.</text:p>
            <text:p text:style-name="P34">Lectio <text:span text:style-name="T131">j</text:span>. Cap. <text:span text:style-name="T133">7</text:span>.</text:p>
            <text:p text:style-name="P127"><text:soft-page-break/>Et factus est sermo Dómini ad me, dicens: Et tu, fili hóminis, hæc dicit Dóminus Deus terræ Israël: Finis venit, venit finis super quatuor plagas terræ. Nunc finis super te, et immittam furórem meum in te: et judicábo te juxta vias tuas: et ponam contra te omnes abominatiónes tuas. Et non parcet óculus meus super te, et non miserébor: sed vias tuas ponam super te, et abominatiónes tuæ in médio tui erunt: et sciétis quia ego Dóminus.</text:p>
            <text:p text:style-name="P127"/>
          </table:table-cell>
          <table:table-cell table:style-name="Tabulka1.A1" office:value-type="string">
            <text:p text:style-name="P144"/>
            <text:p text:style-name="P82"/>
            <text:p text:style-name="P82"/>
            <text:p text:style-name="P95"><text:soft-page-break/><text:span text:style-name="T197">Hospodin</text:span><text:span text:style-name="T78"> mne oslovil a řekl: „A ty, synu člověk</text:span><text:span text:style-name="T82">a</text:span><text:span text:style-name="T78">, toto praví Pán Bůh zemi Israel</text:span><text:span text:style-name="T82">ské</text:span><text:span text:style-name="T78">: Konec přichází, přichází konec na </text:span><text:span text:style-name="T65">všecky</text:span><text:span text:style-name="T78"> čtyři strany země. Nyní přichází konec na tebe, vypustím hněv svůj na tebe; souditi t</text:span><text:span text:style-name="T114">ě</text:span><text:span text:style-name="T78"> budu podle tvých cest a postavím proti tobě všecky tvé ohavnosti. Neodpustí mé oko tobě, neslituji se, ale tvé mravy položím na tebe; tvé ohavnosti budou </text:span><text:span text:style-name="T82">u</text:span><text:span text:style-name="T78">prostřed tebe; </text:span><text:span text:style-name="T82">a poznáte</text:span><text:span text:style-name="T78">, že já jsem Hospodin. </text:span></text:p>
          </table:table-cell>
        </table:table-row>
        <table:table-row table:style-name="Tabulka1.1">
          <table:table-cell table:style-name="Tabulka1.A1" office:value-type="string">
            <text:p text:style-name="P32">Lectio <text:span text:style-name="T132">i</text:span>j.</text:p>
            <text:p text:style-name="P128">Hæc dicit Dóminus Deus: Afflíctio una, afflíctio ecce venit. Finis venit, venit finis, evigilávit advérsum te: ecce venit. Venit contrítio super te, qui hábitas in terra: venit tempus, prope est dies occisiónis, et non glóriæ móntium.</text:p>
            <text:p text:style-name="P16"/>
          </table:table-cell>
          <table:table-cell table:style-name="Tabulka1.A1" office:value-type="string">
            <text:p text:style-name="P6"/>
            <text:p text:style-name="P84"><text:span text:style-name="T183">Toto</text:span> praví Pán Bůh: Trápení nevídané, trápení, hle, přichází. Konec přichází, přichází konec, vzbudil se proti tobě, a hle, přichází. Přichází zkáza na tebe, obyvateli země; přichází čas, blízko jest den zabíjení a ne jásotu na horách. </text:p>
          </table:table-cell>
        </table:table-row>
        <table:table-row table:style-name="Tabulka1.1">
          <table:table-cell table:style-name="Tabulka1.A1" office:value-type="string">
            <text:p text:style-name="P32">Lectio <text:span text:style-name="T132">i</text:span>ij.</text:p>
            <text:p text:style-name="P128">Nunc de propínquo effúndam iram meam super te, et complébo furórem meum in te: et judicábo te juxta vias tuas, et impónam tibi ómnia scélera tua: et non parcet óculus meus, nec miserébor, sed vias tuas impónam tibi, et abominatiónes tuæ in médio tui erunt: et sciétis quia ego sum Dóminus percútiens.</text:p>
            <text:p text:style-name="P16"/>
          </table:table-cell>
          <table:table-cell table:style-name="Tabulka1.A1" office:value-type="string">
            <text:p text:style-name="P6"/>
            <text:p text:style-name="P104"><text:span text:style-name="T196">Nyní</text:span><text:span text:style-name="T77"> zblízka vyliji svůj hněv na t</text:span><text:span text:style-name="T82">ebe</text:span><text:span text:style-name="T77"> a vyčerpám svou rozhořčenost na tobě; budu tě souditi podle tvých cest, vložím na tebe všecky tvé ne</text:span><text:span text:style-name="T82">prav</text:span><text:span text:style-name="T77">osti; neodpustí mé oko, neslituj</text:span><text:span text:style-name="T82">i</text:span><text:span text:style-name="T77"> se, ale tvé mravy položím na tebe, a tvé ohavnosti budou </text:span><text:span text:style-name="T82">uprostřed</text:span><text:span text:style-name="T77"> tebe, </text:span><text:span text:style-name="T82">a poznáte</text:span><text:span text:style-name="T77">, že já jsem Hospodin, </text:span><text:span text:style-name="T82">který</text:span><text:span text:style-name="T77"> </text:span><text:span text:style-name="T82">trestá</text:span><text:span text:style-name="T77">. </text:span></text:p>
          </table:table-cell>
        </table:table-row>
        <table:table-row table:style-name="Tabulka1.1">
          <table:table-cell table:style-name="Tabulka1.A1" office:value-type="string">
            <text:p text:style-name="P21">Quarta Die</text:p>
            <text:p text:style-name="P17">De Ezechiéle Prophéta.</text:p>
            <text:p text:style-name="P34">Lectio <text:span text:style-name="T131">j</text:span>. Cap. <text:span text:style-name="T135">13</text:span>.</text:p>
            <text:p text:style-name="P127">E<text:span text:style-name="T183">t</text:span> factus est sermo Dómini ad me, dicens: Fili hóminis, vaticináre ad prophétas Israël, qui prophétant: et dices prophetántibus de corde suo: Audíte verbum Dómini: Hæc dicit Dóminus Deus: Væ prophétis insipiéntibus, qui sequúntur spíritum suum, et nihil vident.</text:p>
            <text:p text:style-name="P127"/>
          </table:table-cell>
          <table:table-cell table:style-name="Tabulka1.A1" office:value-type="string">
            <text:p text:style-name="P144"/>
            <text:p text:style-name="P82"/>
            <text:p text:style-name="P82"/>
            <text:p text:style-name="P138"><text:span text:style-name="T207">Hospodin</text:span><text:span text:style-name="T219"> mne oslovil a řekl: „Synu člověk</text:span><text:span text:style-name="T222">a</text:span><text:span text:style-name="T219">, prorokuj proti prorokům Israel</text:span><text:span text:style-name="T222">sk</text:span><text:span text:style-name="T219">ým, kteří prorokují, a rci těm, </text:span><text:span text:style-name="T223">kteří</text:span><text:span text:style-name="T219"> prorokují podle svého srdce: Slyšte slovo Hospodinovo! Toto praví Pán </text:span><text:span text:style-name="T222">Hospodin</text:span><text:span text:style-name="T219">: Běda prorokům pošetilým, kteří jdou za svým duchem a nic nevidí! </text:span></text:p>
          </table:table-cell>
        </table:table-row>
        <table:table-row table:style-name="Tabulka1.1">
          <table:table-cell table:style-name="Tabulka1.A1" office:value-type="string">
            <text:p text:style-name="P32">Lectio <text:span text:style-name="T132">i</text:span>j.</text:p>
            <text:p text:style-name="P128">Q<text:span text:style-name="T183">uasi</text:span> vulpes in desértis, prophétæ tui Israël erant. Non ascendístis ex advérso, neque opposuístis murum pro domo Israël, ut starétis in prælio in die Dómini. Vident vana, et divínant mendácium, dicéntes: Ait Dóminus: cum Dóminus non míserit eos: et perseveravérunt confirmáre sermónem.</text:p>
            <text:p text:style-name="P16"/>
          </table:table-cell>
          <table:table-cell table:style-name="Tabulka1.A1" office:value-type="string">
            <text:p text:style-name="P6"/>
            <text:p text:style-name="P85"><text:span text:style-name="T183">Jako</text:span> <text:span text:style-name="T136">lišky</text:span> v <text:span text:style-name="T136">rozvalinách </text:span><text:span text:style-name="T138">města </text:span>jsou tvoji proroci, Israeli! Nepostavili jste se na odpor, ani jste <text:span text:style-name="T256">ne</text:span>postavili ochranou zeď pro dům Israel<text:span text:style-name="T136">ský</text:span>, abyste obstáli v boji, <text:span text:style-name="T138">až přijde</text:span> den Hospodinův. Vidí klam a prorokují lež, <text:span text:style-name="T136">když </text:span>říkají: „Praví Hospodin," <text:span text:style-name="T136">avšak</text:span> Hospodin j<text:span text:style-name="T136">e</text:span> neposlal; a potvrzují ustavičně <text:span text:style-name="T137">ty</text:span> řeči. </text:p>
          </table:table-cell>
        </table:table-row>
        <table:table-row table:style-name="Tabulka1.1">
          <table:table-cell table:style-name="Tabulka1.A1" office:value-type="string">
            <text:p text:style-name="P32">Lectio <text:span text:style-name="T132">i</text:span>ij.</text:p>
            <text:p text:style-name="P128">N<text:span text:style-name="T183">umquid</text:span> non visiónem cassam vidístis, et divinatiónem mendácem locúti estis? et dicitis, ait Dóminus: cum ego non sim locútus. Proptérea hæc dicit Dóminus Deus: Quia locúti estis vana, et vidís<text:soft-page-break/>tis mendácium: ídeo ecce ego ad vos, dicit Dóminus Deus: Et erit manus mea super prophétas, qui vident vana, et divínant mendácium.</text:p>
            <text:p text:style-name="P16"/>
          </table:table-cell>
          <table:table-cell table:style-name="Tabulka1.A1" office:value-type="string">
            <text:p text:style-name="P6"/>
            <text:p text:style-name="P83"><text:span text:style-name="T183">Zdali</text:span> jste klam nevydávali za vidění, zdali jste <text:span text:style-name="T145">nevěštili</text:span> lživě? Říkáte: „Praví Hospodin,“ <text:span text:style-name="T145">avšak</text:span> já jsem nemluvil! Proto <text:span text:style-name="T145">tedy</text:span> Pán Bůh praví toto: „Že jste mluvili klam a viděli lež: proto hle, já na vás <text:span text:style-name="T137">při</text:span><text:soft-page-break/><text:span text:style-name="T137">jdu</text:span>,“ <text:span text:style-name="T145">praví</text:span> Pán Bůh. „Ruka má <text:span text:style-name="T139">dolehne</text:span> na proroky, kteří vidí klam a <text:span text:style-name="T145">věští</text:span> lež.“</text:p>
          </table:table-cell>
        </table:table-row>
        <table:table-row table:style-name="Tabulka1.1">
          <table:table-cell table:style-name="Tabulka1.A1" table:number-columns-spanned="2" office:value-type="string">
            <text:p text:style-name="P49"><text:span text:style-name="T1">D</text:span><text:span text:style-name="T7">ominica </text:span><text:span text:style-name="T8">i</text:span><text:span text:style-name="T7">j</text:span><text:span text:style-name="T11">.</text:span></text:p>
            <text:p text:style-name="P10"><text:span text:style-name="T3">Novembris</text:span><text:span text:style-name="T2">.</text:span></text:p>
            <text:p text:style-name="P35">Quando sunt quinque.</text:p>
          </table:table-cell>
          <table:covered-table-cell/>
        </table:table-row>
        <table:table-row table:style-name="Tabulka1.1">
          <table:table-cell table:style-name="Tabulka1.A1" office:value-type="string">
            <text:p text:style-name="P39">In I. Nocturno</text:p>
            <text:p text:style-name="P43">De Ezechiéle Prophéta.</text:p>
            <text:p text:style-name="P37">Lectio j. <text:span text:style-name="T12">Cap. 21.</text:span></text:p>
            <text:p text:style-name="P51">E<text:span text:style-name="T183">t</text:span> factus est sermo Dómini ad me, dicens: Fili hóminis pone fáciem tuam ad Jerúsalem, et stilla ad Sanctuária, et prophéta contra humum Israël: et dices terræ Israël: Hæc dicit Dóminus Deus: Ecce ego ad te, et ejíciam gládium meum de vagína sua, eí occídam in te justum et ímpium. Pro eo autem quod occídi in te justum et ímpium, idcírco egrediétur gládius meus de vagína sua ad omnem carnem ab Austro usque ad Aquilónem: ut sciat omnis caro quia ego Dóminus edúxi gládium meum de vagína sua irrevocábilem.</text:p>
            <text:p text:style-name="P51"/>
          </table:table-cell>
          <table:table-cell table:style-name="Tabulka1.A1" office:value-type="string">
            <text:p text:style-name="P39"><text:s/></text:p>
            <text:p text:style-name="P2"/>
            <text:p text:style-name="P2"/>
            <text:p text:style-name="P69"><text:span text:style-name="T183">Hospodin</text:span> mne oslovil a řekl: Synu člověk<text:span text:style-name="T147">a</text:span>! Upři svou tvář k Jerusalému, š<text:span text:style-name="T148">eptej</text:span> k<text:span text:style-name="T148">e</text:span> <text:span text:style-name="T148">S</text:span>vatyni, a prorokuj proti <text:span text:style-name="T147">půdě</text:span> Israel<text:span text:style-name="T147">ské</text:span>! Rci zemi Israel<text:span text:style-name="T147">ské</text:span>: Toto praví Pán Bůh: Aj, já <text:span text:style-name="T137">přijdu</text:span> na tebe, vytrhnu svůj meč z jeho pochvy, a zabiji v tobě spravedlivého i bezbožného. Proto, že chci zabíti v tobě spravedlivého i bezbožného, proto vyjde můj meč z<text:span text:style-name="T258">e</text:span> své pochvy na každé<text:span text:style-name="T160">ho</text:span> č<text:span text:style-name="T160">lověka</text:span>, od jihu až na sever, aby zvěděl každý, kdo má tělo, že já, Hospodin, jsem vytáhl svůj meč z jeho pochvy, a že nemůže býti odvolán. </text:p>
          </table:table-cell>
        </table:table-row>
        <table:table-row table:style-name="Tabulka1.1">
          <table:table-cell table:style-name="Tabulka1.A1" office:value-type="string">
            <text:p text:style-name="P37">Lectio ij.</text:p>
            <text:p text:style-name="P52">E<text:span text:style-name="T183">t</text:span> tu, fili hóminis ingemísce in contritióne lumbórum, et in amaritudínibus ingemísce coram eis. Cumque díxerint ad te: Quare tu gemis? dices: Pro audítu: quia venit et tabéscet omne cor, et dissolvéntur univérsæ manus, et infirmábitur omnis spíritus, et per cuncta génua fluent aquæ: ecce venit, et fiet, ait Dóminus Deus.</text:p>
            <text:p text:style-name="P15"/>
          </table:table-cell>
          <table:table-cell table:style-name="Tabulka1.A1" office:value-type="string">
            <text:p text:style-name="P3"/>
            <text:p text:style-name="P54">A ty, synu člověk<text:span text:style-name="T148">a</text:span>, vzdychej, se zdrceným nitrem, s hořkostí vzdychej před nimi! Až pak ti řeknou: „Proč ty vzdycháš?" řekneš: „Proto, že přichází zpráva, při které <text:span text:style-name="T148">z</text:span>chřadne každé srdce, sklesne každá ruka <text:span text:style-name="T148">a</text:span> zemdlí každý duch, a každé koleno <text:span text:style-name="T158">klesne do tekoucí vody a rozplyne se</text:span>. Ejhle, <text:span text:style-name="T140">to</text:span><text:span text:style-name="T144">to</text:span><text:span text:style-name="T158"> </text:span>přichází a <text:span text:style-name="T158">stane</text:span> se <text:span text:style-name="T258">to</text:span>, praví Pán Bůh. </text:p>
          </table:table-cell>
        </table:table-row>
        <table:table-row table:style-name="Tabulka1.1">
          <table:table-cell table:style-name="Tabulka1.A1" office:value-type="string">
            <text:p text:style-name="P37">Lectio iij.</text:p>
            <text:p text:style-name="P52">E<text:span text:style-name="T183">t</text:span> factus est sermo Dómini ad me, dicens: Fili hóminis prophéta, et dices: Hæc dicit Dóminus Deus: Lóquere: Gládius, gládius exacútus est, et limátus. Ut cædat víctimas, exacútus est: ut spléndeat, limátus est: qui moves sceptrum fílii mei, succidísti omne lignum. Et dedi eum ad levigándum, ut teneátur manu: iste exacútus est gládius, et iste limátus est, ut sit in manu interficiéntis.</text:p>
            <text:p text:style-name="P4"/>
          </table:table-cell>
          <table:table-cell table:style-name="Tabulka1.A1" office:value-type="string">
            <text:p text:style-name="P3"/>
            <text:p text:style-name="P55"><text:span text:style-name="T183">Hospodin</text:span> mne oslovil a řekl: Synu člověk<text:span text:style-name="T158">a</text:span>, prorokuj a ř<text:span text:style-name="T162">ekni</text:span>: Toto praví Pán Bůh: Ř<text:span text:style-name="T158">ekni</text:span>: Meč, meč <text:span text:style-name="T158">je již</text:span> naostřen a <text:span text:style-name="T158">vyleště</text:span>n! <text:span text:style-name="T161">J</text:span>e naostřen, <text:span text:style-name="T161">a</text:span>by <text:span text:style-name="T161">mohl po</text:span>bí<text:span text:style-name="T161">t</text:span> <text:span text:style-name="T158">oběti</text:span>, je <text:span text:style-name="T158">vyleště</text:span>n, aby se <text:span text:style-name="T161">celý </text:span>blyštil. Ty jsi ten, jenž bereš žezlo mému synu, podtínáš každý strom. Dal jsem jej <text:span text:style-name="T158">vyleštit</text:span>, aby jej ruka mohla chopit, naostřen je ten meč, <text:span text:style-name="T158">vyleště</text:span>n je on pro ruku, <text:span text:style-name="T258">která bude </text:span>zabíje<text:span text:style-name="T258">t</text:span>. </text:p>
          </table:table-cell>
        </table:table-row>
        <table:table-row table:style-name="Tabulka1.1">
          <table:table-cell table:style-name="Tabulka1.A1" office:value-type="string">
            <text:p text:style-name="P37">Lectio i<text:span text:style-name="T16">v</text:span>.</text:p>
            <text:p text:style-name="P52">C<text:span text:style-name="T183">lama</text:span>, et úlula fili hóminis, quia hic factus est in pópulo meo, hic in cunctis dúcibus Israël, qui fúgerant: gládio tráditi sunt cum pópulo meo, idcírco plaude super femur, quia probátus est: et hoc, cum sceptrum subvérterit, et non erit, dicit Dóminus Deus. Tu ergo, fili hóminis prophéta, et pércute manu ad manum, et duplicétur gládius, ac <text:soft-page-break/>triplicétur gládius interfectórum: hic est gládius occisiónis magnæ, qui obstupéscere eos facit, et corde tabéscere, et multíplicat ruínas.</text:p>
            <text:p text:style-name="P4"/>
          </table:table-cell>
          <table:table-cell table:style-name="Tabulka1.A1" office:value-type="string">
            <text:p text:style-name="P3"/>
            <text:p text:style-name="P61"><text:span text:style-name="T204">Volej</text:span><text:span text:style-name="T158"> a plač, synu člověka, že </text:span><text:span text:style-name="T141">tento meč </text:span><text:span text:style-name="T158">je </text:span><text:span text:style-name="T258">ukován k potrestání </text:span><text:span text:style-name="T158">m</text:span><text:span text:style-name="T258">ého</text:span><text:span text:style-name="T158"> národ</text:span><text:span text:style-name="T258">a</text:span><text:span text:style-name="T158">, ten </text:span><text:span text:style-name="T258">meč </text:span><text:span text:style-name="T158">je </text:span><text:span text:style-name="T258">proti</text:span><text:span text:style-name="T158"> vše</text:span><text:span text:style-name="T258">m</text:span><text:span text:style-name="T158"> uprchl</text:span><text:span text:style-name="T258">ým</text:span><text:span text:style-name="T158"> vůdc</text:span><text:span text:style-name="T258">ům</text:span><text:span text:style-name="T158"> Israel</text:span><text:span text:style-name="T258">e</text:span><text:span text:style-name="T158">; meči </text:span><text:span text:style-name="T258">propadli spolu </text:span><text:span text:style-name="T158">s mým lidem. Proto tedy bij se v bedra, neboť je osvědčený a osvědčí se, až podvrátí žezlo a </text:span><text:span text:style-name="T258">to </text:span><text:span text:style-name="T158">již nebude, praví Pán Bůh. Ty tedy, synu člověka, prorokuj, a tluč rukou v ruku; a dvojnásob i trojnásob </text:span><text:soft-page-break/><text:span text:style-name="T158">bude ten meč smrtonosný; je to totiž meč velikého zabíjení, jenž je uvádí do </text:span><text:span text:style-name="T258">s</text:span><text:span text:style-name="T158">trnulosti, činí, že srdcem </text:span><text:span text:style-name="T258">o</text:span><text:span text:style-name="T158">chabnou, že množství </text:span><text:span text:style-name="T258">bude </text:span><text:span text:style-name="T158">mrtvých. <text:s/></text:span></text:p>
          </table:table-cell>
        </table:table-row>
        <table:table-row table:style-name="Tabulka1.1">
          <table:table-cell table:style-name="Tabulka1.A1" office:value-type="string">
            <text:p text:style-name="P45">In II. Nocturno</text:p>
            <text:p text:style-name="P124">De Expositióne sancti Hierónymi Presbyteri </text:p>
            <text:p text:style-name="P124">in Ezechiélem Prophétam.</text:p>
            <text:p text:style-name="P29">Lib. 7. in Ezech. Cap. 21.</text:p>
            <text:p text:style-name="P11"><text:bookmark-start text:name="__DdeLink__2400_1673144709113111111"/><text:span text:style-name="T4">Lectio</text:span><text:bookmark-end text:name="__DdeLink__2400_1673144709113111111"/><text:span text:style-name="T4"> v.</text:span></text:p>
            <text:p text:style-name="P72"><text:span text:style-name="T127">Q</text:span><text:span text:style-name="T185">uia</text:span><text:span text:style-name="T127"> supra díxerat: Ipsi dicunt ad me: Numquid non per parábolas lóquitur iste? et apértam pópulus flagitábat senténtiam: idcírco id quod Dóminus per m</text:span><text:span text:style-name="T129">e</text:span><text:span text:style-name="T127">táphoram, sive parábolam, et, ut álii vertére, provérbium, est locútus, nunc maniféstius lóquitur: Saltus Nageb, et Daron, et Theman esse Jerúsalem, et templum illíus, sancta sanctórum, et omnem terram Judææ: flammámque, quæ combustúra sit saltum, intélligi gládium devorántem, qui edúctus sit de vagina sua, ut interfíciat justum et ímpium.</text:span></text:p>
            <text:p text:style-name="P7"/>
          </table:table-cell>
          <table:table-cell table:style-name="Tabulka1.A1" office:value-type="string">
            <text:p text:style-name="P6"/>
            <text:p text:style-name="P6"/>
            <text:p text:style-name="P6"/>
            <text:p text:style-name="P6"/>
            <text:p text:style-name="P6"/>
            <text:p text:style-name="P73"><text:span text:style-name="T192">Neboť</text:span><text:span text:style-name="T27"> dále </text:span><text:span text:style-name="T73">Ezechiel </text:span><text:span text:style-name="T118">praví:</text:span><text:span text:style-name="T21"> „</text:span><text:span text:style-name="T27">O</text:span><text:span text:style-name="T21">ni o mně ří</text:span><text:span text:style-name="T27">kají</text:span><text:span text:style-name="T21">: ,</text:span><text:span text:style-name="T27">N</text:span><text:span text:style-name="T21">emluví </text:span><text:span text:style-name="T27">on snad</text:span><text:span text:style-name="T21"> </text:span><text:span text:style-name="T73">pouze</text:span><text:span text:style-name="T27"> v podobenstvích</text:span><text:span text:style-name="T21">?‘" </text:span><text:span text:style-name="T27">A lid po něm vyžadoval </text:span><text:span text:style-name="T28">jasnou odpověď. Proto to, co Pán pravil pouze v přirovnáních či podobenstvích, nebo jak to jiní nazvali, v příslovích, je nyní jasněji řečeno:</text:span><text:span text:style-name="T29"> jako </text:span><text:span text:style-name="T74">vyprahlý </text:span><text:span text:style-name="T29">háj Negev a Daron i Theman, </text:span><text:span text:style-name="T35">tak</text:span><text:span text:style-name="T29"> dopadne Jerusalém a jeho chrám, velesvatyně a celá Judská země. Pod plamenem, který má strávit háj, rozumíme ničivý meč, který má být vyt</text:span><text:span text:style-name="T43">ažen</text:span><text:span text:style-name="T29"> z</text:span><text:span text:style-name="T43">e</text:span><text:span text:style-name="T29"> své pochvy, aby zabíjel spravedlivého</text:span><text:span text:style-name="T149"> i bezbožného.</text:span></text:p>
          </table:table-cell>
        </table:table-row>
        <table:table-row table:style-name="Tabulka1.1">
          <table:table-cell table:style-name="Tabulka1.A1" office:value-type="string">
            <text:p text:style-name="P30">Lectio vj.</text:p>
            <text:p text:style-name="P123">H<text:span text:style-name="T183">oc</text:span> est enim lignum víride, et lignum áridum. Unde et Dóminus: si in ligno, ait, víridi tanta fáciunt, in sicco quid fácient? Primum díxerat: Vaticináre, vel stilla ad Austrum, Africum, et Merídiem, et ad saltum Meridiánum. Quod quia videbátur obscúrum, et dicta Prophétæ pópulus nesciébat, secúndo pónitur maniféstius, saltum Meridiánum esse Jerúsalem: et omnes infructuósas árbores, ad quarum radíces secúris pósita sit, intélligi habitátóres ejus, gladiúmque interpretári pro incéndio.</text:p>
            <text:p text:style-name="P12"/>
          </table:table-cell>
          <table:table-cell table:style-name="Tabulka1.A1" office:value-type="string">
            <text:p text:style-name="P6"/>
            <text:p text:style-name="P77"><text:span text:style-name="T191">S</text:span><text:span text:style-name="T201">pravedlivý</text:span><text:span text:style-name="T75"> i bezbožný</text:span><text:span text:style-name="T30">, to je totiž ten strom zelený a strom suchý. Proto i Pán praví: „učiní-li oni toto na stromě zeleném, co se bude díti na suchém?“ Nej</text:span><text:span text:style-name="T35">pr</text:span><text:span text:style-name="T30">ve pravil: „Prorokuj, šeptej větru jižnímu, africkému a polednímu, a háji na straně polední. Kdyby se to ještě zdálo nejasné a lid stále nechápal slova Prorokova, </text:span><text:span text:style-name="T35">po</text:span><text:span text:style-name="T31">druhé je to řečeno ještě jasněji, že háj na straně polední je Jerusalém. A </text:span><text:span text:style-name="T40">pod</text:span><text:span text:style-name="T31"> vše</text:span><text:span text:style-name="T40">mi</text:span><text:span text:style-name="T31"> neplodící</text:span><text:span text:style-name="T40">mi</text:span><text:span text:style-name="T31"> stromy, k jejichž kořenům je již přiložena sekyra, </text:span><text:span text:style-name="T40">máme rozumět </text:span><text:span text:style-name="T31">jeho obyvatel</text:span><text:span text:style-name="T40">e</text:span><text:span text:style-name="T31">, a onen meč můžeme chápat jako </text:span><text:span text:style-name="T35">t</text:span><text:span text:style-name="T31">en požár.</text:span></text:p>
          </table:table-cell>
        </table:table-row>
        <table:table-row table:style-name="Tabulka1.1">
          <table:table-cell table:style-name="Tabulka1.A1" office:value-type="string">
            <text:p text:style-name="P30">Lectio vij.</text:p>
            <text:p text:style-name="P123">T<text:span text:style-name="T183">értio</text:span> jubétur Prophétæ, ut tacéntibus illis, nec interrogántibus cur ista vaticinátus sit, fáciat per quæ interrogétur, et respóndeat quæ Dóminus locútus est. Ingemísce, inquit, ejuláre non levi voce, nec dolóre moderáto, sed in contritióne lumbórum, ut gémitus tuus ex imis viscéribus et amaritúdine ánimi proferátur.</text:p>
            <text:p text:style-name="P8"/>
          </table:table-cell>
          <table:table-cell table:style-name="Tabulka1.A1" office:value-type="string">
            <text:p text:style-name="P6"/>
            <text:p text:style-name="P75"><text:span text:style-name="T190">Za</text:span><text:span text:style-name="T32"> </text:span><text:span text:style-name="T125">třetí</text:span><text:span text:style-name="T32"> Bůh přikazuje Prorokovi, pokud budou mlčet a nebudou se ho ptát, proč takové věci prorokuje, aby</text:span><text:span text:style-name="T33"> učinil něco, kvůli čemu se jej zeptají, a on mohl odpovědět to, co Pán pravil. „Vzdychej,“ praví, „naříkej, nikoliv tichým hlasem, ani v umírněné bolesti, ale se zdrceným nitrem, aby tvůj nářek vycházel z nejhlubšího nitra a hořkosti ducha.</text:span></text:p>
          </table:table-cell>
        </table:table-row>
        <table:table-row table:style-name="Tabulka1.1">
          <table:table-cell table:style-name="Tabulka1.A1" office:value-type="string">
            <text:p text:style-name="P30">Lectio viij.</text:p>
            <text:p text:style-name="P74"><text:span text:style-name="T120">E</text:span><text:span text:style-name="T186">t</text:span><text:span text:style-name="T120"> hoc fácies coram eis, ut cum te interrogáverint, cur tanto gémitu conteráris, et quid tibi mali accíderit, ut sic ingemíscas; tu eis meo sermóne respóndeas: Idcírco plango, </text:span><text:span text:style-name="T122">e</text:span><text:span text:style-name="T120">t dolórem cordis mei dissimuláre non váleo, quia audítus, qui semper meis áuribus insonúerat, ópere complétur, et venit ímminens vidélicet Babylónii furéntis exércitus: qui cum vénerit, et valláverit Jerúsalem, tunc tabéscet omne </text:span><text:soft-page-break/><text:span text:style-name="T120">cor, et dissolvéntur univérsæ manus: ut occupánte pavóre mentes hóminum, nullus áudeat repugnáre.</text:span></text:p>
            <text:p text:style-name="P12"/>
          </table:table-cell>
          <table:table-cell table:style-name="Tabulka1.A1" office:value-type="string">
            <text:p text:style-name="P6"/>
            <text:p text:style-name="P80"><text:span text:style-name="T33">A toto učiníš před nimi, aby když se tě budou ptát, proč</text:span><text:span text:style-name="T35">pak</text:span><text:span text:style-name="T33"> jsi zdrcen takovým žalem, a co zlého se ti přihodilo, že tak vzdycháš, tys jim mohl odpovědět těmito mými slovy: „P</text:span><text:span text:style-name="T35">roto p</text:span><text:span text:style-name="T33">láču a bolest svého srdce již nedokážu skrýt, neboť </text:span><text:span text:style-name="T34">to, co jsem slyšel, </text:span><text:span text:style-name="T35">a </text:span><text:span text:style-name="T34">ještě pořád zní v mých uších, se stane skutečností. Brzo totiž přijde hrozné vojsko Babylonské, a až přijde a oblehne Jerusalém, tehdy zchřadne kaž</text:span><text:soft-page-break/><text:span text:style-name="T34">dé srdce a poklesnou ruce všech. A až strach ovlád</text:span><text:span text:style-name="T43">­</text:span><text:span text:style-name="T34">ne mysli všech lidí, nikdo se nevzmůže na odpor. </text:span></text:p>
          </table:table-cell>
        </table:table-row>
        <table:table-row table:style-name="Tabulka1.1">
          <table:table-cell table:style-name="Tabulka1.A1" office:value-type="string">
            <text:p text:style-name="P23">Prima Die</text:p>
            <text:p text:style-name="P17">De Ezechiéle Prophéta.</text:p>
            <text:p text:style-name="P34">Lectio <text:span text:style-name="T131">j</text:span>. Cap. <text:span text:style-name="T146">33</text:span>.</text:p>
            <text:p text:style-name="P126">E<text:span text:style-name="T183">t</text:span> factum est verbum Dómini ad me, dicens: Fili hóminis, lóquere ad fílios pópuli tui, et dices ad eos: Terra cum indúxero super eam gládium, et túlerit pópulus terræ virum unum de novíssimis suis, et constitúerit eum super se speculatórem: et ille víderit gládium veniéntem super terram, et cecínerit búccina, et annuntiáverit pópulo: áudiens autem, quisque ille est, sónitum búccinæ, et non se observáverit, venerítque gládius, et túlerit eum: sanguis ipsius super caput ejus erit.</text:p>
            <text:p text:style-name="P127"/>
          </table:table-cell>
          <table:table-cell table:style-name="Tabulka1.A1" office:value-type="string">
            <text:p text:style-name="P145"/>
            <text:p text:style-name="P82"/>
            <text:p text:style-name="P82"/>
            <text:p text:style-name="P96"><text:span text:style-name="T197">Hospodin</text:span><text:span text:style-name="T78"> mne oslovil a řekl: Synu člověk</text:span><text:span text:style-name="T83">a</text:span><text:span text:style-name="T78">, </text:span><text:span text:style-name="T83">pro</text:span><text:span text:style-name="T78">mluv k synům svého lidu a ř</text:span><text:span text:style-name="T83">ekni</text:span><text:span text:style-name="T78"> jim: Uvedu-li na </text:span><text:span text:style-name="T65">některou</text:span><text:span text:style-name="T78"> zemi meč, a vezme-li lid té země jednoho muže z</text:span><text:span text:style-name="T83">e svých končin</text:span><text:span text:style-name="T78">, a ustanoví-li ho </text:span><text:span text:style-name="T83">nad sebou strážcem</text:span><text:span text:style-name="T78">, a ten uzří-li přicházet meč na zemi, zatroubí-li na roh a varuje lid: kdokoli </text:span><text:span text:style-name="T83">pak </text:span><text:span text:style-name="T78">uslyší zvuk </text:span><text:span text:style-name="T83">toho </text:span><text:span text:style-name="T78">rohu </text:span><text:span text:style-name="T83">a</text:span><text:span text:style-name="T78"> nedá se varovati, </text:span><text:span text:style-name="T83">a </text:span><text:span text:style-name="T78">přijde meč a vezme jej: krev jeho </text:span><text:span text:style-name="T83">zůstane</text:span><text:span text:style-name="T78"> na jeho hlavě.</text:span></text:p>
          </table:table-cell>
        </table:table-row>
        <table:table-row table:style-name="Tabulka1.1">
          <table:table-cell table:style-name="Tabulka1.A1" office:value-type="string">
            <text:p text:style-name="P32">Lectio <text:span text:style-name="T132">i</text:span>j.</text:p>
            <text:p text:style-name="P128">S<text:span text:style-name="T183">onum</text:span> búccinæ audívit, et non se observávit, <text:s/>sanguis ejus in ipso erit: si autem se custodíerit, ánimam suam salvábit. Quod si speculátor víderit gládium veniéntem, et non insonúerit búccina: et pópulus se non custodíerit, venerítque gládius, et túlerit de eis ánimam: ille quidem in iniquitáte sua captus est, sánguinem autem ejus de manu speculatóris requíram.</text:p>
            <text:p text:style-name="P16"/>
          </table:table-cell>
          <table:table-cell table:style-name="Tabulka1.A1" office:value-type="string">
            <text:p text:style-name="P6"/>
            <text:p text:style-name="P116"><text:span text:style-name="T188">Slyšel</text:span><text:span text:style-name="T19"> zvuk rohu a </text:span><text:span text:style-name="T48">nedal</text:span><text:span text:style-name="T19"> s</text:span><text:span text:style-name="T48">i říci</text:span><text:span text:style-name="T19">; krev jeho bude na něm. Kdyby se byl </text:span><text:span text:style-name="T48">zachoval podle toho</text:span><text:span text:style-name="T19">, byl by zachránil svůj život. Uzří-li však </text:span><text:span text:style-name="T48">strážný</text:span><text:span text:style-name="T19"> meč přecházeti a nezatroubí-li na roh, a lid není varován, přijde-li meč a vezme-li někoho z nich: ten sice bude pro svou nepravost postižen, ale jeho krev budu vymáhat z ruky </text:span><text:span text:style-name="T63">strážn</text:span><text:span text:style-name="T19">ého. </text:span></text:p>
          </table:table-cell>
        </table:table-row>
        <table:table-row table:style-name="Tabulka1.1">
          <table:table-cell table:style-name="Tabulka1.A1" office:value-type="string">
            <text:p text:style-name="P32">Lectio <text:span text:style-name="T132">i</text:span>ij.</text:p>
            <text:p text:style-name="P128">E<text:span text:style-name="T183">t</text:span> tu, fili hóminis, speculatórem dedi te dómui Israël: áudiens ergo ex ore meo sermónem, annuntiábis eis ex me. Si me dicénte ad ímpium: ímpie, morte moriéris: non fúeris locútus ut se custódiat ímpius a via sua: ipse ímpius in iniquitáte sua moriétur, sánguinem autem ejus de manu tua requiram.</text:p>
            <text:p text:style-name="P16"/>
          </table:table-cell>
          <table:table-cell table:style-name="Tabulka1.A1" office:value-type="string">
            <text:p text:style-name="P6"/>
            <text:p text:style-name="P105"><text:span text:style-name="T77">A ty, synu člověk</text:span><text:span text:style-name="T84">a</text:span><text:span text:style-name="T77">, za </text:span><text:span text:style-name="T84">strážného</text:span><text:span text:style-name="T77"> dal jsem tebe domu Israel</text:span><text:span text:style-name="T84">skému</text:span><text:span text:style-name="T77">, proto uslyšíš-li z úst mých slovo, oznámíš jim je mým jménem. Řeknu-li já bezbožnému: „Bezbožní</text:span><text:span text:style-name="T84">ku</text:span><text:span text:style-name="T77">, </text:span><text:span text:style-name="T84">smrt tě stihne</text:span><text:span text:style-name="T77">," a nedomluvíš-li jemu, aby se </text:span><text:span text:style-name="T84">zřekl</text:span><text:span text:style-name="T77"> bezbožný své cesty: on, bezbožný, </text:span><text:span text:style-name="T84">sice </text:span><text:span text:style-name="T77">pro svou nepravost umře, ale jeho krev budu vymáhat z tvé ruky. </text:span></text:p>
          </table:table-cell>
        </table:table-row>
        <table:table-row table:style-name="Tabulka1.1">
          <table:table-cell table:style-name="Tabulka1.A1" office:value-type="string">
            <text:p text:style-name="P21">Secunda Die</text:p>
            <text:p text:style-name="P17">De Ezechiéle Prophéta.</text:p>
            <text:p text:style-name="P34">Lectio <text:span text:style-name="T131">j</text:span>. Cap. <text:span text:style-name="T134">34</text:span>.</text:p>
            <text:p text:style-name="P127">E<text:span text:style-name="T183">t</text:span> factum est verbum Dómini ad me, dicens: Fili hóminis, prophéta de pastóribus Israël: prophéta, et dices pastóribus: Hæc dicit Dóminus Deus: Væ pastóribus Israël, qui pascebant semetípsos: nonne greges a pastóribus pascúntur?</text:p>
            <text:p text:style-name="P127"/>
          </table:table-cell>
          <table:table-cell table:style-name="Tabulka1.A1" office:value-type="string">
            <text:p text:style-name="P144"/>
            <text:p text:style-name="P82"/>
            <text:p text:style-name="P82"/>
            <text:p text:style-name="P97"><text:span text:style-name="T197">Hospodin</text:span><text:span text:style-name="T78"> mne oslovil a řekl: Synu člověk</text:span><text:span text:style-name="T85">a</text:span><text:span text:style-name="T78">, prorokuj o pastýřích Israel</text:span><text:span text:style-name="T85">sk</text:span><text:span text:style-name="T78">ých, prorokuj a ř</text:span><text:span text:style-name="T85">ekn</text:span><text:span text:style-name="T78">i pastýřům: Toto praví Pán Bůh: Běda pastýřům Israel</text:span><text:span text:style-name="T85">sk</text:span><text:span text:style-name="T78">ým, kteří pásli sami sebe; zdali </text:span><text:span text:style-name="T85">snad </text:span><text:span text:style-name="T78">nemají pastýř</text:span><text:span text:style-name="T85">i</text:span><text:span text:style-name="T78"> pás</text:span><text:span text:style-name="T85">ti</text:span><text:span text:style-name="T78"> stáda? </text:span></text:p>
          </table:table-cell>
        </table:table-row>
        <table:table-row table:style-name="Tabulka1.1">
          <table:table-cell table:style-name="Tabulka1.A1" office:value-type="string">
            <text:p text:style-name="P32">Lectio <text:span text:style-name="T132">i</text:span>j.</text:p>
            <text:p text:style-name="P128">L<text:span text:style-name="T183">ac</text:span> comedebátís, et lanis operiebámini, et quod crassum erat occidebátis; gregem autem meum non pascebátis. Quod infírmum fuit non consolidástis, et quod ægrótum non sanástis, quod con<text:soft-page-break/>fráctum est non alligástis, et quod abjéctum est non reduxístis, et quod períerat non quæsístis: sed cum austeritáte imperabátis eis, et cum poténtia.</text:p>
            <text:p text:style-name="P16"/>
          </table:table-cell>
          <table:table-cell table:style-name="Tabulka1.A1" office:value-type="string">
            <text:p text:style-name="P6"/>
            <text:p text:style-name="P117"><text:span text:style-name="T188">Mléko</text:span><text:span text:style-name="T19"> jste jídali, vlnou jste se odívali, co tučného bylo, zabíjeli jste, ale stád</text:span><text:span text:style-name="T49">o</text:span><text:span text:style-name="T19"> mé jste nepásli. Co </text:span><text:span text:style-name="T49">slabé</text:span><text:span text:style-name="T19"> bylo, neposilnili jste; co nemocné, ne</text:span><text:span text:style-name="T49">uzdrav</text:span><text:span text:style-name="T19">ili jste; co zlámané, neobvázali jste; co bylo </text:span><text:soft-page-break/><text:span text:style-name="T19">rozptýleno, nepřivedli jste zpět, a co se bylo ztratilo, nehledali jste; ale tvrdě jste panovali nad nimi, </text:span><text:span text:style-name="T49">tvrdě</text:span><text:span text:style-name="T19"> a </text:span><text:span text:style-name="T49">s </text:span><text:span text:style-name="T19">ukrutn</text:span><text:span text:style-name="T49">ou mocí</text:span><text:span text:style-name="T19">. </text:span></text:p>
          </table:table-cell>
        </table:table-row>
        <table:table-row table:style-name="Tabulka1.1">
          <table:table-cell table:style-name="Tabulka1.A1" office:value-type="string">
            <text:p text:style-name="P32">Lectio <text:span text:style-name="T132">i</text:span>ij.</text:p>
            <text:p text:style-name="P128">E<text:span text:style-name="T183">t</text:span> dispérsæ sunt oves meæ, eo quod non esset pastor: et factæ sunt in devoratiónem ómnium bestiárum agri, et dispersæ sunt. Erravérunt greges mei in cunctis móntibus, et in univérso colle excélso: et super omnem fáciem terræ dispérsi sunt greges mei, et non erat qui requíreret, non erat, inquam, qui requíreret. </text:p>
            <text:p text:style-name="P16"/>
          </table:table-cell>
          <table:table-cell table:style-name="Tabulka1.A1" office:value-type="string">
            <text:p text:style-name="P6"/>
            <text:p text:style-name="P106"><text:span text:style-name="T77">I rozprchly se ovce mé, </text:span><text:span text:style-name="T85">neboť</text:span><text:span text:style-name="T77"> nebylo pastýře; a staly se potravou </text:span><text:span text:style-name="T85">veškeré</text:span><text:span text:style-name="T77"> polní zvěři; a rozprchly se. Bloudila má stáda po všech horách, po všech vyvýšených pahorcích; po celé </text:span><text:span text:style-name="T85">tváři</text:span><text:span text:style-name="T77"> země rozprchla se má stáda, a nebylo, kdo by se o ně staral, nebylo, pravím, kdo by se o ně staral. </text:span></text:p>
          </table:table-cell>
        </table:table-row>
        <table:table-row table:style-name="Tabulka1.1">
          <table:table-cell table:style-name="Tabulka1.A1" office:value-type="string">
            <text:p text:style-name="P21">Tertia Die</text:p>
            <text:p text:style-name="P17">De Ezechiéle Prophéta.</text:p>
            <text:p text:style-name="P34">Lectio <text:span text:style-name="T131">j</text:span>. Cap. <text:span text:style-name="T146">34</text:span>.</text:p>
            <text:p text:style-name="P127">P<text:span text:style-name="T183">roptérea</text:span> pastóres, audíte verbum Dómini: Vivo ego, dicit Dóminus Deus: quia pro eo quod facti sunt greges mei in rapínam, et oves meæ in devoratiónem ómnium bestiárum agri, eo quod non esset pastor (neque enim quæsiérunt pastóres mei gregem meum:) sed pascébant pastóres semetípsos, et greges meos non pascébant: proptérea pastóres audíte verbum Dómini.</text:p>
            <text:p text:style-name="P127"/>
          </table:table-cell>
          <table:table-cell table:style-name="Tabulka1.A1" office:value-type="string">
            <text:p text:style-name="P144"/>
            <text:p text:style-name="P82"/>
            <text:p text:style-name="P82"/>
            <text:p text:style-name="P98"><text:span text:style-name="T197">Proto</text:span><text:span text:style-name="T78">, pastýři, slyšte slovo Hospodinovo! Jakože já jsem živ, praví Pán Bůh: Protože se má stáda stala kořistí, ovce mé potravou </text:span><text:span text:style-name="T86">veškeré</text:span><text:span text:style-name="T78"> polní zvěři, protože nebylo pastýře </text:span><text:span text:style-name="T86">(</text:span><text:span text:style-name="T78">neboť nestarali se </text:span><text:span text:style-name="T86">totiž </text:span><text:span text:style-name="T78">moji pastýři o mé stádo</text:span><text:span text:style-name="T86">)</text:span><text:span text:style-name="T78">, ale pastýři pásli sami sebe, a stád mých nepásli</text:span><text:span text:style-name="T86">,</text:span><text:span text:style-name="T78"> proto vy, pastýři, slyšte slovo Hospodinovo!</text:span></text:p>
          </table:table-cell>
        </table:table-row>
        <table:table-row table:style-name="Tabulka1.1">
          <table:table-cell table:style-name="Tabulka1.A1" office:value-type="string">
            <text:p text:style-name="P32">Lectio <text:span text:style-name="T132">i</text:span>j.</text:p>
            <text:p text:style-name="P128">H<text:span text:style-name="T183">æc</text:span> dicit Dóminus Deus: Ecce ego ipse super pastóres, requíram gregem meum de manu eórum, et cessáre fáciam eos ut ultra non pascant gregem, nec pascant ámplius pastóres semetípsos: et liberábo gregem meum de ore eórum, et non erit ultra eis in escam.</text:p>
            <text:p text:style-name="P16"/>
          </table:table-cell>
          <table:table-cell table:style-name="Tabulka1.A1" office:value-type="string">
            <text:p text:style-name="P6"/>
            <text:p text:style-name="P84"><text:span text:style-name="T183">Toto</text:span> praví Pán Bůh: <text:span text:style-name="T159">Hle</text:span>, já sám přijdu na pastýře a budu vymáhat své stádo z ruky jejich, učiním s nimi konec, aby již nepásli stáda, ani <text:span text:style-name="T159">na</text:span>dále <text:span text:style-name="T159">ne</text:span>pásli pastýři <text:span text:style-name="T159">sami </text:span>sebe; vytrhnu jim své stádo z <text:span text:style-name="T159">chřtánu</text:span>, aby jim již nebylo za potravu. </text:p>
          </table:table-cell>
        </table:table-row>
        <table:table-row table:style-name="Tabulka1.1">
          <table:table-cell table:style-name="Tabulka1.A1" office:value-type="string">
            <text:p text:style-name="P32">Lectio <text:span text:style-name="T132">i</text:span>ij.</text:p>
            <text:p text:style-name="P128">Q<text:span text:style-name="T183">uia</text:span> hæc dicit Dóminus Deus: Ecce ego ípse requíram oves meas, et visitábo eas. Sicut vísitat pastor gregem suum, in die, quando fúerit in medio óvium suárum dissipatárum: sic visitábo oves meas, et liberábo eas de ómnibus locis, in quibus dispérsæ fúerant in die nubis, et calíginis.</text:p>
            <text:p text:style-name="P16"/>
          </table:table-cell>
          <table:table-cell table:style-name="Tabulka1.A1" office:value-type="string">
            <text:p text:style-name="P6"/>
            <text:p text:style-name="P104"><text:span text:style-name="T196">Neboť</text:span><text:span text:style-name="T77"> toto praví Pán Bůh: </text:span><text:span text:style-name="T86">Hle</text:span><text:span text:style-name="T77">, já sám vyhledám své ovce a ujmu se jich. Jako se pastýř ujímá svého stáda, když je </text:span><text:span text:style-name="T86">již</text:span><text:span text:style-name="T77"> uprostřed svých rozptýlených ovcí, tak ujmu se svých ovcí a vysvobodím je se všech míst, kam v den oblaku a mrákoty </text:span><text:span text:style-name="T116">(</text:span><text:span text:style-name="T259">pozn.</text:span><text:span text:style-name="T116"> </text:span><text:span text:style-name="T72">bouře</text:span><text:span text:style-name="T116">) </text:span><text:span text:style-name="T77">byly rozptýleny.</text:span></text:p>
          </table:table-cell>
        </table:table-row>
        <table:table-row table:style-name="Tabulka1.1">
          <table:table-cell table:style-name="Tabulka1.A1" table:number-columns-spanned="2" office:value-type="string">
            <text:p text:style-name="P49"><text:span text:style-name="T1">D</text:span><text:span text:style-name="T7">ominica </text:span><text:span text:style-name="T8">i</text:span><text:span text:style-name="T9">i</text:span><text:span text:style-name="T7">j</text:span><text:span text:style-name="T11">.</text:span></text:p>
            <text:p text:style-name="P10"><text:span text:style-name="T3">Novembris</text:span><text:span text:style-name="T2">.</text:span></text:p>
          </table:table-cell>
          <table:covered-table-cell/>
        </table:table-row>
        <table:table-row table:style-name="Tabulka1.1">
          <table:table-cell table:style-name="Tabulka1.A1" office:value-type="string">
            <text:p text:style-name="P40">In I. Nocturno</text:p>
            <text:p text:style-name="P43"><text:span text:style-name="T163">Incipit liber</text:span> <text:span text:style-name="T163">Daniélis</text:span> Prophétæ.</text:p>
            <text:p text:style-name="P37">Lectio j. <text:span text:style-name="T12">Cap. 1.</text:span></text:p>
            <text:p text:style-name="P51">A<text:span text:style-name="T183">nno</text:span> tértio regni Jóakim regis Juda, venit Nabuchodónosor rex Babylónis in Jerúsalem, et obsédit eam: et trádidit Dóminus in <text:soft-page-break/>manu ejus Jóakim regem Juda, et partem vasórum domus Dei: et asportávit ea in terram Sénnaar in domum dei sui, et vasa íntulit in domum thesáuri dei sui.</text:p>
            <text:p text:style-name="P51"/>
          </table:table-cell>
          <table:table-cell table:style-name="Tabulka1.A1" office:value-type="string">
            <text:p text:style-name="P40"><text:s/></text:p>
            <text:p text:style-name="P2"/>
            <text:p text:style-name="P2"/>
            <text:p text:style-name="P70"><text:span text:style-name="T183">Lét</text:span><text:span text:style-name="T205">a</text:span> třetího vlády Joakima, krále judského, přišel Nabuchodonosor, král babylonský k Jerusalému a oblehl jej; i vydal Pán <text:soft-page-break/>v ruku jeho Joakima, krále judského a čá<text:span text:style-name="T166">st</text:span> nádobí domu Božího; <text:span text:style-name="T137">Nabuchodonosor</text:span> to odnesl do země Sennaar, do domu svého boha; vnesl je do klenotnice svého boha. </text:p>
          </table:table-cell>
        </table:table-row>
        <table:table-row table:style-name="Tabulka1.1">
          <table:table-cell table:style-name="Tabulka1.A1" office:value-type="string">
            <text:p text:style-name="P37">Lectio ij.</text:p>
            <text:p text:style-name="P52">E<text:span text:style-name="T183">t</text:span> ait rex Asphenez præpósito eunuchórum, ut introdúceret de fíliis Israël, et de sémine régio et tyrannórum, púeros, in quibus nulla esset mácula, decóros forma, et erudítos omni sapiéntia, cautos sciéntia, et doctos disciplína, et qui possent stare in palátio regís, ut docéret eos lítteras, et linguam Chaldæórum.</text:p>
            <text:p text:style-name="P15"/>
          </table:table-cell>
          <table:table-cell table:style-name="Tabulka1.A1" office:value-type="string">
            <text:p text:style-name="P3"/>
            <text:p text:style-name="P56">I řekl král Asfenezovi, vrchnímu komorníkovi, aby vybral ze synů Israel<text:span text:style-name="T166">sk</text:span>ých, z rodu královského nebo knížecího jinochy, na nichž by nebylo vady, sličné postavy, vnímavé pro všec<text:span text:style-name="T166">hn</text:span>u moudrost, schopné vzdělání, ukázněné, kteří by mohli konati službu v královském paláci; aby je <text:span text:style-name="T167">mohli na</text:span>uči<text:span text:style-name="T167">t</text:span> písmu a jazyku chaldejskému. </text:p>
          </table:table-cell>
        </table:table-row>
        <table:table-row table:style-name="Tabulka1.1">
          <table:table-cell table:style-name="Tabulka1.A1" office:value-type="string">
            <text:p text:style-name="P37">Lectio iij.</text:p>
            <text:p text:style-name="P52">E<text:span text:style-name="T183">t</text:span> constítuit eis rex annónam per síngulos dies de cibis suís, et de vino unde bibébat ipse, ut enutríti tribus annis, póstea starent in conspéctu regis. Fuérunt ergo inter eos de fíliis Juda, Dániel, Ananías, Mísaël, et Azarías. Et impósuit eis præpósitus eunuchórum, nómina: Daniéli, Baltássar: Ananíæ, Sidrach: Misaéli, Misach: et Azaríæ, Abdénago.</text:p>
            <text:p text:style-name="P4"/>
          </table:table-cell>
          <table:table-cell table:style-name="Tabulka1.A1" office:value-type="string">
            <text:p text:style-name="P3"/>
            <text:p text:style-name="P57"><text:span text:style-name="T183">Král</text:span> jim také vykázal stravu na každý den ze svých pokrmů a z vína, jež on sám p<text:span text:style-name="T167">i</text:span>l, aby tak chováni <text:span text:style-name="T167">byli</text:span> tři roky, <text:span text:style-name="T167">a </text:span>potom konali službu před králem. Byli pak mezi nimi z <text:span text:style-name="T167">j</text:span>ud<text:span text:style-name="T167">ských synů</text:span> Daniel, Ananiáš, Misael a Azariáš. A vrchní komorník dal jim jména: Danielovi Baltasar, Ananiášovi Sidrach, Misaelovi Misach, <text:span text:style-name="T167">a </text:span>Azariášovi Abdenago. </text:p>
          </table:table-cell>
        </table:table-row>
        <table:table-row table:style-name="Tabulka1.1">
          <table:table-cell table:style-name="Tabulka1.A1" office:value-type="string">
            <text:p text:style-name="P37">Lectio i<text:span text:style-name="T16">v</text:span>.</text:p>
            <text:p text:style-name="P52">P<text:span text:style-name="T183">ropósuit</text:span> autem Dániel in corde suo ne polluerétur de mensa regis, neque de vino potus ejus: et rogávit eunuchórum præpósitum ne contaminarétur. Dedit autem Deus Daniéli grátiam et misericórdiam in <text:span text:style-name="T167">c</text:span>onspéctu príncipis eunuchórum.</text:p>
            <text:p text:style-name="P4"/>
          </table:table-cell>
          <table:table-cell table:style-name="Tabulka1.A1" office:value-type="string">
            <text:p text:style-name="P3"/>
            <text:p text:style-name="P62"><text:span text:style-name="T183">Ale</text:span> Daniel si ve svém srdci umínil, že se nepo<text:span text:style-name="T260">­</text:span>skvrní ničím <text:span text:style-name="T260">z</text:span> králova stolu ani nebude pít z králova vína, i prosil vrchního komorníka, aby nebyl nucen se poskvrnit. Bůh dal Danielovi tu milost, že nalezl <text:span text:style-name="T260">u</text:span> vrchní<text:span text:style-name="T260">ho</text:span> komorník<text:span text:style-name="T260">a</text:span> soucit. </text:p>
          </table:table-cell>
        </table:table-row>
        <table:table-row table:style-name="Tabulka1.1">
          <table:table-cell table:style-name="Tabulka1.A1" office:value-type="string">
            <text:p text:style-name="P45">In II. Nocturno</text:p>
            <text:p text:style-name="P13">Ex libro sancti Athanásii Epíscopi ad Vírgines.</text:p>
            <text:p text:style-name="P29">Lib. 2 de Virginitate.</text:p>
            <text:p text:style-name="P11"><text:bookmark-start text:name="__DdeLink__2400_16731447091131111111"/><text:span text:style-name="T4">Lectio</text:span><text:bookmark-end text:name="__DdeLink__2400_16731447091131111111"/><text:span text:style-name="T4"> v.</text:span></text:p>
            <text:p text:style-name="P72"><text:span text:style-name="T127">S</text:span><text:span text:style-name="T185">i</text:span><text:span text:style-name="T127"> accédant áliqui, et dicant tibi, ne frequénter jejúnes, ne imbecíllior fias: ne credas illis, neque auscúltes; per istos enim inimícus hæc súggerit. R</text:span><text:span text:style-name="T130">e</text:span><text:span text:style-name="T127">miníscere ejus, quod scriptum est; quod cum tres púeri, et Dániel, et álii adolescéntuli, captívi ducti essent a Nabuchodónosor rege Babylónis, jussúmque esset, ut de ipsíus mensa régia coméderent, et de vino bíberent; Dániel et tres púeri illi noluérunt póllui ex mensa regis, sed dixérunt eunúcho, qui eos curándos suscéperat: Da nobis de semínibus terræ, et vescémur.</text:span></text:p>
            <text:p text:style-name="P7"/>
          </table:table-cell>
          <table:table-cell table:style-name="Tabulka1.A1" office:value-type="string">
            <text:p text:style-name="P6"/>
            <text:p text:style-name="P6"/>
            <text:p text:style-name="P6"/>
            <text:p text:style-name="P6"/>
            <text:p text:style-name="P139"><text:span text:style-name="T210">Pokud</text:span><text:span text:style-name="T235"> někdo přijde a bude ti říkat, aby ses nepostil často, abys nebyl zesláblý, nevěř mu a </text:span><text:span text:style-name="T248">hlavně</text:span><text:span text:style-name="T236"> ho </text:span><text:span text:style-name="T235">neposlouchej. Skrze něj </text:span><text:span text:style-name="T236">ti</text:span><text:span text:style-name="T235"> to totiž našeptává nepřítel. Připomeň mu</text:span><text:span text:style-name="T237">, </text:span><text:span text:style-name="T235">co je psáno: že kdy</text:span><text:span text:style-name="T238">ž</text:span><text:span text:style-name="T235"> byli tři mládenci </text:span><text:span text:style-name="T239">s</text:span><text:span text:style-name="T235"> Daniel</text:span><text:span text:style-name="T239">em</text:span><text:span text:style-name="T235"> a další mladí zajatci přivedeni k Nabuchodonosorovi, králi Babylonskému, a dostali příkaz, aby jedli ze stolu tohoto krále a pili víno, Daniel a tito tři mládenci se nechtěli poskvrnit jídlem z královského stolu, ale řekli opatrovníkovi, který je dostal na starost: „Dej nám pojíst z plodů země.“ </text:span></text:p>
          </table:table-cell>
        </table:table-row>
        <table:table-row table:style-name="Tabulka1.1">
          <table:table-cell table:style-name="Tabulka1.A1" office:value-type="string">
            <text:p text:style-name="P30">Lectio vj.</text:p>
            <text:p text:style-name="P123">Q<text:span text:style-name="T183">uibus</text:span> ait eunúchus: Timeo ego regem, qui constítuit vobis cibum et potum, ne forte fácies vestræ appáreant regi squalidióres præ céteris púe<text:soft-page-break/>ris, qui régia mensa alúntur, et púniat me. Cui dixérunt illi: Tenta servos tuos dies decem, et da nobis de semínibus. Et dedit eis legúmina ad vescéndum, et aquam ad bibéndum: et introdúxit eos in conspéctu regis, et visæ sunt fácies ipsórum speciosióres præter céteros púeros, qui régiæ mensæ cibis nutriebántur.</text:p>
            <text:p text:style-name="P12"/>
          </table:table-cell>
          <table:table-cell table:style-name="Tabulka1.A1" office:value-type="string">
            <text:p text:style-name="P6"/>
            <text:p text:style-name="P78"><text:span text:style-name="T191">N</text:span><text:span text:style-name="T189">a</text:span><text:span text:style-name="T20"> to jim řekl opatrovník: „Bojím se krále, neboť vám ustanovil pokrm i nápoj, aby se mu snad vaše tváře nezdály ošklivější než tváře ostatních </text:span><text:soft-page-break/><text:span text:style-name="T20">chlapců, kteří jedí z královského stolu, </text:span><text:span text:style-name="T44">a </text:span><text:span text:style-name="T20">aby mě nepotrestal.“ Na to mu odpověděli: „</text:span><text:span text:style-name="T36">Zkus to se svými služebníky po deset dnů a dej nám jísti z plodů.“ Dal jim tedy k jídlu zeleninu a k pití vodu. Když je </text:span><text:span text:style-name="T76">pak </text:span><text:span text:style-name="T36">uvedl před krále, jejich tváře vypadaly krásnější než tváře ostatních chlapců, kteří jedli z královského stolu. </text:span></text:p>
          </table:table-cell>
        </table:table-row>
        <table:table-row table:style-name="Tabulka1.1">
          <table:table-cell table:style-name="Tabulka1.A1" office:value-type="string">
            <text:p text:style-name="P30">Lectio vij.</text:p>
            <text:p text:style-name="P123">V<text:span text:style-name="T183">idésne</text:span> quid fáciat jejúnium? Morbos sanat, distillatiónes corporis exsíccat, dæmones fugat, pravas cogitatiónes expéllit, mentem clariórem reddit, cor mundum éfficit, corpus sanctíficat, dénique ad thronum Dei hóminem sistit. Et ne putes hæc témere dici, habes hujus rei testimónium in Evangéliis a Salvatóre prolátum. Cum enim quæsivíssent discípuli, quonam modo immúndi spíritus ejiceréntur, respóndit Dóminus: Hoc genus non ejícitur, nisi in oratióne et jejúnio.</text:p>
            <text:p text:style-name="P8"/>
          </table:table-cell>
          <table:table-cell table:style-name="Tabulka1.A1" office:value-type="string">
            <text:p text:style-name="P6"/>
            <text:p text:style-name="P75"><text:span text:style-name="T194">Nevidíš</text:span><text:span text:style-name="T36"> snad, co způsobuje půst? Léčí nemoci, zastavuje </text:span><text:span text:style-name="T41">tělesné </text:span><text:span text:style-name="T36">výtoky, zahání na útěk zlé duchy, vyhání špatné myšlenky, vyjasňuje mysl, </text:span><text:span text:style-name="T41">očišťuje </text:span><text:span text:style-name="T36">srdce, posvěcuje tělo, </text:span><text:span text:style-name="T37">a </text:span><text:span text:style-name="T36">nakonec člověka postaví </text:span><text:span text:style-name="T37">k </text:span><text:span text:style-name="T36">Božímu trůnu. A nemysli si, že si to jen tak vymýšlím, svědectví o tom přinesl </text:span><text:span text:style-name="T37">již </text:span><text:span text:style-name="T36">Spasitel v Evan</text:span><text:span text:style-name="T44">­</text:span><text:span text:style-name="T36">geliích. </text:span><text:span text:style-name="T37">Když se ho totiž učedníci ptali, jakýmpak způsobem se vyhánějí nečistí duchové, odpověděl Pán: „Tento druh se dá vyhnat pouze modlitbou a postem.“ </text:span></text:p>
          </table:table-cell>
        </table:table-row>
        <table:table-row table:style-name="Tabulka1.1">
          <table:table-cell table:style-name="Tabulka1.A1" office:value-type="string">
            <text:p text:style-name="P30">Lectio viij.</text:p>
            <text:p text:style-name="P123">V<text:span text:style-name="T183">alde </text:span>enim dæmones oblectántur crápula et ebrietáte et córporis cómmodis. Magna vis in jejúnio, et magna ac præclára fiunt per illud: alióquin unde hómines tam mirífica præstárent, et signa per eos fíerent, et sanitátem infírmis per ipsos largirétur Deus, nisi plane ob exercitatiónes spirituáles, et humilitátem ánimi, et conversatiónem bonam? Jejúnium enim Angelórum cibus est: et qui eo útitur, ordinis Angélici censéndus est.</text:p>
            <text:p text:style-name="P12"/>
          </table:table-cell>
          <table:table-cell table:style-name="Tabulka1.A1" office:value-type="string">
            <text:p text:style-name="P6"/>
            <text:p text:style-name="P133"><text:span text:style-name="T211">Nečistí</text:span><text:span text:style-name="T232"> duchové si totiž velmi libují v nezřízeném pití a opilství </text:span><text:span text:style-name="T240">i</text:span><text:span text:style-name="T232"> pohodlí těla. V postu je veliká síla a velké </text:span><text:span text:style-name="T240">i</text:span><text:span text:style-name="T232"> slavné věci se </text:span><text:span text:style-name="T238">stávají</text:span><text:span text:style-name="T232"> </text:span><text:span text:style-name="T239">právě </text:span><text:span text:style-name="T232">díky němu. Ostatně jak jinak by lidé dokázali tak podivuhodné věci, </text:span><text:span text:style-name="T238">jak by se </text:span><text:span text:style-name="T232">skrze ně </text:span><text:span text:style-name="T238">mohla </text:span><text:span text:style-name="T239">stávat</text:span><text:span text:style-name="T232"> taková znamení</text:span><text:span text:style-name="T241">, </text:span><text:span text:style-name="T238">že</text:span><text:span text:style-name="T232"> nemocným Bůh uděluje zdraví, ne-li </text:span><text:span text:style-name="T240">prostě</text:span><text:span text:style-name="T232"> díky duchovním cvičením, pokoře ducha a správnému chování? Půst je totiž pokrm</text:span><text:span text:style-name="T240">em</text:span><text:span text:style-name="T232"> Andělů. A ten, kdo jej </text:span><text:span text:style-name="T238">u</text:span><text:span text:style-name="T232">žívá, </text:span><text:span text:style-name="T238">má býti </text:span><text:span text:style-name="T232">považován za člena Andělských sborů.</text:span></text:p>
          </table:table-cell>
        </table:table-row>
        <table:table-row table:style-name="Tabulka1.1">
          <table:table-cell table:style-name="Tabulka1.A1" office:value-type="string">
            <text:p text:style-name="P23">Prima Die</text:p>
            <text:p text:style-name="P17">De Daniéle Prophéta.</text:p>
            <text:p text:style-name="P34">Lectio <text:span text:style-name="T131">j</text:span>. Cap. <text:span text:style-name="T164">2</text:span>.</text:p>
            <text:p text:style-name="P126">T<text:span text:style-name="T183">u</text:span> rex vidébas, et ecce quasi státua una grandis: státua illa magna, et statúra sublímis stabat contra te, et intúitus ejus erat terríbilis. Hujus státuæ caput ex auro óptimo erat, pectus autem et bráchia de argénto, porro venter, et fémora ex ære. Tíbiæ autem férreæ, pedum quædam pars erat férrea, quædam autem fíctilis.</text:p>
            <text:p text:style-name="P127"/>
          </table:table-cell>
          <table:table-cell table:style-name="Tabulka1.A1" office:value-type="string">
            <text:p text:style-name="P145"/>
            <text:p text:style-name="P82"/>
            <text:p text:style-name="P82"/>
            <text:p text:style-name="P96"><text:span text:style-name="T197">Tys</text:span><text:span text:style-name="T78">, králi, viděl: Hle, cosi jako veliká socha; socha ta veliká a postavy </text:span><text:span text:style-name="T87">nadlidské</text:span><text:span text:style-name="T78"> stála proti tobě, a vzezření její bylo hrozné. Hlava té sochy byla z nejlepšího zlata, </text:span><text:span text:style-name="T87">hruď</text:span><text:span text:style-name="T78"> a ramena ze stříbra; břicho a b</text:span><text:span text:style-name="T87">oky</text:span><text:span text:style-name="T78"> </text:span><text:span text:style-name="T87">pak </text:span><text:span text:style-name="T78">z mědi; stehna byla železná, </text:span><text:span text:style-name="T115">holeně byly železné a </text:span><text:span text:style-name="T78">nohy pak byly </text:span><text:span text:style-name="T87">zčásti</text:span><text:span text:style-name="T78"> železné a </text:span><text:span text:style-name="T87">zčásti </text:span><text:span text:style-name="T78">hliněné.</text:span></text:p>
          </table:table-cell>
        </table:table-row>
        <table:table-row table:style-name="Tabulka1.1">
          <table:table-cell table:style-name="Tabulka1.A1" office:value-type="string">
            <text:p text:style-name="P32">Lectio <text:span text:style-name="T132">i</text:span>j.</text:p>
            <text:p text:style-name="P128">V<text:span text:style-name="T183">idébas</text:span> ita, donec abscíssus est lapis de monte sine mánibus: et percússit státuam in pédibus ejus férreis et fictílibus, et commínuit eos. Tunc comma sunt páriter ferrum, testa, æs, argéntum, et aurum, et redácta quasi in favíllam æstívæ áreæ, quæ rapta sunt vento: nullúsque locus invéntus est eis: lapis autem, qui percússerat státuam, factus est <text:soft-page-break/>mons magnus, et implévit univérsam terram.</text:p>
            <text:p text:style-name="P16"/>
          </table:table-cell>
          <table:table-cell table:style-name="Tabulka1.A1" office:value-type="string">
            <text:p text:style-name="P6"/>
            <text:p text:style-name="P118"><text:span text:style-name="T195">Viděl</text:span><text:span text:style-name="T50"> jsi</text:span><text:span text:style-name="T19"> také, </text:span><text:span text:style-name="T50">jak</text:span><text:span text:style-name="T19"> se bez </text:span><text:span text:style-name="T50">zásahu </text:span><text:span text:style-name="T19">lidských rukou utrhl kámen </text:span><text:span text:style-name="T50">z</text:span><text:span text:style-name="T19"> hory, </text:span><text:span text:style-name="T50">a </text:span><text:span text:style-name="T19">udeřil sochu do nohou železných a hliněných, a rozdrtil je. Tehdy roztříštěno bylo </text:span><text:span text:style-name="T50">stejně i </text:span><text:span text:style-name="T19">železo, hlína, měď, stříbro i zlato, a </text:span><text:span text:style-name="T50">staly se z nich</text:span><text:span text:style-name="T19"> jakoby plevy letního humna, jež uchvá</text:span><text:span text:style-name="T50">til</text:span><text:span text:style-name="T19"> vítr a nezb</text:span><text:span text:style-name="T50">ylo</text:span><text:span text:style-name="T19"> po nich ani stopy. Z kamene pak, který udeřil sochu, </text:span><text:span text:style-name="T50">vyrostla</text:span><text:span text:style-name="T19"> veliká hora a na</text:span><text:soft-page-break/><text:span text:style-name="T19">plnil</text:span><text:span text:style-name="T50">a</text:span><text:span text:style-name="T19"> celou zemi. </text:span></text:p>
          </table:table-cell>
        </table:table-row>
        <table:table-row table:style-name="Tabulka1.1">
          <table:table-cell table:style-name="Tabulka1.A1" office:value-type="string">
            <text:p text:style-name="P32">Lectio <text:span text:style-name="T132">i</text:span>ij.</text:p>
            <text:p text:style-name="P128">T<text:span text:style-name="T183">u</text:span> es ergo caput áureum. Et post te consúrget regnum áliud minus te argénteum: et regnum tértium áliud æreum, quod imperábit univérsæ terræ. Et regnum quartum erit velut ferrum. Quómodo ferrum commínuit, et domat ómnia, sic commínuet, e<text:span text:style-name="T168">t</text:span> cónteret ómnia hæc. In diébus autem regnórum illórum suscitábit Deus cœli regnum, quod in ætérnum non dissipábitur, et regnum ejus álteri pópulo non tradétur: commínuet autem, et consúmet univérsa regna hæc: et ipsum stabit in ætérnum.</text:p>
            <text:p text:style-name="P16"/>
          </table:table-cell>
          <table:table-cell table:style-name="Tabulka1.A1" office:value-type="string">
            <text:p text:style-name="P6"/>
            <text:p text:style-name="P105"><text:span text:style-name="T199">T</text:span><text:span text:style-name="T196">y</text:span><text:span text:style-name="T77"> jsi </text:span><text:span text:style-name="T88">tedy </text:span><text:span text:style-name="T77">ta zlatá hlava. Po tobě pak povstane jiné království, menší </text:span><text:span text:style-name="T88">než </text:span><text:span text:style-name="T77">t</text:span><text:span text:style-name="T88">y</text:span><text:span text:style-name="T77">, stříbrné, poté jiné, třetí království, měděné, jež panovat bude nad celou zemí. A čtvrté království bude jako železo. Jako železo </text:span><text:span text:style-name="T88">drtí</text:span><text:span text:style-name="T77"> a tříští všecky věci, tak ono rozdr</text:span><text:span text:style-name="T88">t</text:span><text:span text:style-name="T77">í a roztříští toto všecko. </text:span><text:span text:style-name="T88">Z</text:span><text:span text:style-name="T77">a dnů těch králů </text:span><text:span text:style-name="T88">však </text:span><text:span text:style-name="T77">zřídí Bůh nebes království, jež nebude zničeno navěky, a to</text:span><text:span text:style-name="T88">t</text:span><text:span text:style-name="T77">o jeho království ne</text:span><text:span text:style-name="T88">bude vydáno</text:span><text:span text:style-name="T77"> jinému národu; rozdr</text:span><text:span text:style-name="T88">t</text:span><text:span text:style-name="T77">í </text:span><text:span text:style-name="T88">však</text:span><text:span text:style-name="T77"> a dokonale zničí všecky ony říše, samo však stát bude navěky</text:span></text:p>
          </table:table-cell>
        </table:table-row>
        <table:table-row table:style-name="Tabulka1.1">
          <table:table-cell table:style-name="Tabulka1.A1" office:value-type="string">
            <text:p text:style-name="P20">Secunda Die</text:p>
            <text:p text:style-name="P18">De Daniéle Prophéta.</text:p>
            <text:p text:style-name="P34">Lectio <text:span text:style-name="T131">j</text:span>. Cap. <text:span text:style-name="T134">4</text:span>.</text:p>
            <text:p text:style-name="P127">R<text:span text:style-name="T183">espóndit</text:span> Baltássar, et dixit: Dómine mi, sómnium his, qui te odérunt, et interpretátio ejus hóstibus tuis sit. Arborem, quam vidísti sublímem, atque robústam cujus altitúdo pertíngit ad cœlum, et aspéctus illíus in omnem terram: et rami ejus pulchérrimi, et fructus ejus nímius, et esca ómnium in ea, subter eam habitántes béstiæ agri, et <text:span text:style-name="T165">i</text:span>n ramis ejus commorántes aves cœli: tu es rex, qui magnificátus es, et invaluísti: et magnitúdo tua crevit, et pervénit usque ad cœlum, et potéstas tua in términos univérsæ terræ.</text:p>
            <text:p text:style-name="P127"/>
          </table:table-cell>
          <table:table-cell table:style-name="Tabulka1.A1" office:value-type="string">
            <text:p text:style-name="P131"/>
            <text:p text:style-name="P82"/>
            <text:p text:style-name="P82"/>
            <text:p text:style-name="P99"><text:span text:style-name="T197">Baltasar</text:span><text:span text:style-name="T78"> </text:span><text:span text:style-name="T89">(</text:span><text:span text:style-name="T69">tedy</text:span><text:span text:style-name="T92"> </text:span><text:span text:style-name="T67">Daniel</text:span><text:span text:style-name="T89">) </text:span><text:span text:style-name="T78">odpověděl a řekl: „Pane můj, </text:span><text:span text:style-name="T89">tvůj </text:span><text:span text:style-name="T78">sen </text:span><text:span text:style-name="T89">patří těm, kdo tě nenávidí, </text:span><text:span text:style-name="T78">a jeho výklad tvým protivníkům! Strom, který jsi viděl, vysoký a silný, jehož výška sahala </text:span><text:span text:style-name="T89">až </text:span><text:span text:style-name="T78">k nebi, který bylo vidět </text:span><text:span text:style-name="T89">po</text:span><text:span text:style-name="T78"> celé </text:span><text:span text:style-name="T89">zemi</text:span><text:span text:style-name="T78">, jehož ratolesti byly </text:span><text:span text:style-name="T89">překrásné</text:span><text:span text:style-name="T78"> a ovoce přehojné, na němž byl pokrm pro všecky, pod nímž sídlila polní zvěř, a na jeho ratolestech přebývali nebeští ptáci: T</text:span><text:span text:style-name="T92">o</text:span><text:span text:style-name="T78"> jsi t</text:span><text:span text:style-name="T92">y</text:span><text:span text:style-name="T78">, králi, jenž </text:span><text:span text:style-name="T89">ses </text:span><text:span text:style-name="T78">stal velikým a mocným; velikost tvá v</text:span><text:span text:style-name="T89">y</text:span><text:span text:style-name="T78">rostla a do</text:span><text:span text:style-name="T89">sáhla</text:span><text:span text:style-name="T78"> až k nebi, a tvá moc </text:span><text:span text:style-name="T89">dosáhla</text:span><text:span text:style-name="T78"> až na </text:span><text:span text:style-name="T89">samý </text:span><text:span text:style-name="T78">kraj světa. </text:span></text:p>
          </table:table-cell>
        </table:table-row>
        <table:table-row table:style-name="Tabulka1.1">
          <table:table-cell table:style-name="Tabulka1.A1" office:value-type="string">
            <text:p text:style-name="P32">Lectio <text:span text:style-name="T132">i</text:span>j.</text:p>
            <text:p text:style-name="P128">Q<text:span text:style-name="T183">uod</text:span> autem vidit rex vígilem, et sanctum descéndere de cœlo, et dícere: Succídite árborem, et dissipáte illam, áttamen germen radícum ejus in terra dimíttite, et vinciátur ferro et ære in herbis foris, et rore cœli conspergátur, et cum <text:span text:style-name="T169">f</text:span>eris sit pábulum ejus, donec septem témpora muténtur super eum: Hæc est interpretátio senténtiæ Altíssimi, quæ pervénit super dóminum meum regem: Ejícient te ab homínibus, et cum béstiis terísque erit habitátio tua, et fœnum ut bos cómedes et rore cœli inf<text:span text:style-name="T165">u</text:span>n<text:span text:style-name="T165">dé</text:span>ris.</text:p>
            <text:p text:style-name="P16"/>
          </table:table-cell>
          <table:table-cell table:style-name="Tabulka1.A1" office:value-type="string">
            <text:p text:style-name="P6"/>
            <text:p text:style-name="P119"><text:span text:style-name="T188">Že</text:span><text:span text:style-name="T19"> pak viděl král svatého strážného sestupovat s nebe </text:span><text:span text:style-name="T51">se slovy</text:span><text:span text:style-name="T19">: „</text:span><text:span text:style-name="T51">Porazte tento</text:span><text:span text:style-name="T19"> strom a roz</text:span><text:span text:style-name="T52">praš</text:span><text:span text:style-name="T19">te jej, </text:span><text:span text:style-name="T51">avšak</text:span><text:span text:style-name="T19"> pařez s kořeny v zemi nechte, a svázán bu</text:span><text:span text:style-name="T52">de</text:span><text:span text:style-name="T19"> železem a mědí v trávě polní, rosou nebeskou bu</text:span><text:span text:style-name="T52">de</text:span><text:span text:style-name="T19"> skrápěn, a </text:span><text:span text:style-name="T52">spolu </text:span><text:span text:style-name="T19">se zvěří bu</text:span><text:span text:style-name="T52">de</text:span><text:span text:style-name="T19"> potrava jeho, dokud nevyprší sedmero časů nad ním.“ </text:span><text:span text:style-name="T52">T</text:span><text:span text:style-name="T19">o</text:span><text:span text:style-name="T52">to</text:span><text:span text:style-name="T19"> je výklad </text:span><text:span text:style-name="T52">rozsudku </text:span><text:span text:style-name="T19">Nejvyššího, který vyšel proti pánu mému králi: „Vyvrhnou tě z</text:span><text:span text:style-name="T52">e společnosti</text:span><text:span text:style-name="T19"> lidí, a s divokou zvěří budeš </text:span><text:span text:style-name="T52">přebývat</text:span><text:span text:style-name="T19">, trávu jako hovězí dobytek budeš jísti, rosou nebeskou budeš smáčen. </text:span></text:p>
          </table:table-cell>
        </table:table-row>
        <table:table-row table:style-name="Tabulka1.1">
          <table:table-cell table:style-name="Tabulka1.A1" office:value-type="string">
            <text:p text:style-name="P32">Lectio <text:span text:style-name="T132">i</text:span>ij.</text:p>
            <text:p text:style-name="P128">S<text:span text:style-name="T183">eptem</text:span> quoque témpora mutabúntur super te, donec scias quod dominétur Excélsus super regnum hóminum, et cuicúmque volúerit, det illud. Quod autem præcépit ut relinquerétur germen rádicum ejus, id est árboris: regnum tuum tibi manébit postquam cognóveris potestátem esse cœléstem. Quam ob rem rex consílium meum pláceat tibi, et <text:soft-page-break/>peccáta tua eleemósynis rédime, et iniquitátes tuas misericórdiis páuperum: fórsitan ignóscet delíctis tuis. Omnia hæc venérunt super Nabuchodónosor regem.</text:p>
            <text:p text:style-name="P16"/>
          </table:table-cell>
          <table:table-cell table:style-name="Tabulka1.A1" office:value-type="string">
            <text:p text:style-name="P6"/>
            <text:p text:style-name="P107"><text:span text:style-name="T77">A sedmero časů </text:span><text:span text:style-name="T90">tedy uplyne</text:span><text:span text:style-name="T77"> nad tebou, dokud se nepřesvědčíš, že nad královstvím lid</text:span><text:span text:style-name="T117">í</text:span><text:span text:style-name="T77"> panuje Nejvyšší, a že je dává, komukoli</text:span><text:span text:style-name="T90">v</text:span><text:span text:style-name="T77"> </text:span><text:span text:style-name="T90">jen </text:span><text:span text:style-name="T77">chce. A že </text:span><text:span text:style-name="T90">totiž</text:span><text:span text:style-name="T77"> přikázal, aby zachován byl pařez s kořeny stromu: Království tvé ti bude vráceno, </text:span><text:span text:style-name="T90">poté, co</text:span><text:span text:style-name="T77"> poznáš, že </text:span><text:span text:style-name="T90">vládne</text:span><text:span text:style-name="T77"> nebeská moc. Proto, králi, </text:span><text:span text:style-name="T90">nech</text:span><text:span text:style-name="T77">ť se ti líbí </text:span><text:span text:style-name="T90">má </text:span><text:span text:style-name="T77">rada: Hříchy své almužnami vykupuj, a nepravosti </text:span><text:soft-page-break/><text:span text:style-name="T77">své soustrastí s chudými; snad </text:span><text:span text:style-name="T64">Bůh</text:span><text:span text:style-name="T77"> odpustí tvé hřích</text:span><text:span text:style-name="T90">y</text:span><text:span text:style-name="T77">." Všecko to</text:span><text:span text:style-name="T90">to</text:span><text:span text:style-name="T77"> na krále Nabuchodonosora </text:span><text:span text:style-name="T90">skutečně </text:span><text:span text:style-name="T77">přišlo.</text:span></text:p>
          </table:table-cell>
        </table:table-row>
        <table:table-row table:style-name="Tabulka1.1">
          <table:table-cell table:style-name="Tabulka1.A1" office:value-type="string">
            <text:p text:style-name="P20">Tertia Die</text:p>
            <text:p text:style-name="P18">De Daniéle Prophéta.</text:p>
            <text:p text:style-name="P34">Lectio <text:span text:style-name="T131">j</text:span>. Cap. <text:span text:style-name="T164">9</text:span>.</text:p>
            <text:p text:style-name="P127">I<text:span text:style-name="T183">n</text:span> anno primo Daríi fílii Assuéri de sémine Medórum, qui imperávit super regnum Chaldæórum: anno uno regni ejus, ego Dániel intelléxi in libris númerum annórum, de quo factus est sermo Dómini ad Jeremíam Prophétam, ut compleréntur desolatiónis Jerúsalem septuagínta anni. Et pósui fáciem meam ad Dóminum Deum meum rogáre et deprecári in jejúniis, sacco, et cínere.</text:p>
            <text:p text:style-name="P127"/>
          </table:table-cell>
          <table:table-cell table:style-name="Tabulka1.A1" office:value-type="string">
            <text:p text:style-name="P131"/>
            <text:p text:style-name="P82"/>
            <text:p text:style-name="P82"/>
            <text:p text:style-name="P140"><text:span text:style-name="T207">Léta</text:span><text:span text:style-name="T219"> prvního </text:span><text:span text:style-name="T249">vlády </text:span><text:span text:style-name="T219">Daria, syna Assuera z rodu medského, který panoval nad královstvím Chaldejským, léta prvého vlády jeho, já Daniel porozuměl jsem v knihách počtu let, </text:span><text:span text:style-name="T224">které sdělil</text:span><text:span text:style-name="T219"> Hospodin proroku Jeremiášovi, že se skončí </text:span><text:span text:style-name="T224">období </text:span><text:span text:style-name="T219">zpu</text:span><text:span text:style-name="T224">s</text:span><text:span text:style-name="T219">t</text:span><text:span text:style-name="T224">oše</text:span><text:span text:style-name="T219">ní Jerusal</text:span><text:span text:style-name="T225">é</text:span><text:span text:style-name="T219">ma za sedmdesát let. I obrátil jsem svou tvář k Pánu, svému Bohu, </text:span><text:span text:style-name="T224">začal se</text:span><text:span text:style-name="T219"> modl</text:span><text:span text:style-name="T224">it</text:span><text:span text:style-name="T219"> a pokorně pros</text:span><text:span text:style-name="T224">it</text:span><text:span text:style-name="T219"> v postech, v žíně</text:span><text:span text:style-name="T224">ném rouchu</text:span><text:span text:style-name="T219"> a popelu. </text:span></text:p>
          </table:table-cell>
        </table:table-row>
        <table:table-row table:style-name="Tabulka1.1">
          <table:table-cell table:style-name="Tabulka1.A1" office:value-type="string">
            <text:p text:style-name="P32">Lectio <text:span text:style-name="T132">i</text:span>j.</text:p>
            <text:p text:style-name="P128">E<text:span text:style-name="T183">t</text:span> orávi Dóminum Deum meum, et con<text:span text:style-name="T165">fé</text:span>ssus sum, et dixi: Obsecro Dómine Deus magne et terríbilis, custódiens pactum, et misericórdiam diligéntibus te, et custodiéntibus mandáta tua. Peccávimus, iniquitátem fécimus, ímpie égimus, et recéssimus: et declinávimus a mandátis tuis, ac judíciis.</text:p>
            <text:p text:style-name="P16"/>
          </table:table-cell>
          <table:table-cell table:style-name="Tabulka1.A1" office:value-type="string">
            <text:p text:style-name="P6"/>
            <text:p text:style-name="P86"><text:span text:style-name="T170">A m</text:span>odlil jsem se k Hospodinu, svému Bohu, a vyzn<text:span text:style-name="T170">al jsem mu tato slova</text:span>: „Prosím, Pane, Bože veliký a hrozný, <text:span text:style-name="T170">který dodržuješ</text:span> smlouv<text:span text:style-name="T170">u</text:span> a prokazuj<text:span text:style-name="T170">eš</text:span> milost těm, kteří tě milují a <text:span text:style-name="T170">zachovávají</text:span> <text:span text:style-name="T170">tvá přikázání</text:span>! Zhřešili jsme, činili jsme nepravost, páchali jsme bezbožnost<text:span text:style-name="T170">i</text:span> <text:span text:style-name="T170">a </text:span>odpadli jsme, <text:span text:style-name="T170">a od</text:span>chýlili jsme se od tvých příkazů a od <text:span text:style-name="T137">tvých</text:span> ustanovení. </text:p>
          </table:table-cell>
        </table:table-row>
        <table:table-row table:style-name="Tabulka1.1">
          <table:table-cell table:style-name="Tabulka1.A1" office:value-type="string">
            <text:p text:style-name="P32">Lectio <text:span text:style-name="T132">i</text:span>ij.</text:p>
            <text:p text:style-name="P128">A<text:span text:style-name="T183">dhuc</text:span> me loquénte in oratióne, ecce vir Gábriel quem víderam in visióne a princípio, cito volans tétigit me in témpore sacrifícii vespertíni. Et dócuit me, et locútus est mihi, dixítque: Dániel, nunc egréssus sum ut docérem te, et intellígeres. Ab exórdio precum tuárum egréssus est sermo: ego autem veni ut indicárem tibi, quia vir desideriórum es: tu ergo animadvérte sermónem, et intéllige visiónem.</text:p>
            <text:p text:style-name="P16"/>
          </table:table-cell>
          <table:table-cell table:style-name="Tabulka1.A1" office:value-type="string">
            <text:p text:style-name="P6"/>
            <text:p text:style-name="P108"><text:span text:style-name="T198">K</text:span><text:span text:style-name="T196">dyž</text:span><text:span text:style-name="T77"> jsem ještě mluvil </text:span><text:span text:style-name="T91">v</text:span><text:span text:style-name="T77"> modlitbě: </text:span><text:span text:style-name="T91">hle,</text:span><text:span text:style-name="T77"> muž Gabriel, </text:span><text:span text:style-name="T91">kterého</text:span><text:span text:style-name="T77"> jsem byl viděl v předchozím vidění, rychle přiletě</text:span><text:span text:style-name="T91">l a</text:span><text:span text:style-name="T77"> dotkl se mne v dobu večerní oběti. </text:span><text:span text:style-name="T91">A </text:span><text:span text:style-name="T77">poučil mne, mluv</text:span><text:span text:style-name="T91">il</text:span><text:span text:style-name="T77"> se mnou </text:span><text:span text:style-name="T91">a </text:span><text:span text:style-name="T77">řekl: „Danieli, nyní jsem vyšel, abych tě poučil, abys </text:span><text:span text:style-name="T91">po</text:span><text:span text:style-name="T77">rozuměl. Na počátku tvých proseb vyšel výrok, a já jsem přišel, abych ti </text:span><text:span text:style-name="T64">jej </text:span><text:span text:style-name="T77">oznámil, neboť jsi </text:span><text:span text:style-name="T91">muž milovaný</text:span><text:span text:style-name="T77">. Ty tedy </text:span><text:span text:style-name="T91">obrať svou pozornost na </text:span><text:span text:style-name="T68">mou </text:span><text:span text:style-name="T77">řeč, a</text:span><text:span text:style-name="T91">bys</text:span><text:span text:style-name="T77"> </text:span><text:span text:style-name="T91">po</text:span><text:span text:style-name="T77">rozumě</text:span><text:span text:style-name="T91">l</text:span><text:span text:style-name="T77"> vidění! </text:span></text:p>
          </table:table-cell>
        </table:table-row>
        <table:table-row table:style-name="Tabulka1.1">
          <table:table-cell table:style-name="Tabulka1.A1" table:number-columns-spanned="2" office:value-type="string">
            <text:p text:style-name="P50"><text:span text:style-name="T1">D</text:span><text:span text:style-name="T7">ominica </text:span><text:span text:style-name="T8">i</text:span><text:span text:style-name="T10">v</text:span><text:span text:style-name="T11">.</text:span></text:p>
            <text:p text:style-name="P11"><text:span text:style-name="T3">Novembris</text:span><text:span text:style-name="T2">.</text:span></text:p>
          </table:table-cell>
          <table:covered-table-cell/>
        </table:table-row>
        <table:table-row table:style-name="Tabulka1.1">
          <table:table-cell table:style-name="Tabulka1.A1" office:value-type="string">
            <text:p text:style-name="P41">In I. Nocturno</text:p>
            <text:p text:style-name="P43">Incípit liber Osée Prophétæ.</text:p>
            <text:p text:style-name="P37">Lectio j. <text:span text:style-name="T12">Cap. 1.</text:span></text:p>
            <text:p text:style-name="P51">V<text:span text:style-name="T183">erbum</text:span> Dómini, quod factum est ad Osée f<text:span text:style-name="T172">í</text:span>lium Béeri, in diébus Ozíæ, Jóathan, Achaz, Ezechíæ regum Juda, et in diébus Jeróboam fílii Joas regis Israël. Princípium loquéndi Dómino in Osée: et dixit Dóminus ad Osée: Vade, sume tibi uxórem fornicatiónum, et fac tibi f<text:span text:style-name="T173">í</text:span>lios fornicatiónum: quia fórnicans fornicábitur terra a Dómino.</text:p>
            <text:p text:style-name="P51"><text:soft-page-break/></text:p>
          </table:table-cell>
          <table:table-cell table:style-name="Tabulka1.A1" office:value-type="string">
            <text:p text:style-name="P46"><text:s/></text:p>
            <text:p text:style-name="P2"/>
            <text:p text:style-name="P2"/>
            <text:p text:style-name="P142"><text:span text:style-name="T214">Slovo</text:span><text:span text:style-name="T149"> Hospodinovo, které se stalo k Ozeášovi, synu Beérovu, za judských králů </text:span><text:span text:style-name="T150">O</text:span><text:span text:style-name="T149">zijáše, Jó</text:span><text:span text:style-name="T150">a</text:span><text:span text:style-name="T149">ta</text:span><text:span text:style-name="T150">n</text:span><text:span text:style-name="T149">a, Achaza a Chizkijáše a za israelského krále Jarobeáma, syna Jóašova. Začíná Hospodinova řeč skrze Ozeáše. Hospodin řekl Ozeášovi: „Jdi, vezmi si </text:span><text:span text:style-name="T150">manželku smilnou</text:span><text:span text:style-name="T149"> a ze smilstva měj děti. </text:span><text:span text:style-name="T157">Neboť</text:span><text:span text:style-name="T150"> z</text:span><text:span text:style-name="T149">emě jen smilní a smilní, </text:span><text:span text:style-name="T150">a tím se </text:span><text:span text:style-name="T149">odvrací od Hospodina.“ </text:span></text:p>
          </table:table-cell>
        </table:table-row>
        <table:table-row table:style-name="Tabulka1.1">
          <table:table-cell table:style-name="Tabulka1.A1" office:value-type="string">
            <text:p text:style-name="P37">Lectio ij.</text:p>
            <text:p text:style-name="P52">E<text:span text:style-name="T183">t</text:span> ábiit, et accépit Gomer fíliam Debélaim: et concépit, et péperit ei fílium. Et dixit Dóminus ad eum: Voca nomen ejus Jézrahel: quóniam adhuc módicum, et visitábo sánguinem Jézrahel super domum Jehu, et quiéscere fáciam regnum domus Israël. Et in illa die cónteram arcum Israël in valle Jézrahel.</text:p>
            <text:p text:style-name="P15"/>
          </table:table-cell>
          <table:table-cell table:style-name="Tabulka1.A1" office:value-type="string">
            <text:p text:style-name="P3"/>
            <text:p text:style-name="P58"><text:span text:style-name="T183">On</text:span> tedy šel a vzal si Gomeru, dceru diblajimskou (<text:span text:style-name="T142">žena </text:span><text:span text:style-name="T137">za dva fíkové koláče</text:span>). Ta otěhotněla a porodila mu syna. I řekl mu Hospodin: “Pojmenuj ho Jizreel, neboť já zakrátko potrestám Jehúův dům za krev prolitou v Jizreelu; <text:span text:style-name="T174">způsobím konec</text:span> království i<text:span text:style-name="T174">s</text:span>raelského domu. Stane se v onen den, že přelomím I<text:span text:style-name="T174">s</text:span>raelovo lučiště v dolině Jizreelu.“ </text:p>
          </table:table-cell>
        </table:table-row>
        <table:table-row table:style-name="Tabulka1.1">
          <table:table-cell table:style-name="Tabulka1.A1" office:value-type="string">
            <text:p text:style-name="P37">Lectio iij.</text:p>
            <text:p text:style-name="P52">E<text:span text:style-name="T183">t</text:span> concépit adhuc, et péperit fíliam. Et dixit ei: Voca nomen ejus Absque misericórdia: quia non addam ultra miseréri dómui Israël, sed oblivióne oblivíscar eórum. Et dómui Juda miserébor; et salvábo eos in Dómino Deo suo: et non salvábo eos in arcu, et gládio, et in bello, et in equis, et in equítibus. Et ablactávit eam, quæ erat Absque misericórdia.</text:p>
            <text:p text:style-name="P4"/>
          </table:table-cell>
          <table:table-cell table:style-name="Tabulka1.A1" office:value-type="string">
            <text:p text:style-name="P3"/>
            <text:p text:style-name="P64"><text:span text:style-name="T151">A</text:span><text:span text:style-name="T152"> </text:span><text:span text:style-name="T151">o</text:span><text:span text:style-name="T152">pět otěhotněla a porodila dceru. Řekl mu: „Pojmenuj ji </text:span><text:span text:style-name="T151">'Bez milosti'</text:span><text:span text:style-name="T152"> protože nadále nebudu israelskému domu milostiv; do </text:span><text:span text:style-name="T151">nejhlubšího zapomenutí se propadnou.</text:span><text:span text:style-name="T152"> Domu judskému však budu milostiv. Zachráním je skrze sebe, Hospodina, jejich Boha; nezachráním je lukem, mečem a válkou, koni a jezdci.“ </text:span><text:span text:style-name="T151">A</text:span><text:span text:style-name="T152"> př</text:span><text:span text:style-name="T153">estala kojit dceru, kterou nazvala</text:span><text:span text:style-name="T152"> </text:span><text:span text:style-name="T151">'Bez milosti'.</text:span></text:p>
          </table:table-cell>
        </table:table-row>
        <table:table-row table:style-name="Tabulka1.1">
          <table:table-cell table:style-name="Tabulka1.A1" office:value-type="string">
            <text:p text:style-name="P37">Lectio i<text:span text:style-name="T16">v</text:span>.</text:p>
            <text:p text:style-name="P52">E<text:span text:style-name="T183">t</text:span> concépit, et péperit fílium. Et dixit: Voca nomen ejus: Non pópulus meus: quia vos non pópulus meus, et ego non ero vester. Et erit númerus filiórum Israël quasi aréna maris, quæ sine mensúra est, et non numerábitur. Et erit in loco ubi dicétur eis: Non pópulus meus vos: dicétur eis: Fílii Dei vivéntis. Et congregabúntur fílii Juda, et fílii Israël páriter: et ponent síbimet caput unum, et ascéndent de terra: quia magnus dies Jézrahel.</text:p>
            <text:p text:style-name="P4"/>
          </table:table-cell>
          <table:table-cell table:style-name="Tabulka1.A1" office:value-type="string">
            <text:p text:style-name="P3"/>
            <text:p text:style-name="P65"><text:span text:style-name="T215">O</text:span><text:span text:style-name="T216">těhotněla</text:span><text:span text:style-name="T154"> a porodila syna. I řekl: “Pojmenuj ho </text:span><text:span text:style-name="T155">'</text:span><text:span text:style-name="T154">Nejste můj lid</text:span><text:span text:style-name="T155">'</text:span><text:span text:style-name="T154">, neboť vy nejste můj lid a já nejsem váš Bůh.“ I</text:span><text:span text:style-name="T155">s</text:span><text:span text:style-name="T154">raelských synů bude však zase jak mořského písku: nikdo je nezměří, nikdo je nesečte. Na místě, kde se jim říká: „Nejste lid můj,“ bude se jim říkat: “Synové živého Boha.“ Synové judští a synové israelští budou pospolu shromážděni, ustanoví si jedinou hlavu a vyjdou z této země. Veliký bude den Jizreelu. </text:span></text:p>
          </table:table-cell>
        </table:table-row>
        <table:table-row table:style-name="Tabulka1.1">
          <table:table-cell table:style-name="Tabulka1.A1" office:value-type="string">
            <text:p text:style-name="P45">In II. Nocturno</text:p>
            <text:p text:style-name="P13">Ex libro sancti Augustíni Epíscopi de Civitáte Dei.</text:p>
            <text:p text:style-name="P29">Libri 18. Cap. 28.</text:p>
            <text:p text:style-name="P11"><text:bookmark-start text:name="__DdeLink__2400_167314470911311111111"/><text:span text:style-name="T4">Lectio</text:span><text:bookmark-end text:name="__DdeLink__2400_167314470911311111111"/><text:span text:style-name="T4"> v.</text:span></text:p>
            <text:p text:style-name="P130">O<text:span text:style-name="T183">sée</text:span> Prophéta, quanto profúndius quidem lóquitur, tanto operiósius penetrátur. Sed áliquid inde suméndum est, et hic ex nostra promissióne ponéndum. Et erit, inquit, in loco quo dictum est eis: Non pópulus meus vos: vocabúntur et ipsi fílii Dei vivi. Hoc testimónium prophéticum de vocatióne pópuli Géntium, qui prius non pertinébat ad Deum, étiam Apóstoli intellexérunt.</text:p>
            <text:p text:style-name="P7"/>
          </table:table-cell>
          <table:table-cell table:style-name="Tabulka1.A1" office:value-type="string">
            <text:p text:style-name="P6"/>
            <text:p text:style-name="P6"/>
            <text:p text:style-name="P6"/>
            <text:p text:style-name="P6"/>
            <text:p text:style-name="P139"><text:span text:style-name="T212">Oč</text:span><text:span text:style-name="T242"> hlubší je tato řeč </text:span><text:span text:style-name="T235">Prorok</text:span><text:span text:style-name="T242">a</text:span><text:span text:style-name="T235"> Ozeáš</text:span><text:span text:style-name="T242">e</text:span><text:span text:style-name="T235">, tím hůře se do ní proniká. Ale něco bychom si z ní měli vzít, a to nyní přijde, jak bylo slíbeno. „A stane se,“ praví, „že na tom místě, kde jim bylo řečeno ,Vy nejste můj lid,‘ budou nazváni i oni syny živého Boha.“ Toto prorocké svědectví chápali i Apoštolové jako povolání pohanských </text:span><text:span text:style-name="T243">N</text:span><text:span text:style-name="T235">árodů, které se dříve nehlásily k Bohu. <text:s/></text:span></text:p>
          </table:table-cell>
        </table:table-row>
        <table:table-row table:style-name="Tabulka1.1">
          <table:table-cell table:style-name="Tabulka1.A1" office:value-type="string">
            <text:p text:style-name="P30">Lectio vj.</text:p>
            <text:p text:style-name="P134"><text:span text:style-name="T123">E</text:span><text:span text:style-name="T187">t</text:span><text:span text:style-name="T123"> quia ipse quoque pópulus Géntium spiritáliter est in fíliis Abrahæ, </text:span><text:span text:style-name="T124">ac</text:span><text:span text:style-name="T123"> per hoc recte dícitur Israël, proptérea séquitur, et dicit: Et congregabúntur fílii Juda, et fílii Israël in idípsum: et ponent síbimet </text:span><text:soft-page-break/><text:span text:style-name="T123">principátum unum, et ascéndent a terra.</text:span></text:p>
            <text:p text:style-name="P12"/>
          </table:table-cell>
          <table:table-cell table:style-name="Tabulka1.A1" office:value-type="string">
            <text:p text:style-name="P6"/>
            <text:p text:style-name="P135"><text:span text:style-name="T226">A protože tyto obrácené pohanské národy jsou již duchovně také syny Abrahámovými </text:span><text:span text:style-name="T231">a</text:span><text:span text:style-name="T226"> právem se </text:span><text:span text:style-name="T231">tedy také </text:span><text:span text:style-name="T226">nazývají Israel, </text:span><text:span text:style-name="T231">p</text:span><text:span text:style-name="T226">roto </text:span><text:span text:style-name="T231">i</text:span><text:span text:style-name="T226"> </text:span><text:span text:style-name="T231">P</text:span><text:span text:style-name="T226">rorok pokračuje a říká: „A shromáždí se synové Judy a synové Israe</text:span><text:soft-page-break/><text:span text:style-name="T226">le, ustanoví si jednoho vládce a vystoupí ze země.“</text:span></text:p>
          </table:table-cell>
        </table:table-row>
        <table:table-row table:style-name="Tabulka1.1">
          <table:table-cell table:style-name="Tabulka1.A1" office:value-type="string">
            <text:p text:style-name="P30">Lectio vij.</text:p>
            <text:p text:style-name="P123">H<text:span text:style-name="T183">oc</text:span> si adhuc velímus expónere, elóquii prophétici obtundétur sapor. Recolátur tamen lapis ille anguláris, et duo illi paríetes, unus ex Judæis, alter ex Géntibus: ille nómine filiórum Juda, iste nómine filiórum Israël: eidem uni principátui suo in idípsum inniténtes, et ascendéntes agnoscántur in terra.</text:p>
            <text:p text:style-name="P8"/>
          </table:table-cell>
          <table:table-cell table:style-name="Tabulka1.A1" office:value-type="string">
            <text:p text:style-name="P6"/>
            <text:p text:style-name="P87"><text:span text:style-name="T183">Pokud</text:span> však chceme toto vysvětlit, budeme muset trochu zředit chuť prorocké výmluvnosti. Vzpomeňme si tedy na onen úhelný kámen, ony dvě zdi, jednu židovskou, druhou pohanskou, tu první nazvanou synové Judy, tu druhou synové Israelští, spojené a podpírané jedním vládcem, a víme, že obě rostou ze země. </text:p>
          </table:table-cell>
        </table:table-row>
        <table:table-row table:style-name="Tabulka1.1">
          <table:table-cell table:style-name="Tabulka1.A1" office:value-type="string">
            <text:p text:style-name="P30">Lectio viij.</text:p>
            <text:p text:style-name="P123">I<text:span text:style-name="T183">stos</text:span> autem carnáles Israëlítas, qui nunc nolunt crédere in Christum, póstea creditúros, id est, fílios eórum (nam útique isti in suum locum moriéndo transíbunt) idem Prophéta testátur, dicens: Quóniam diébus multis sedébunt fílii Israël sine rege, sine príncipe, sine sacrifício, sine altári, sine sacerdótio, sine manifestatiónibus. Quis non vídeat, nunc sic esse Judæos ?</text:p>
            <text:p text:style-name="P12"/>
          </table:table-cell>
          <table:table-cell table:style-name="Tabulka1.A1" office:value-type="string">
            <text:p text:style-name="P6"/>
            <text:p text:style-name="P133"><text:span text:style-name="T232">O těch Israelitech podle těla, kteří však nechtějí uvěřit v Krista a uvěří později, te</text:span><text:span text:style-name="T233">dy </text:span><text:span text:style-name="T247">uvěří až</text:span><text:span text:style-name="T232"> jejich p</text:span><text:span text:style-name="T233">otomstvo</text:span><text:span text:style-name="T232"> (neboť oni umřou a </text:span><text:span text:style-name="T234">j</text:span><text:span text:style-name="T233">ejich synové</text:span><text:span text:style-name="T234"> </text:span><text:span text:style-name="T232">půjdou na </text:span><text:span text:style-name="T234">jejich </text:span><text:span text:style-name="T232">místo), onen </text:span><text:span text:style-name="T243">P</text:span><text:span text:style-name="T232">rorok také mluví těmito slovy: „Neboť po mnoho dnů budou synové Israelští bez krále, bez vládce, bez oběti, bez oltáře, bez kněžství a bez proroctví.“ Kdo by neviděl, že to jsou dnešní Židé? </text:span></text:p>
          </table:table-cell>
        </table:table-row>
        <table:table-row table:style-name="Tabulka1.1">
          <table:table-cell table:style-name="Tabulka1.A1" office:value-type="string">
            <text:p text:style-name="P23">Prima Die</text:p>
            <text:p text:style-name="P17">Incipit Joël Prophéta.</text:p>
            <text:p text:style-name="P34">Lectio <text:span text:style-name="T131">j</text:span>. Cap. <text:span text:style-name="T171">1</text:span>.</text:p>
            <text:p text:style-name="P126">V<text:span text:style-name="T183">erbum</text:span> Dómini, quod factum est ad Joël fílium Phátuel. Audite hoc senes, et áuribus percípite omnes habitatóres terræ: si factum est istud in diébus vestris, aut in diébus patrum vestrórum? Super hoc fíliis vestris narráte, et fílii vestri fíliis suis, et fílii eórum generatióni álteræ. Resíduum erúcæ comédit locústa, et residuum locústæ comédit bruchus, et residuum bruchi comédit rubígo.</text:p>
            <text:p text:style-name="P127"/>
          </table:table-cell>
          <table:table-cell table:style-name="Tabulka1.A1" office:value-type="string">
            <text:p text:style-name="P145"/>
            <text:p text:style-name="P82"/>
            <text:p text:style-name="P82"/>
            <text:p text:style-name="P100"><text:span text:style-name="T197">Slovo</text:span><text:span text:style-name="T78"> Hospodinovo, které se stalo k Jóelovi, synu Petúelovu. Slyšte to, starší, pozorně naslouchejte, všichni obyvatelé země: Stalo se </text:span><text:span text:style-name="T93">snad </text:span><text:span text:style-name="T78">něco takového za vašich dnů anebo za dnů vašich otců? Vypravujte o tom svým synům a vaši synové svým synům a jejich synové dalšímu pokolení: Co zbylo po housenkách, sežraly kobylky, co zbylo po kobylkách, sežrali brouci, co zbylo po broucích, sežrala </text:span><text:span text:style-name="T94">plíseň</text:span><text:span text:style-name="T78">. <text:s/></text:span></text:p>
          </table:table-cell>
        </table:table-row>
        <table:table-row table:style-name="Tabulka1.1">
          <table:table-cell table:style-name="Tabulka1.A1" office:value-type="string">
            <text:p text:style-name="P32">Lectio <text:span text:style-name="T132">i</text:span>j.</text:p>
            <text:p text:style-name="P128">E<text:span text:style-name="T183">xpergiscímini</text:span> <text:span text:style-name="T175">é</text:span>brii, et flete, et ululáte omnes, qui bíbitis vinum in dulcédine: quóniam périit ab ore vestro. Gens enim ascéndit super terram meam, fortis et innumerábilis: dentes ejus ut dentes leónis: et moláres ejus ut cátuli leónis. Pósuit víneam meam in desertum, et ficum meam decorticávit: nudans spoliávit eam, et projécit: albi facti sunt rami ejus.</text:p>
            <text:p text:style-name="P16"/>
          </table:table-cell>
          <table:table-cell table:style-name="Tabulka1.A1" office:value-type="string">
            <text:p text:style-name="P6"/>
            <text:p text:style-name="P120"><text:span text:style-name="T195">Vystřízlivějte</text:span><text:span text:style-name="T50">, opilci, a plačte! Kvílejte všichni, </text:span><text:span text:style-name="T53">kteří pijete víno ještě sladké, neboť </text:span><text:span text:style-name="T50">odtrženo </text:span><text:span text:style-name="T53">bude</text:span><text:span text:style-name="T50"> od </text:span><text:span text:style-name="T53">vašich </text:span><text:span text:style-name="T50">úst. Vždyť na mou zemi vytáhl pronárod mocný a nesč</text:span><text:span text:style-name="T54">etn</text:span><text:span text:style-name="T50">ý; má zuby </text:span><text:span text:style-name="T54">jako </text:span><text:span text:style-name="T50">l</text:span><text:span text:style-name="T54">e</text:span><text:span text:style-name="T50">v, tesáky jako lv</text:span><text:span text:style-name="T54">íč</text:span><text:span text:style-name="T50">e. Zpustošil mou vin</text:span><text:span text:style-name="T54">ici</text:span><text:span text:style-name="T50">, </text:span><text:span text:style-name="T54">z kořenů vyrval </text:span><text:span text:style-name="T50">můj fíkovník, kůru z něho sloupal a pohodil, </text:span><text:span text:style-name="T54">kvůli němu zbledly</text:span><text:span text:style-name="T50"> </text:span><text:span text:style-name="T54">jeho </text:span><text:span text:style-name="T50">výhonky. </text:span></text:p>
          </table:table-cell>
        </table:table-row>
        <table:table-row table:style-name="Tabulka1.1">
          <table:table-cell table:style-name="Tabulka1.A1" office:value-type="string">
            <text:p text:style-name="P32">Lectio <text:span text:style-name="T132">i</text:span>ij.</text:p>
            <text:p text:style-name="P128">P<text:span text:style-name="T183">lange</text:span> quasi virgo accíncta sacco super virum pubertátis suæ. Périit sacrifícium, et libátio de domo Dómini: luxérunt sacerdótes minístri Dómini. Depopuláta est régio, luxit humus: quóniam devastátum est tríticum, confúsum est vinum, elánguit óleum. Confúsi sunt agrícolæ, ululavérunt vinitóres <text:soft-page-break/>super fruménto, et hórdeo, quia périit messis agri.</text:p>
            <text:p text:style-name="P16"/>
          </table:table-cell>
          <table:table-cell table:style-name="Tabulka1.A1" office:value-type="string">
            <text:p text:style-name="P6"/>
            <text:p text:style-name="P109"><text:span text:style-name="T196">Kvílej </text:span><text:span text:style-name="T126">tak,</text:span><text:span text:style-name="T77"> jako panna oděná žíněnou suknicí kvílí pro ženicha svého mládí. Obětní dary a úlitby jsou odtrženy od Hospodinova domu; truchlí kněží, sluhové Hospodinovi. </text:span><text:span text:style-name="T95">Vylidněn je kraj</text:span><text:span text:style-name="T77">, truchlí role; </text:span><text:span text:style-name="T95">neboť zničeno je </text:span><text:span text:style-name="T77">obilí, vyschl mošt, došel čerstvý olej. Oráči se hanbí, vinaři kvílejí pro pšenici </text:span><text:soft-page-break/><text:span text:style-name="T77">a ječmen; </text:span><text:span text:style-name="T95">neboť </text:span><text:span text:style-name="T77">sklizeň na poli přišla nazmar. </text:span></text:p>
          </table:table-cell>
        </table:table-row>
        <table:table-row table:style-name="Tabulka1.1">
          <table:table-cell table:style-name="Tabulka1.A1" office:value-type="string">
            <text:p text:style-name="P20">Secunda Die</text:p>
            <text:p text:style-name="P18">Inc<text:span text:style-name="T171">í</text:span>pit Amos Prophéta.</text:p>
            <text:p text:style-name="P34">Lectio <text:span text:style-name="T131">j</text:span>. Cap. <text:span text:style-name="T171">1</text:span>.</text:p>
            <text:p text:style-name="P127">V<text:span text:style-name="T183">erba</text:span> Amos, qui fuit in pastóribus in Thécue: quæ vidit super Israël in diébus Ozíæ regis Juda, et in diébus Jeróboam fílii Joas regis Israël ante duos annos terræmótus, et dixit: Dóminus de Sion rúgiet, et de Jerúsalem dabit vocem suam: et luxérunt speciósa pastórum, et exsiccátus est vertex Carméli.</text:p>
            <text:p text:style-name="P127"/>
          </table:table-cell>
          <table:table-cell table:style-name="Tabulka1.A1" office:value-type="string">
            <text:p text:style-name="P131"/>
            <text:p text:style-name="P82"/>
            <text:p text:style-name="P82"/>
            <text:p text:style-name="P141"><text:span text:style-name="T207">Slova</text:span><text:span text:style-name="T219"> Ámose, který byl z tekójských </text:span><text:span text:style-name="T220">pastýřů</text:span><text:span text:style-name="T219">. Měl </text:span><text:span text:style-name="T220">toto </text:span><text:span text:style-name="T219">vidění o Israeli za dnů judského krále </text:span><text:span text:style-name="T220">O</text:span><text:span text:style-name="T219">zijáše a za dnů israelského krále Jarobeáma, syna Jóašova, dva roky před zemětřesením. Řekl: „Hospodin vydá řev ze Siónu, vydá hlas z Jerusaléma; budou truchlit pastviny pastýřů, vrchol Karmelu </text:span><text:span text:style-name="T221">vy</text:span><text:span text:style-name="T219">prahne.“</text:span></text:p>
          </table:table-cell>
        </table:table-row>
        <table:table-row table:style-name="Tabulka1.1">
          <table:table-cell table:style-name="Tabulka1.A1" office:value-type="string">
            <text:p text:style-name="P32">Lectio <text:span text:style-name="T132">i</text:span>j.</text:p>
            <text:p text:style-name="P128">H<text:span text:style-name="T206">æ</text:span><text:span text:style-name="T183">c</text:span> dicit Dóminus: Super tribus sceléribus Damásci, et super quátuor non convértam eum: eo quod trituráverint in plaustris férreis Gálaad. Et mittam ignem in domum Azaël, et devorábit domos Bénadad. Et cónteram vectem Damásci: et dispérdam habitatórem de campo idóli, et tenéntem sceptrum de domo voluptátis: et transferétur pópulus Syriæ Cyrénen, dicit Dóminus.</text:p>
            <text:p text:style-name="P16"/>
          </table:table-cell>
          <table:table-cell table:style-name="Tabulka1.A1" office:value-type="string">
            <text:p text:style-name="P6"/>
            <text:p text:style-name="P121"><text:span text:style-name="T188">Toto</text:span><text:span text:style-name="T19"> praví Hospodin: „Pro trojí zločin Damašku, ba pro čtverý, toto neodvolám: Protože mlátili Gileáda železnými smyky, sešlu na Chazaelův dům oheň a ten pozře paláce Ben-hadadovy. Přerazím závoru Damašku, </text:span><text:span text:style-name="T55">rozptýlím ty, kdo přebývají na </text:span><text:span text:style-name="T19">Plán</text:span><text:span text:style-name="T55">i</text:span><text:span text:style-name="T19"> </text:span><text:span text:style-name="T55">model</text:span><text:span text:style-name="T19">, z Domu rozkoše toho, jenž drží žezlo; aramejský lid bude přesídlen do Kíru,“ praví Hospodin. <text:s/></text:span></text:p>
          </table:table-cell>
        </table:table-row>
        <table:table-row table:style-name="Tabulka1.1">
          <table:table-cell table:style-name="Tabulka1.A1" office:value-type="string">
            <text:p text:style-name="P32">Lectio <text:span text:style-name="T132">i</text:span>ij.</text:p>
            <text:p text:style-name="P129">H<text:span text:style-name="T206">æ</text:span><text:span text:style-name="T183">c</text:span> dicit Dóminus: Super tribus sceléribus Gazæ, et super quátuor non convértam eum: eo quod transtúlerint captivitátem perféctam, ut conclúderent eam in Idumæa. Et mittam ignem in murum Gazæ, et devorábit ædes ejus. Et dispérdam habitatórem de Azóto, et tenéntem sceptrum de Ascalóne: et convértam manum meam super Accaron, et períbunt réliqui Philisthinórum, dicit Dóminus Deus.</text:p>
            <text:p text:style-name="P16"/>
          </table:table-cell>
          <table:table-cell table:style-name="Tabulka1.A1" office:value-type="string">
            <text:p text:style-name="P6"/>
            <text:p text:style-name="P110"><text:span text:style-name="T196">Toto</text:span><text:span text:style-name="T77"> praví Hospodin: „Pro trojí zločin Gázy, ba pro čtverý, toto neodvolám: Protože úplně přestěhovali obyvatelstvo a přesídlence vydali v plen Edómu, sešlu na hradby Gázy oheň a ten pozře její paláce. </text:span><text:span text:style-name="T96">Rozptýlím obyvatele</text:span><text:span text:style-name="T77"> Ašdódu, z Aškalónu toho, jenž drží žezlo, proti Ekrónu obrátím svou ruku; vyhyn</text:span><text:span text:style-name="T96">ou zbytky Filištínů</text:span><text:span text:style-name="T77">,“ praví Panovník Hospodin. </text:span></text:p>
          </table:table-cell>
        </table:table-row>
        <table:table-row table:style-name="Tabulka1.1">
          <table:table-cell table:style-name="Tabulka1.A1" table:number-columns-spanned="2" office:value-type="string">
            <text:p text:style-name="P50"><text:span text:style-name="T1">D</text:span><text:span text:style-name="T7">ominica </text:span><text:span text:style-name="T10">v</text:span><text:span text:style-name="T11">.</text:span></text:p>
            <text:p text:style-name="P10"><text:span text:style-name="T3">Novembris</text:span><text:span text:style-name="T2">.</text:span></text:p>
          </table:table-cell>
          <table:covered-table-cell/>
        </table:table-row>
        <table:table-row table:style-name="Tabulka1.1">
          <table:table-cell table:style-name="Tabulka1.A1" office:value-type="string">
            <text:p text:style-name="P42">In I. Nocturno</text:p>
            <text:p text:style-name="P43">Incipit Michæas Prophéta.</text:p>
            <text:p text:style-name="P37">Lectio j. <text:span text:style-name="T12">Cap. 1.</text:span></text:p>
            <text:p text:style-name="P51">V<text:span text:style-name="T183">erbum</text:span> Dómini, quod factum est ad Michæam Morasthíten, in diebus Jóathan, Achaz, et Ezechíæ regum Juda: quod vidit super Samaríam, et Jerúsalem. Audíte pópuli omnes, et atténdat terra, et plenitúdo ejus: et sit Dóminus Deus vobis in testem, Dóminus de templo sancto suo.</text:p>
            <text:p text:style-name="P51"/>
          </table:table-cell>
          <table:table-cell table:style-name="Tabulka1.A1" office:value-type="string">
            <text:p text:style-name="P42"><text:s/></text:p>
            <text:p text:style-name="P2"/>
            <text:p text:style-name="P2"/>
            <text:p text:style-name="P71"><text:span text:style-name="T183">Slovo</text:span> Hospodinovo, které se stalo k Micheáši Mórešetskému za dnů judských králů Jótama, Achaza a Chizkijáše; bylo to vidění o Samaří a o Jeru<text:span text:style-name="T255">s</text:span>alému. Slyšte to, všichni lidé, napni pozornost, země, se vším, co je na tobě! Panovník Hospodin buď proti vám svědkem, Panovník ze svého svatého chrámu! <text:s/></text:p>
          </table:table-cell>
        </table:table-row>
        <table:table-row table:style-name="Tabulka1.1">
          <table:table-cell table:style-name="Tabulka1.A1" office:value-type="string">
            <text:p text:style-name="P37">Lectio ij.</text:p>
            <text:p text:style-name="P52"><text:soft-page-break/>Q<text:span text:style-name="T183">uia</text:span> ecce Dóminus egrediétur de loco suo: et descéndet, et calcábit super excélsa terræ. Et consuméntur montes subtus eum: et valles scindéntur sicut cera a fácie ignis, et sicut aquæ, quæ decúrrunt in præceps. In scélere Jacob omne istud, et in peccátis domus Israël.</text:p>
            <text:p text:style-name="P15"/>
          </table:table-cell>
          <table:table-cell table:style-name="Tabulka1.A1" office:value-type="string">
            <text:p text:style-name="P3"/>
            <text:p text:style-name="P59"><text:soft-page-break/><text:span text:style-name="T183">Neboť</text:span> hle, Hospodin vychází ze svého místa, sestupuje a šlape po posvátných návrších země. <text:s/>Hory se pod ním rozplývají, doliny pukají, jsou jako vosk v ohni, jako vody řítící se <text:span text:style-name="T177">do propasti</text:span>. To všechno pro nevěrnost Jákobovu, pro hříchy i<text:span text:style-name="T255">s</text:span>raelského domu. </text:p>
          </table:table-cell>
        </table:table-row>
        <table:table-row table:style-name="Tabulka1.1">
          <table:table-cell table:style-name="Tabulka1.A1" office:value-type="string">
            <text:p text:style-name="P37">Lectio iij.</text:p>
            <text:p text:style-name="P52">Q<text:span text:style-name="T183">uod</text:span> scelus Jacob? nonne Samaría? et quæ excélsa Judæ? nonne Jerúsalem? Et ponam Samaríam quasi acérvum lápidum in agro cum plantátur vínea: et détraham in vallem lápides ejus, et fundaménta ejus revelábo.</text:p>
            <text:p text:style-name="P4"/>
          </table:table-cell>
          <table:table-cell table:style-name="Tabulka1.A1" office:value-type="string">
            <text:p text:style-name="P3"/>
            <text:p text:style-name="P66"><text:span text:style-name="T217">Co</text:span><text:span text:style-name="T152"> je Jákobova nevěrnost? Zdali ne Samaří? A co jsou posvátná návrší Judy? Zdali ne Jeru</text:span><text:span text:style-name="T156">s</text:span><text:span text:style-name="T152">além? <text:s/>Proto udělám ze Samaří pole sutin a vysadím na něm vinici, kameny z něho svalím do údolí, odkryji jeho základy. <text:s/></text:span></text:p>
          </table:table-cell>
        </table:table-row>
        <table:table-row table:style-name="Tabulka1.1">
          <table:table-cell table:style-name="Tabulka1.A1" office:value-type="string">
            <text:p text:style-name="P37">Lectio i<text:span text:style-name="T16">v</text:span>.</text:p>
            <text:p text:style-name="P52">E<text:span text:style-name="T183">t</text:span> ómnia sculptília ejus concidéntur, et omnes mercédes ejus comburéntur igne, et ómnia idóla ejus ponam in perditiónem: quia de mercédibus meretrícis congregáta sunt, et usque <text:span text:style-name="T176">ad mercédem meretrícis reverténtur. Super hoc plangam, et ululábo: vadam spoliátus, et nudus: fáciam planctum velut dracónum, et luctum, quasi struthiónum. Quia desperáta est plaga ejus, quia venit usque ad Judam, tétigit portam pópuli mei usque ad Jerúsalem. </text:span></text:p>
            <text:p text:style-name="P4"/>
          </table:table-cell>
          <table:table-cell table:style-name="Tabulka1.A1" office:value-type="string">
            <text:p text:style-name="P3"/>
            <text:p text:style-name="P63"><text:span text:style-name="T183">Rozbity</text:span> budou veškeré jeho tesané modly, veškeré jeho odměny <text:span text:style-name="T137">nevěst</text:span><text:span text:style-name="T143">ek</text:span> budou spáleny ohněm, zpustoším všechny jeho modlářské stvůry. Protože je shromáždilo ze smilné odměny nevěst<text:span text:style-name="T178">ek</text:span>, opět se stanou smilnou odměnou nevěstek. Naříkat nad tím musím a kvílet, chodit bosý a nahý; dám se do nářku jak šakalové, do truchlení jako pštrosi, protože jsou nevyléčitelné jeho rány. Došlo i na Judu; zasažena je brána mého lidu, sám Jeru<text:span text:style-name="T255">s</text:span>além. </text:p>
          </table:table-cell>
        </table:table-row>
        <table:table-row table:style-name="Tabulka1.1">
          <table:table-cell table:style-name="Tabulka1.A1" office:value-type="string">
            <text:p text:style-name="P45">In II. Nocturno</text:p>
            <text:p text:style-name="P125">De Sermóne sancti Basilíi Magni </text:p>
            <text:p text:style-name="P125">in Psalmum trigesimum tertium.</text:p>
            <text:p text:style-name="P11"><text:bookmark-start text:name="__DdeLink__2400_1673144709113111111111"/><text:span text:style-name="T4">Lectio</text:span><text:bookmark-end text:name="__DdeLink__2400_1673144709113111111111"/><text:span text:style-name="T4"> v.</text:span></text:p>
            <text:p text:style-name="P130">C<text:span text:style-name="T183">um</text:span> te appetítus inváserit peccándi, velim cógites horríbile illud et intolerábile Christi tribúnal, in quo præsidébit judex in alto et excélso throno: astábit autem omnis creatúra, ad gloriósum illíus conspéctum contremíscens. Adducéndi <text:span text:style-name="T261">é</text:span>tiam nos sumus sínguli, eórum quæ in vita gessérimus ratiónem redditúri.</text:p>
            <text:p text:style-name="P7"/>
          </table:table-cell>
          <table:table-cell table:style-name="Tabulka1.A1" office:value-type="string">
            <text:p text:style-name="P6"/>
            <text:p text:style-name="P6"/>
            <text:p text:style-name="P6"/>
            <text:p text:style-name="P6"/>
            <text:p text:style-name="P88"><text:span text:style-name="T183">Když</text:span> tě zachvátí chuť hřešit, chci, abys myslel na onen hrozný a nesnesitelný Kristův soud, kterému bude předsedat soudce na vysokém a vznešeném trůnu. Přistoupí k němu každé stvoření, třesoucí se před jeho slavným pohledem. Přiveden k němu bude každý z nás, abychom složili účty ze všeho, co jsme dělali za života.</text:p>
          </table:table-cell>
        </table:table-row>
        <table:table-row table:style-name="Tabulka1.1">
          <table:table-cell table:style-name="Tabulka1.A1" office:value-type="string">
            <text:p text:style-name="P30">Lectio vj.</text:p>
            <text:p text:style-name="P123">M<text:span text:style-name="T183">ox</text:span> illis qui multa mala in vita perpetrárint, terríbiles quidam et defórmes assístent ángeli, ígneos vultus præ se feréntes atque ignem spirántes, ea re propósiti et voluntátis acerbitátem ostendéntes, nocti vultu símiles, propter mærórem et ódium in humánum genus.</text:p>
            <text:p text:style-name="P12"/>
          </table:table-cell>
          <table:table-cell table:style-name="Tabulka1.A1" office:value-type="string">
            <text:p text:style-name="P6"/>
            <text:p text:style-name="P136"><text:span text:style-name="T208">Krátce</text:span><text:span text:style-name="T226"> na to k těm, kteří v životě prováděli zlé věci, </text:span><text:span text:style-name="T227">přistoupí</text:span><text:span text:style-name="T226"> hroziví a znetvoření andělé s ohnivými tvářemi, </text:span><text:span text:style-name="T228">kteří </text:span><text:span text:style-name="T226">vydechují oheň, </text:span><text:span text:style-name="T228">a </text:span><text:span text:style-name="T230">jsou k takovým věcem určeni, </text:span><text:span text:style-name="T226">a </text:span><text:span text:style-name="T230">ukazují </text:span><text:span text:style-name="T228">s</text:span><text:span text:style-name="T230">vou </text:span><text:span text:style-name="T226">zlou vůli, </text:span><text:span text:style-name="T229">v </text:span><text:span text:style-name="T226">tváři </text:span><text:span text:style-name="T230">jsou pak </text:span><text:span text:style-name="T226">podobni noci, protože nenávidí a nestrpí lidský rod.</text:span></text:p>
          </table:table-cell>
        </table:table-row>
        <table:table-row table:style-name="Tabulka1.1">
          <table:table-cell table:style-name="Tabulka1.A1" office:value-type="string">
            <text:p text:style-name="P30">Lectio vij.</text:p>
            <text:p text:style-name="P123">A<text:span text:style-name="T183">d</text:span> hæc cógites profúndum bárathrum, inextricábiles ténebras, ignem caréntem splendóre, uréndi quidem vim habéntem, sed privátum lúmine: deinde vérmium genus venénum immíttens, et car<text:soft-page-break/>nem vorans, inexpl<text:span text:style-name="T257">e</text:span>b<text:span text:style-name="T257">í</text:span>liter édens neque umquam sáturitátem séntiens, intolerábiles dolóres corrosióne ipsa infígens. Postrémo, quod suppliciórum ómnium gravíssimum est, oppróbrium illud et confusiónem sempitérnam. </text:p>
            <text:p text:style-name="P8"/>
          </table:table-cell>
          <table:table-cell table:style-name="Tabulka1.A1" office:value-type="string">
            <text:p text:style-name="P6"/>
            <text:p text:style-name="P137"><text:span text:style-name="T213">K tomu</text:span><text:span text:style-name="T236"> si ještě představ </text:span><text:span text:style-name="T244">tu </text:span><text:span text:style-name="T236">hlubokou propast, neproniknutelné temnoty, oheň bez záře, </text:span><text:span text:style-name="T245">žhnoucí</text:span><text:span text:style-name="T236"> značnou silou, ale zbavený světla. Pak </text:span><text:span text:style-name="T245">takový</text:span><text:span text:style-name="T236"> druh červů, kteří vypouštějí jed a požírají </text:span><text:soft-page-break/><text:span text:style-name="T236">maso, neustále se krmí, ale nikdy se nenasytí, čímž působí nesnesitelné bolesti </text:span><text:span text:style-name="T246">tímto hrozným ohlodáváním</text:span><text:span text:style-name="T236">. Posléze, a to je trest ze všech nejtěžší, onu potupu a věčné zavržení.</text:span></text:p>
          </table:table-cell>
        </table:table-row>
        <table:table-row table:style-name="Tabulka1.1">
          <table:table-cell table:style-name="Tabulka1.A1" office:value-type="string">
            <text:p text:style-name="P30">Lectio viij.</text:p>
            <text:p text:style-name="P123">H<text:span text:style-name="T183">æc</text:span> time, et hoc timóre correptus ánimam a peccatórum concupiscéntia tamquam freno quodam réprime. Hunc timórem Dómini se doctúrum Prophéta promísit: docére autem non simplíciter promísit, sed eos, qui eum audíre volúerint: non eos qui lóngius prolápsi sunt, sed qui salútem appeténtes accúrrunt. </text:p>
            <text:p text:style-name="P12"/>
          </table:table-cell>
          <table:table-cell table:style-name="Tabulka1.A1" office:value-type="string">
            <text:p text:style-name="P6"/>
            <text:p text:style-name="P76"><text:span text:style-name="T193">Těchto</text:span><text:span text:style-name="T37"> věcí se boj a tímto strachem jako otěžemi odváděj </text:span><text:span text:style-name="T38">svou </text:span><text:span text:style-name="T37">nahlodanou duši od hříšné žádostivosti. Prorok nám slíbil, že tímto strachem nás Pán bude učit. A neslíbil učení pro všechny, ale jen pro ty, kteří je</text:span><text:span text:style-name="T45">j</text:span><text:span text:style-name="T37"> budou chtít </text:span><text:span text:style-name="T45">poslouchat</text:span><text:span text:style-name="T37">. Ne pro ty, kteří již dávno od něj odpadli, ale jen takové, k</text:span><text:span text:style-name="T38">teří</text:span><text:span text:style-name="T37"> k němu v touze po spasení přiběhnou.</text:span></text:p>
          </table:table-cell>
        </table:table-row>
        <table:table-row table:style-name="Tabulka1.1">
          <table:table-cell table:style-name="Tabulka1.A1" office:value-type="string">
            <text:p text:style-name="P23">Prima Die</text:p>
            <text:p text:style-name="P17">Incipit Nahum Prophéta.</text:p>
            <text:p text:style-name="P34">Lectio <text:span text:style-name="T131">j</text:span>. Cap. <text:span text:style-name="T171">1</text:span>.</text:p>
            <text:p text:style-name="P126">O<text:span text:style-name="T183">nus</text:span> Nínive: Liber visiónis Nahum Elcesæi. Deus æmulátor, et ulcíscens Dóminus: ulcíscens Dóminus, et habens furórem: ulcíscens Dóminus in hostes suos, et iráscens ipse inimícis suis. Dóminus pátiens, et magnus fortitúdine, et mundans non fáciet innocéntem. Dóminus in tempestáte, et túrbine viæ ejus, et nébulæ pulvis pedum ejus. Increpans mare, et exsíccans illud: et ómnia flúmina ad desértum dedúcens.</text:p>
            <text:p text:style-name="P127"/>
          </table:table-cell>
          <table:table-cell table:style-name="Tabulka1.A1" office:value-type="string">
            <text:p text:style-name="P145"/>
            <text:p text:style-name="P82"/>
            <text:p text:style-name="P82"/>
            <text:p text:style-name="P101"><text:span text:style-name="T197">Výnos</text:span><text:span text:style-name="T78"> o Ninive. Kniha vidění Nahuma Elkóšského. Hospodin je Bůh žárlivý a mstitel. Mstitel je Hospodin, vládce rozhořčený. Pomstou stíhá Hospodin své protivníky, hněvem pronásleduje nepřátele. Hospodin je shovívavý a velkorysý, ale viníka bez trestu neponechá. Jeho cesta vede vichřicí a bouří, mračna jsou prach zvířený jeho nohama. Oboří se na moře a vysuší je, všechny řeky </text:span><text:span text:style-name="T97">obrátí v poušť</text:span><text:span text:style-name="T78">. </text:span></text:p>
          </table:table-cell>
        </table:table-row>
        <table:table-row table:style-name="Tabulka1.1">
          <table:table-cell table:style-name="Tabulka1.A1" office:value-type="string">
            <text:p text:style-name="P32">Lectio <text:span text:style-name="T132">i</text:span>j.</text:p>
            <text:p text:style-name="P128">I<text:span text:style-name="T183">nfirmátus</text:span> est Basan, et Carmélus: et flos Líbani elánguit. Montes commóti sunt ab eo, et colles desoláti sunt: et contrémuit terra a fácie ejus, et orbis, et omnes habitántes in eo. Ante fáciem indignatiónis ejus quis stabit? et quis resístet in ira furóris ejus? indignátio ejus effúsa est ut ignis: et petræ dissolútæ sunt ab eo.</text:p>
            <text:p text:style-name="P16"/>
          </table:table-cell>
          <table:table-cell table:style-name="Tabulka1.A1" office:value-type="string">
            <text:p text:style-name="P6"/>
            <text:p text:style-name="P89"><text:span text:style-name="T183">Uvadá</text:span> Bášan a Karmel, vadne i výhonek <text:span text:style-name="T257">Libanonu.</text:span> Hory se před ním třesou, pahorky se zmítají, země <text:span text:style-name="T257">se třese </text:span>před jeho tváří, <text:span text:style-name="T257">i </text:span>svět a všichni, kteří <text:span text:style-name="T262">v</text:span> něm bydlí. Kdo odolá jeho hroznému hněvu? Kdo obstojí před jeho planoucím hněvem? Jeho rozhořčení sálá jak oheň, skály se před ním drolí. </text:p>
          </table:table-cell>
        </table:table-row>
        <table:table-row table:style-name="Tabulka1.1">
          <table:table-cell table:style-name="Tabulka1.A1" office:value-type="string">
            <text:p text:style-name="P32">Lectio <text:span text:style-name="T132">i</text:span>ij.</text:p>
            <text:p text:style-name="P128">B<text:span text:style-name="T183">onus</text:span> Dóminus, et confórtans in die tribulatiónis: et sciens sperántes in se: Et in dilúvio prætereúnte, consummatiónem fáciet loci ejus: et inimícos ejus persequéntur ténebræ. Quid cogitátis contra Dóminum? consummatiónem ipse fácíet: non consúrget duplex tribulátio. Quia sicut spinæ se ínvicem complectúntur, sic convívium eórum páriter potántium: consuméntur quasi stípula ariditáte plena.</text:p>
            <text:p text:style-name="P16"/>
          </table:table-cell>
          <table:table-cell table:style-name="Tabulka1.A1" office:value-type="string">
            <text:p text:style-name="P6"/>
            <text:p text:style-name="P111"><text:span text:style-name="T196">Hospodin</text:span><text:span text:style-name="T77"> je dobrý, je záštitou v den soužení, zná se k těm, kteří </text:span><text:span text:style-name="T98">v něho doufají</text:span><text:span text:style-name="T77">. Valící se povodní učiní konec tomuto místu, tma bude pronásledovat jeho nepřátele. Co zamýšlíte proti Hospodinu? On učiní konec. Soužení už podruhé nenastane. </text:span><text:span text:style-name="T98">Neboť jako trní se navzájem zapletou, stejně tak, jako budou svými </text:span><text:span text:style-name="T77">pitkami zpiti. Jako suché strniště budou zcela pozřeni ohněm. </text:span></text:p>
          </table:table-cell>
        </table:table-row>
        <table:table-row table:style-name="Tabulka1.1">
          <table:table-cell table:style-name="Tabulka1.A1" office:value-type="string">
            <text:p text:style-name="P20">Secunda Die</text:p>
            <text:p text:style-name="P18">Inc<text:span text:style-name="T171">í</text:span>pit Hábacuc Prophéta.</text:p>
            <text:p text:style-name="P34"><text:soft-page-break/>Lectio <text:span text:style-name="T131">j</text:span>. Cap. <text:span text:style-name="T171">1</text:span>.</text:p>
            <text:p text:style-name="P127">O<text:span text:style-name="T183">nus</text:span>, quod vidit Hábacuc Prophéta. Usqu<text:span text:style-name="T180">e</text:span>quo Dómine clamábo, et non exáudies? vociferábor ad te vim pátiens, et non salvábis? Quare ostendísti mihi iniquitátem, et labórem, vidére prædam et injustítiam contra me? et factum est judícium, et contradíctio poténtior. Propter hoc laceráta est lex, et non pervénit usque ad finem judícium: quia ímpius prævalet advérsus justum, proptérea egréditur judícium pervérsum.</text:p>
            <text:p text:style-name="P127"/>
          </table:table-cell>
          <table:table-cell table:style-name="Tabulka1.A1" office:value-type="string">
            <text:p text:style-name="P131"/>
            <text:p text:style-name="P82"/>
            <text:p text:style-name="P82"><text:soft-page-break/></text:p>
            <text:p text:style-name="P102"><text:span text:style-name="T200">Břemeno</text:span><text:span text:style-name="T78">, </text:span><text:span text:style-name="T113">které</text:span><text:span text:style-name="T78"> přijal ve vidění Prorok </text:span><text:span text:style-name="T99">Ha</text:span><text:span text:style-name="T78">bakuk. Jak dlouho již volám o pomoc, Hospodine, a ty neslyšíš? Úpím k tobě pro násilí, a ty nezachraňuješ? Proč mi dáváš vidět ničemnosti a mlčky na trápení hledíš? Doléhají na mne zhouba a násilí, rozrostly se spory a sváry. Proto je tak ochromen zákon a nikdy, </text:span><text:span text:style-name="T101">až do konce,</text:span><text:span text:style-name="T78"> se neprosadí právo. </text:span><text:span text:style-name="T100">Neboť bezbožný vítězí proti spravedlivému</text:span><text:span text:style-name="T78">, proto je právo tak překrouceno. </text:span></text:p>
          </table:table-cell>
        </table:table-row>
        <table:table-row table:style-name="Tabulka1.1">
          <table:table-cell table:style-name="Tabulka1.A1" office:value-type="string">
            <text:p text:style-name="P32">Lectio <text:span text:style-name="T132">i</text:span>j.</text:p>
            <text:p text:style-name="P128">A<text:span text:style-name="T183">spícite</text:span> in Géntibus, et vidéte: admirámini, et obstupéscite: quia opus factum est in diébus vestris, quod nemo credet cum narrábitur. Quia ecce ego suscitábo Chaldæos, gentem amáram, et velócem, ambulántem super latitúdinem terræ, ut possídeat tabernácula non sua. Horríbilis, et terríbilis est: ex semetípsa judícium, et onus ejus egrediétur.</text:p>
            <text:p text:style-name="P16"/>
          </table:table-cell>
          <table:table-cell table:style-name="Tabulka1.A1" office:value-type="string">
            <text:p text:style-name="P6"/>
            <text:p text:style-name="P121"><text:span text:style-name="T188">Pohleďte</text:span><text:span text:style-name="T19"> na </text:span><text:span text:style-name="T62">pohanské </text:span><text:span text:style-name="T56">Národy a vizte</text:span><text:span text:style-name="T19">! Ustrnete údivem nad tím, co vykonám za vašich dnů. Nebudete věřit, až se o tom bude vypravovat. Já totiž povolám </text:span><text:span text:style-name="T56">Ch</text:span><text:span text:style-name="T19">aldejce, národ krutý a prchlivý, jenž projde široširou zemí, aby se zmocnil příbytků, které mu nepatří. Je příšerný a hrozný, vyhlašuje vlastní svrchované právo.</text:span></text:p>
          </table:table-cell>
        </table:table-row>
        <table:table-row table:style-name="Tabulka1.1">
          <table:table-cell table:style-name="Tabulka1.A1" office:value-type="string">
            <text:p text:style-name="P32">Lectio <text:span text:style-name="T132">i</text:span>ij.</text:p>
            <text:p text:style-name="P128">L<text:span text:style-name="T183">evióres</text:span> pardis equi ejus, et velocióres lupis vespertínis; et diffundéntur équites ejus: équites namque ejus de longe vénient, volábunt quasi áquila festínans ad comedéndum. Omnes ad prædam vénient, fácies eórum ventus urens: et congregábit quasi arénam, captivitátem. Et ipse de régibus triumphábit, et tyránni ridiculi ejus erunt: ipse super omnem munitiónem ridébit, et comportábit ággerem, et cápiet eam.</text:p>
            <text:p text:style-name="P16"/>
          </table:table-cell>
          <table:table-cell table:style-name="Tabulka1.A1" office:value-type="string">
            <text:p text:style-name="P6"/>
            <text:p text:style-name="P112"><text:span text:style-name="T196">Jeho</text:span><text:span text:style-name="T77"> koně jsou hbitější než levharti, dravější než vlci za večera; jeho jezdci uhánějí tryskem, jeho jízda se zdaleka žene, letí jako orlice, jež spěchá za kořistí. Každý z nich se žene za </text:span><text:span text:style-name="T102">kořistí</text:span><text:span text:style-name="T77">, dychtivě míří vpřed </text:span><text:span text:style-name="T102">jako žhavý vichr</text:span><text:span text:style-name="T77">. Sebral zajatců jak písku. Z králů si tropí žerty, hodnostáři jsou mu k smíchu, každé pevnosti se směje, nahrne prach a dobude ji. </text:span></text:p>
          </table:table-cell>
        </table:table-row>
        <table:table-row table:style-name="Tabulka1.1">
          <table:table-cell table:style-name="Tabulka1.A1" office:value-type="string">
            <text:p text:style-name="P23"><text:span text:style-name="T179">Tertia</text:span> Die</text:p>
            <text:p text:style-name="P17">Incipit Sophonías Prophéta.</text:p>
            <text:p text:style-name="P34">Lectio <text:span text:style-name="T131">j</text:span>. Cap. <text:span text:style-name="T171">1</text:span>.</text:p>
            <text:p text:style-name="P126">V<text:span text:style-name="T183">erbum</text:span> Dómini, quod factum est ad Sophoníam fílium Chusi, fílii Godolíæ, fílii Amaríæ, fílii Ezecíæ, in diébus Josíæ fílii Amon regis Judæ. Cóngregans congregábo omnia a fácie terræ, dicit Dóminus: congregans hóminem, et pecus, cóngregans volatília cœli, et pisces maris: et ruínæ impiórum erunt: et dispérdam hómines a fácie terræ, dicit Dóminus.</text:p>
            <text:p text:style-name="P127"/>
          </table:table-cell>
          <table:table-cell table:style-name="Tabulka1.A1" office:value-type="string">
            <text:p text:style-name="P145"/>
            <text:p text:style-name="P82"/>
            <text:p text:style-name="P82"/>
            <text:p text:style-name="P103"><text:span text:style-name="T197">Slovo</text:span><text:span text:style-name="T78"> Hospodinovo, které se stalo k Sofonjášovi, synu Kúšiho, syna Gedaljáše, syna Amarjáše, syna Chizkijášova, za dnů judského krále Jóšijáše, syna Amónova. Sklidím z povrchu země úplně všechno, </text:span><text:span text:style-name="T103">pravil</text:span><text:span text:style-name="T78"> Hospodin. Sklidím lidi i dobytek, sklidím nebeské ptactvo i mořské ryby, </text:span><text:span text:style-name="T104">konec bude bezbožníkům</text:span><text:span text:style-name="T78">. Vyhladím člověka z povrchu země, </text:span><text:span text:style-name="T104">tak pravil</text:span><text:span text:style-name="T78"> Hospodin. </text:span></text:p>
          </table:table-cell>
        </table:table-row>
        <table:table-row table:style-name="Tabulka1.1">
          <table:table-cell table:style-name="Tabulka1.A1" office:value-type="string">
            <text:p text:style-name="P32">Lectio <text:span text:style-name="T132">i</text:span>j.</text:p>
            <text:p text:style-name="P128">E<text:span text:style-name="T183">t</text:span> exténdam manum meam super Judam, et super omnes habitántes Jerúsalem: et dispérdam de loco hoc relíquias Baal, et nómina ædituórum cum sacerdótibus: et eos, qui adórant super tecta milítiam cœli, et adórant, et jurant in Dómino, et jurant <text:soft-page-break/>in Melchom. Et qui avertúntur de post tergum Dómini, et qui non quæsiérunt Dóminum, nec investigavérunt eum. Siléte a fácie Dómini Dei: quia juxta est dies Dómini, quia præparávit Dóminus hóstiam, sanctificávit vocátos suos.</text:p>
            <text:p text:style-name="P16"/>
          </table:table-cell>
          <table:table-cell table:style-name="Tabulka1.A1" office:value-type="string">
            <text:p text:style-name="P6"/>
            <text:p text:style-name="P122"><text:span text:style-name="T195">Napřáhnu</text:span><text:span text:style-name="T50"> svou ruku na Judu, na všechny obyvatele Jeru</text:span><text:span text:style-name="T57">s</text:span><text:span text:style-name="T50">aléma, vyhladím z tohoto místa, co zůstalo z Baala, i jméno </text:span><text:span text:style-name="T58">věštců</text:span><text:span text:style-name="T50"> a kněží, rovněž ty, kdo se na střechách klanějí zástupu nebeskému, ty, kdo se klanějí </text:span><text:span text:style-name="T58">a přísahají</text:span><text:span text:style-name="T50"> Hospodinu a </text:span><text:span text:style-name="T70">hned zase </text:span><text:span text:style-name="T50">přísaha</text:span><text:soft-page-break/><text:span text:style-name="T50">jí při svém Melekovi. </text:span><text:span text:style-name="T58">T</text:span><text:span text:style-name="T50">y, kdo odpadli od Hospodina, kdo Hospodina nehledají a nedotazují se ho. Ztiš</text:span><text:span text:style-name="T58">te</text:span><text:span text:style-name="T50"> se před Panovníkem Hospodinem, vždyť den Hospodinův je blízko! Hospodin připravil oběť, </text:span><text:span text:style-name="T59">posvětil své, které povolal.</text:span><text:span text:style-name="T50"> </text:span></text:p>
          </table:table-cell>
        </table:table-row>
        <table:table-row table:style-name="Tabulka1.1">
          <table:table-cell table:style-name="Tabulka1.A1" office:value-type="string">
            <text:p text:style-name="P32">Lectio <text:span text:style-name="T132">i</text:span>ij.</text:p>
            <text:p text:style-name="P128">E<text:span text:style-name="T183">t</text:span> erit: in die hóstiæ Dómini visitábo super príncipes, et super fílios regis, et super omnes, qui indúti sunt veste peregrína: et visitábo super omnem, qui arrogánter ingréditur super limen in die illa: qui complent domum Dómini Dei sui iniquitáte et dolo.</text:p>
            <text:p text:style-name="P16"/>
          </table:table-cell>
          <table:table-cell table:style-name="Tabulka1.A1" office:value-type="string">
            <text:p text:style-name="P6"/>
            <text:p text:style-name="P113"><text:span text:style-name="T196">Stane</text:span><text:span text:style-name="T77"> se v den Hospodinov</text:span><text:span text:style-name="T105">y</text:span><text:span text:style-name="T77"> obět</text:span><text:span text:style-name="T105">i</text:span><text:span text:style-name="T77">: Ztrestám velmože i královské syny, všechny ty, kdo si oblékají cizokrajný šat; onoho dne ztrestám každého, kdo přeskakuje práh, ty, kdo naplňují dům svého Pána násilím a lstí. </text:span></text:p>
          </table:table-cell>
        </table:table-row>
        <table:table-row table:style-name="Tabulka1.1">
          <table:table-cell table:style-name="Tabulka1.A1" office:value-type="string">
            <text:p text:style-name="P20"><text:span text:style-name="T179">Quarta</text:span> Die</text:p>
            <text:p text:style-name="P18">Inc<text:span text:style-name="T171">í</text:span>pit Zacharías Prophéta.</text:p>
            <text:p text:style-name="P34">Lectio <text:span text:style-name="T131">j</text:span>. Cap. <text:span text:style-name="T171">1</text:span>.</text:p>
            <text:p text:style-name="P127">I<text:span text:style-name="T183">n</text:span> mense octávo in anno secúndo Darii regis factum est verbum Dómini ad Zachariam fílium Barach<text:span text:style-name="T181">í</text:span>æ fílii Addo Prophétam dicens: Irátus est Dóminus super patres vestros iracúndia; et dices ad eos: Hæc dicit Dóminus exercítuum: Convertímini ad me, ait Dóminus exercítuum, et convértar ad vos, dicit Dóminus exercítuum.</text:p>
            <text:p text:style-name="P127"/>
          </table:table-cell>
          <table:table-cell table:style-name="Tabulka1.A1" office:value-type="string">
            <text:p text:style-name="P131"/>
            <text:p text:style-name="P82"/>
            <text:p text:style-name="P82"/>
            <text:p text:style-name="P102"><text:span text:style-name="T197">Osmého</text:span><text:span text:style-name="T78"> měsíce druhého roku vlády </text:span><text:span text:style-name="T106">krále </text:span><text:span text:style-name="T78">Darei</text:span><text:span text:style-name="T106">a</text:span><text:span text:style-name="T78"> stalo se slovo Hospodinovo k Proroku Zacharjášovi, synu Berekjáše, syna Id</text:span><text:span text:style-name="T106">do</text:span><text:span text:style-name="T78">va: „Hospodin se hrozn</text:span><text:span text:style-name="T106">ým hněvem</text:span><text:span text:style-name="T78"> rozlítil na vaše otce. Řekni jim tedy: Toto praví Hospodin zástupů: Obraťte se ke mně, </text:span><text:span text:style-name="T106">řekl </text:span><text:span text:style-name="T78">Hospodina zástupů, a já se obrátím k vám, praví Hospodin zástupů. </text:span></text:p>
          </table:table-cell>
        </table:table-row>
        <table:table-row table:style-name="Tabulka1.1">
          <table:table-cell table:style-name="Tabulka1.A1" office:value-type="string">
            <text:p text:style-name="P32">Lectio <text:span text:style-name="T132">i</text:span>j.</text:p>
            <text:p text:style-name="P128">N<text:span text:style-name="T183">e</text:span> sitis sicut patres vestri, ad quos clamábant Prophétæ prióres dicéntes: Hæc dicit Dóminus exercítuum: Convertímini de viis vestris malis et de cogitatiónibus vestris péssimis; et non audiérunt neque attendérunt ad me, dicit Dóminus. Patres vestri ubi sunt? et Prophétæ numquid in sempitérnum vivent?</text:p>
            <text:p text:style-name="P16"/>
          </table:table-cell>
          <table:table-cell table:style-name="Tabulka1.A1" office:value-type="string">
            <text:p text:style-name="P6"/>
            <text:p text:style-name="P121"><text:span text:style-name="T188">Nebuďte</text:span><text:span text:style-name="T19"> jako vaši otcové, k nimž volávali dřívější </text:span><text:span text:style-name="T60">P</text:span><text:span text:style-name="T19">roroci: ,Toto praví Hospodin zástupů: Obraťte se přece od svých zlých cest a od svých </text:span><text:span text:style-name="T60">přešpatných plánů</text:span><text:span text:style-name="T19">!‘ Ale neposlechli, pozornost tomu nevěnovali, </text:span><text:span text:style-name="T60">pravil </text:span><text:span text:style-name="T19">Hospodin. Vaši otcové – kde jsou? A Proroci – mohli </text:span><text:span text:style-name="T60">snad </text:span><text:span text:style-name="T19">žít věčně? </text:span></text:p>
          </table:table-cell>
        </table:table-row>
        <table:table-row table:style-name="Tabulka1.1">
          <table:table-cell table:style-name="Tabulka1.A1" office:value-type="string">
            <text:p text:style-name="P32">Lectio <text:span text:style-name="T132">i</text:span>ij.</text:p>
            <text:p text:style-name="P128">V<text:span text:style-name="T183">erúmtamen</text:span> verba mea et legítima mea, quæ mandávi servis meis Prophétis, numquid non comprehendérunt patres vestros et convérsi sunt et dixérunt: Sicut cogitávit Dóminus exercítuum fácere nobis secúndum vias nostras et secúndum adinventiónes nostras, fecit nobis?</text:p>
            <text:p text:style-name="P16"/>
          </table:table-cell>
          <table:table-cell table:style-name="Tabulka1.A1" office:value-type="string">
            <text:p text:style-name="P6"/>
            <text:p text:style-name="P110"><text:span text:style-name="T196">Avšak</text:span><text:span text:style-name="T77"> moje slova a nařízení, která jsem přikázal svým služebníkům </text:span><text:span text:style-name="T107">P</text:span><text:span text:style-name="T77">rorokům, nezasáhla snad vaše otce? I obrátili se a přiznali: ,Jak si Hospodin zástupů předsevzal, že s námi naloží podle našich cest a podle našich skutků, tak s námi naložil.‘“</text:span></text:p>
          </table:table-cell>
        </table:table-row>
        <table:table-row table:style-name="Tabulka1.1">
          <table:table-cell table:style-name="Tabulka1.A1" office:value-type="string">
            <text:p text:style-name="P20"><text:span text:style-name="T179">Quinta</text:span> Die</text:p>
            <text:p text:style-name="P18">Inc<text:span text:style-name="T171">í</text:span>pit Malachías Prophéta.</text:p>
            <text:p text:style-name="P34">Lectio <text:span text:style-name="T131">j</text:span>. Cap. <text:span text:style-name="T171">1</text:span>.</text:p>
            <text:p text:style-name="P127">O<text:span text:style-name="T183">nus</text:span> verbi Dómini ad Israël in manu Malachíæ. Diléxi vos, dicit Dóminus, et dixístis: In quo dilexísti nos? Nonne frater erat Esau Jacob, dicit Dóminus, et diléxi Jacob, Esau autem ódio hábui et pósui montes ejus in solitúdinem <text:soft-page-break/>et hereditátem ejus in dracónes desérti? Quod si díxerit Idumæa: Destrúcti sumus, sed reverténtes ædificábimus quæ destrúcta sunt; hæc dicit Dóminus exercítuum: Isti ædificábunt, et ego déstruam; et vocabúntur términi impietátis et pópulus cui irátus est Dóminus usque in ætérnum.</text:p>
            <text:p text:style-name="P127"/>
          </table:table-cell>
          <table:table-cell table:style-name="Tabulka1.A1" office:value-type="string">
            <text:p text:style-name="P131"/>
            <text:p text:style-name="P82"/>
            <text:p text:style-name="P82"/>
            <text:p text:style-name="P102"><text:span text:style-name="T197">Výnos</text:span><text:span text:style-name="T78">. Slovo Hospodinovo o I</text:span><text:span text:style-name="T113">s</text:span><text:span text:style-name="T78">raeli skrze </text:span><text:span text:style-name="T71">svého posla </text:span><text:span text:style-name="T78">Malachiáše. „Zamiloval jsem si vás, praví Hospodin. Vy však se ptáte: ,Kde je důkaz, že sis nás zamiloval?‘ Což nebyl Ezau Jákobův bratr? </text:span><text:span text:style-name="T108">řekl</text:span><text:span text:style-name="T78"> Hospodin. Jákoba jsem si zami</text:span><text:soft-page-break/><text:span text:style-name="T78">loval, Ezaua jsem však nenáviděl. Proto jsem obrátil v poušť jeho hory, </text:span><text:span text:style-name="T109">potomstvo </text:span><text:span text:style-name="T78">jeho v </text:span><text:span text:style-name="T109">pouštní </text:span><text:span text:style-name="T78">šakaly.“ Říká-li Edóm: „Jsme zničeni, avšak na troskách budeme znovu stavět,“ praví Hospodin zástupů toto: „Jen ať si stavějí, já budu bořit.“ I nazvou je územím zvůle, lidem, na který Hospodin navěky zanevřel v hněvu. </text:span></text:p>
          </table:table-cell>
        </table:table-row>
        <table:table-row table:style-name="Tabulka1.1">
          <table:table-cell table:style-name="Tabulka1.A1" office:value-type="string">
            <text:p text:style-name="P32">Lectio <text:span text:style-name="T132">i</text:span>j.</text:p>
            <text:p text:style-name="P128">E<text:span text:style-name="T183">t</text:span> óculi vestri vidébunt, et vos dicétis: Magnificétur Dóminus super términum Israël. Fílius honórat patrem, et servus dóminum suum; si ergo Pater ego sum; ubi est honor meus? et, si Dóminus ego sum, ubi est timor meus? dicit Dóminus exercítuum ad vos, o sacerdótes, qui despícitis nomen meum et dixístis: In quo despéximus nomen tuum? Offértis super altáre meum panem pollútum et dícitis: In quo pollúimus te? In eo quod dícitis: Mensa Dómini despécta est.</text:p>
            <text:p text:style-name="P16"/>
          </table:table-cell>
          <table:table-cell table:style-name="Tabulka1.A1" office:value-type="string">
            <text:p text:style-name="P6"/>
            <text:p text:style-name="P121"><text:span text:style-name="T188">Na</text:span><text:span text:style-name="T19"> vlastní oči to spatříte a řeknete sami: „Hospodin je veliký i za pomezím I</text:span><text:span text:style-name="T62">s</text:span><text:span text:style-name="T19">raele.“ Syn ctí svého otce a služebník svého pána. „Jsem-li Otec, kde je úcta ke mně? Jsem-li Pán, kde je bázeň přede mnou, praví Hospodin zástupů </text:span><text:span text:style-name="T61">k </text:span><text:span text:style-name="T19">vám, kněží, kteří </text:span><text:span text:style-name="T61">pohrdáte</text:span><text:span text:style-name="T19"> m</text:span><text:span text:style-name="T61">ým</text:span><text:span text:style-name="T19"> jmén</text:span><text:span text:style-name="T61">em</text:span><text:span text:style-name="T19">. Ptáte se: ,</text:span><text:span text:style-name="T61">Jak pohrdáme</text:span><text:span text:style-name="T19"> tv</text:span><text:span text:style-name="T61">ým</text:span><text:span text:style-name="T19"> jmén</text:span><text:span text:style-name="T61">em</text:span><text:span text:style-name="T19">?‘ Přinášíte na můj oltář poskvrněný chléb a ptáte se: ,</text:span><text:span text:style-name="T61">Jak tebou pohrdáme</text:span><text:span text:style-name="T19">?‘ Tím, že říkáte, že Hospodinův stůl není třeba brát vážně.</text:span></text:p>
          </table:table-cell>
        </table:table-row>
        <table:table-row table:style-name="Tabulka1.1">
          <table:table-cell table:style-name="Tabulka1.A1" office:value-type="string">
            <text:p text:style-name="P32">Lectio <text:span text:style-name="T132">i</text:span>ij.</text:p>
            <text:p text:style-name="P128">S<text:span text:style-name="T183">i</text:span> offerátis cæcum ad immolándum, nonne malum est? et, si offerátis claudum et lánguidum, nonne malum est? Offer illud duci tuo, si placúerit ei aut si suscéperit fáciem tuam, dicit Dóminus exercítuum. Et nunc deprecámini vultum Dei, ut misereátur vestri (de manu enim vestra factum est hoc), si quómodo suscípiat fácies vestras, dicit Dóminus exercítuum. Quis est in vobis qui claudat óstia et incéndat altáre meum gratúito? Non est mihi volúntas in vobis, dicit Dóminus exercítuum et munus non suscípiam de manu vestra; ab ortu enim solis usque ad occásum magnum est nomen meum in <text:span text:style-name="T182">G</text:span>éntibus, et in omni loco sacrificátur, et offértur nómini meo oblátio munda, quia magnum est nomen meum in géntibus, dicit Dóminus exercítuum.</text:p>
            <text:p text:style-name="P16"/>
          </table:table-cell>
          <table:table-cell table:style-name="Tabulka1.A1" office:value-type="string">
            <text:p text:style-name="P6"/>
            <text:p text:style-name="P114"><text:span text:style-name="T196">Když</text:span><text:span text:style-name="T77"> přivádíte k oběti slepé zvíře, to není nic zlého? Když přivádíte kulhavé a nemocné, to není nic zlého? Jen to dones svému </text:span><text:span text:style-name="T110">panovníkovi</text:span><text:span text:style-name="T77">, získáš-li tak jeho přízeň a přijme-li tě, praví Hospodin zástupů. Tak tedy proste Boha o shovívavost, aby se nad námi smiloval, </text:span><text:span text:style-name="T110">(i když jste tak svou v</text:span><text:span text:style-name="T77">lastní rukou čin</text:span><text:span text:style-name="T110">i</text:span><text:span text:style-name="T77">li</text:span><text:span text:style-name="T110">)</text:span><text:span text:style-name="T77">. Cožpak mohu někoho z vás přijmout? praví Hospodin zástupů. Kéž by se mezi vámi našel někdo, kdo by zavřel dveře, abyste marně nezapalovali na mém oltáři oheň! Nemám ve vás zalíbení, praví Hospodin zástupů, a dary z vaší ruky </text:span><text:span text:style-name="T110">nepřijmu</text:span><text:span text:style-name="T77">. Od východu slunce až na západ bude mé jméno veliké mezi </text:span><text:span text:style-name="T110">N</text:span><text:span text:style-name="T77">árody </text:span><text:span text:style-name="T110">a n</text:span><text:span text:style-name="T77">a každém místě </text:span><text:span text:style-name="T111">se bude obětovat a </text:span><text:span text:style-name="T77">budou přinášet mému jménu </text:span><text:span text:style-name="T111">oběť</text:span><text:span text:style-name="T77"> čist</text:span><text:span text:style-name="T111">ou</text:span><text:span text:style-name="T77">. </text:span><text:span text:style-name="T111">Neboť veliké jest </text:span><text:span text:style-name="T77">mé jméno mezi </text:span><text:span text:style-name="T111">N</text:span><text:span text:style-name="T77">árody, praví Hospodin zástupů.“</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O.Cist.2" svg:font-family="'Linux Libertine S.O.Cist.'"/>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1"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 fo:font-family="'LTC Ornamental Initials'" style:font-style-name="Běžné"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3T14:20:41.718661064</meta:creation-date>
    <dc:date>2021-11-15T11:58:16.391000000</dc:date>
    <meta:editing-duration>PT17H5M17S</meta:editing-duration>
    <meta:editing-cycles>83</meta:editing-cycles>
    <meta:generator>LibreOffice/7.1.1.2$Windows_X86_64 LibreOffice_project/fe0b08f4af1bacafe4c7ecc87ce55bb426164676</meta:generator>
    <meta:document-statistic meta:table-count="1" meta:image-count="0" meta:object-count="0" meta:page-count="21" meta:paragraph-count="375" meta:word-count="11505" meta:character-count="71496" meta:non-whitespace-character-count="60262"/>
  </office:meta>
</office:document-meta>
</file>